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53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67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6" style:family="table-cell" style:parent-style-name="Default">
      <style:table-cell-properties fo:background-color="#ff0000"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0" style:family="table-cell" style:parent-style-name="Default">
      <style:table-cell-properties fo:border-bottom="1.76pt solid #000000" fo:background-color="#ffffa6" style:diagonal-bl-tr="none" style:diagonal-tl-br="none" fo:border-left="none" fo:padding="0.071cm" fo:border-right="1.76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2" style:family="table-cell" style:parent-style-name="Default">
      <style:table-cell-properties fo:border-bottom="none" fo:background-color="#ff0000" style:diagonal-bl-tr="none" style:diagonal-tl-br="none" fo:border-left="none" fo:padding="0.071cm" fo:border-right="1.76pt solid #000000" style:rotation-align="none" fo:border-top="1.76pt solid #000000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</office:automatic-styles>
  <office:body>
    <office:spreadsheet>
      <table:calculation-settings table:automatic-find-labels="false" table:use-regular-expressions="false" table:use-wildcards="true"/>
      <table:table table:name="д" table:style-name="ta1">
        <table:table-column table:style-name="co1" table:default-cell-style-name="ce2"/>
        <table:table-column table:style-name="co1" table:number-columns-repeated="2" table:default-cell-style-name="ce16"/>
        <table:table-column table:style-name="co1" table:default-cell-style-name="ce8"/>
        <table:table-column table:style-name="co1" table:number-columns-repeated="15" table:default-cell-style-name="ce6"/>
        <table:table-column table:style-name="co1" table:default-cell-style-name="ce8"/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4" calcext:value-type="float">
            <text:p>64</text:p>
          </table:table-cell>
          <table:table-cell table:style-name="ce5" office:value-type="float" office:value="73" calcext:value-type="float">
            <text:p>73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59" calcext:value-type="float">
            <text:p>59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33" calcext:value-type="float">
            <text:p>33</text:p>
          </table:table-cell>
          <table:table-cell table:style-name="ce22"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style-name="ce8" office:value-type="float" office:value="59" calcext:value-type="float">
            <text:p>59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style-name="ce8" office:value-type="float" office:value="27" calcext:value-type="float">
            <text:p>27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72" calcext:value-type="float">
            <text:p>72</text:p>
          </table:table-cell>
          <table:table-cell table:style-name="ce16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style-name="ce8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style-name="ce8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96" calcext:value-type="float">
            <text:p>96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6" calcext:value-type="float">
            <text:p>36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float" office:value="43" calcext:value-type="float">
            <text:p>43</text:p>
          </table:table-cell>
          <table:table-cell table:style-name="ce20" office:value-type="float" office:value="47" calcext:value-type="float">
            <text:p>47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2" table:style-name="ce7" office:value-type="float" office:value="66" calcext:value-type="float">
            <text:p>6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</table:table-row>
      </table:table>
      <table:table table:name="з" table:style-name="ta1">
        <table:table-column table:style-name="co3" table:default-cell-style-name="ce2"/>
        <table:table-column table:style-name="co3" table:number-columns-repeated="2" table:default-cell-style-name="ce16"/>
        <table:table-column table:style-name="co3" table:default-cell-style-name="ce8"/>
        <table:table-column table:style-name="co3" table:number-columns-repeated="15" table:default-cell-style-name="ce6"/>
        <table:table-column table:style-name="co3" table:default-cell-style-name="ce8"/>
        <table:table-column table:style-name="co3" table:number-columns-repeated="16364"/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4" calcext:value-type="float">
            <text:p>64</text:p>
          </table:table-cell>
          <table:table-cell table:style-name="ce5" office:value-type="float" office:value="73" calcext:value-type="float">
            <text:p>73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59" calcext:value-type="float">
            <text:p>59</text:p>
          </table:table-cell>
          <table:table-cell table:style-name="ce11" office:value-type="float" office:value="34" calcext:value-type="float">
            <text:p>34</text:p>
          </table:table-cell>
          <table:table-cell table:style-name="Default" table:number-columns-repeated="1636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33" calcext:value-type="float">
            <text:p>33</text:p>
          </table:table-cell>
          <table:table-cell table:style-name="ce2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6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table:style-name="ce8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style-name="ce8" office:value-type="float" office:value="59" calcext:value-type="float">
            <text:p>59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style-name="ce8" office:value-type="float" office:value="27" calcext:value-type="float">
            <text:p>27</text:p>
          </table:table-cell>
          <table:table-cell table:style-name="ce16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72" calcext:value-type="float">
            <text:p>72</text:p>
          </table:table-cell>
          <table:table-cell table:style-name="ce16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6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+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6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6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6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style-name="ce8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string" calcext:value-type="string">
            <text:p>+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style-name="ce8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96" calcext:value-type="float">
            <text:p>96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6" calcext:value-type="float">
            <text:p>36</text:p>
          </table:table-cell>
          <table:table-cell table:style-name="ce20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float" office:value="43" calcext:value-type="float">
            <text:p>43</text:p>
          </table:table-cell>
          <table:table-cell table:style-name="ce20" office:value-type="float" office:value="47" calcext:value-type="float">
            <text:p>47</text:p>
          </table:table-cell>
          <table:table-cell table:style-name="ce6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6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2" table:style-name="ce7" office:value-type="float" office:value="66" calcext:value-type="float">
            <text:p>6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 table:style-name="Default" table:number-columns-repeated="16364"/>
        </table:table-row>
      </table:table>
      <table:table table:name="min" table:style-name="ta1">
        <table:table-column table:style-name="co4" table:default-cell-style-name="ce2"/>
        <table:table-column table:style-name="co4" table:number-columns-repeated="2" table:default-cell-style-name="ce16"/>
        <table:table-column table:style-name="co4" table:default-cell-style-name="ce8"/>
        <table:table-column table:style-name="co4" table:number-columns-repeated="15" table:default-cell-style-name="ce6"/>
        <table:table-column table:style-name="co4" table:default-cell-style-name="ce8"/>
        <table:table-column table:style-name="co4" table:number-columns-repeated="16364"/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table:formula="of:=[.A1]+[$д.B1]" office:value-type="float" office:value="92" calcext:value-type="float">
            <text:p>92</text:p>
          </table:table-cell>
          <table:table-cell table:style-name="ce5" table:formula="of:=[.B1]+[$д.C1]" office:value-type="float" office:value="101" calcext:value-type="float">
            <text:p>101</text:p>
          </table:table-cell>
          <table:table-cell table:style-name="ce10" table:formula="of:=[.C1]+[$д.D1]" office:value-type="float" office:value="120" calcext:value-type="float">
            <text:p>120</text:p>
          </table:table-cell>
          <table:table-cell table:style-name="ce5" table:formula="of:=[.D1]+[$д.E1]" office:value-type="float" office:value="220" calcext:value-type="float">
            <text:p>220</text:p>
          </table:table-cell>
          <table:table-cell table:style-name="ce5" table:formula="of:=[.E1]+[$д.F1]" office:value-type="float" office:value="227" calcext:value-type="float">
            <text:p>227</text:p>
          </table:table-cell>
          <table:table-cell table:style-name="ce5" table:formula="of:=[.F1]+[$д.G1]" office:value-type="float" office:value="239" calcext:value-type="float">
            <text:p>239</text:p>
          </table:table-cell>
          <table:table-cell table:style-name="ce5" table:formula="of:=[.G1]+[$д.H1]" office:value-type="float" office:value="302" calcext:value-type="float">
            <text:p>302</text:p>
          </table:table-cell>
          <table:table-cell table:style-name="ce5" table:formula="of:=[.H1]+[$д.I1]" office:value-type="float" office:value="384" calcext:value-type="float">
            <text:p>384</text:p>
          </table:table-cell>
          <table:table-cell table:style-name="ce5" table:formula="of:=[.I1]+[$д.J1]" office:value-type="float" office:value="391" calcext:value-type="float">
            <text:p>391</text:p>
          </table:table-cell>
          <table:table-cell table:style-name="ce10" table:formula="of:=[.J1]+[$д.K1]" office:value-type="float" office:value="442" calcext:value-type="float">
            <text:p>442</text:p>
          </table:table-cell>
          <table:table-cell table:style-name="ce10" table:formula="of:=[.K1]+[$д.L1]" office:value-type="float" office:value="539" calcext:value-type="float">
            <text:p>539</text:p>
          </table:table-cell>
          <table:table-cell table:style-name="ce10" table:formula="of:=[.L1]+[$д.M1]" office:value-type="float" office:value="563" calcext:value-type="float">
            <text:p>563</text:p>
          </table:table-cell>
          <table:table-cell table:style-name="ce10" table:formula="of:=[.M1]+[$д.N1]" office:value-type="float" office:value="622" calcext:value-type="float">
            <text:p>622</text:p>
          </table:table-cell>
          <table:table-cell table:style-name="ce10" table:formula="of:=[.N1]+[$д.O1]" office:value-type="float" office:value="647" calcext:value-type="float">
            <text:p>647</text:p>
          </table:table-cell>
          <table:table-cell table:style-name="ce10" table:formula="of:=[.O1]+[$д.P1]" office:value-type="float" office:value="711" calcext:value-type="float">
            <text:p>711</text:p>
          </table:table-cell>
          <table:table-cell table:style-name="ce5" table:formula="of:=[.P1]+[$д.Q1]" office:value-type="float" office:value="784" calcext:value-type="float">
            <text:p>784</text:p>
          </table:table-cell>
          <table:table-cell table:style-name="ce10" table:formula="of:=[.Q1]+[$д.R1]" office:value-type="float" office:value="852" calcext:value-type="float">
            <text:p>852</text:p>
          </table:table-cell>
          <table:table-cell table:style-name="ce10" table:formula="of:=[.R1]+[$д.S1]" office:value-type="float" office:value="911" calcext:value-type="float">
            <text:p>911</text:p>
          </table:table-cell>
          <table:table-cell table:style-name="ce11" table:formula="of:=[.S1]+[$д.T1]" office:value-type="float" office:value="945" calcext:value-type="float">
            <text:p>945</text:p>
          </table:table-cell>
          <table:table-cell table:style-name="Default" table:number-columns-repeated="16364"/>
        </table:table-row>
        <table:table-row table:style-name="ro1">
          <table:table-cell table:formula="of:=[.A1]+[$д.A2]" office:value-type="float" office:value="81" calcext:value-type="float">
            <text:p>81</text:p>
          </table:table-cell>
          <table:table-cell table:formula="of:=MIN(IF([$з.B2]=&quot;+&quot;;10000;[.B1]);IF([$з.B2]=&quot;-&quot;;10000;[.A2]))+[$д.B2]" office:value-type="float" office:value="142" calcext:value-type="float">
            <text:p>142</text:p>
          </table:table-cell>
          <table:table-cell table:formula="of:=MIN(IF([$з.C2]=&quot;+&quot;;10000;[.C1]);IF([$з.C2]=&quot;-&quot;;10000;[.B2]))+[$д.C2]" office:value-type="float" office:value="120" calcext:value-type="float">
            <text:p>120</text:p>
          </table:table-cell>
          <table:table-cell table:formula="of:=MIN(IF([$з.D2]=&quot;+&quot;;10000;[.D1]);IF([$з.D2]=&quot;-&quot;;10000;[.C2]))+[$д.D2]" office:value-type="float" office:value="178" calcext:value-type="float">
            <text:p>178</text:p>
          </table:table-cell>
          <table:table-cell table:style-name="ce16" table:formula="of:=MIN(IF([$з.E2]=&quot;+&quot;;10000;[.E1]);IF([$з.E2]=&quot;-&quot;;10000;[.D2]))+[$д.E2]" office:value-type="float" office:value="274" calcext:value-type="float">
            <text:p>274</text:p>
          </table:table-cell>
          <table:table-cell table:style-name="ce16" table:formula="of:=MIN(IF([$з.F2]=&quot;+&quot;;10000;[.F1]);IF([$з.F2]=&quot;-&quot;;10000;[.E2]))+[$д.F2]" office:value-type="float" office:value="256" calcext:value-type="float">
            <text:p>256</text:p>
          </table:table-cell>
          <table:table-cell table:style-name="ce16" table:formula="of:=MIN(IF([$з.G2]=&quot;+&quot;;10000;[.G1]);IF([$з.G2]=&quot;-&quot;;10000;[.F2]))+[$д.G2]" office:value-type="float" office:value="311" calcext:value-type="float">
            <text:p>311</text:p>
          </table:table-cell>
          <table:table-cell table:style-name="ce16" table:formula="of:=MIN(IF([$з.H2]=&quot;+&quot;;10000;[.H1]);IF([$з.H2]=&quot;-&quot;;10000;[.G2]))+[$д.H2]" office:value-type="float" office:value="380" calcext:value-type="float">
            <text:p>380</text:p>
          </table:table-cell>
          <table:table-cell table:style-name="ce16" table:formula="of:=MIN(IF([$з.I2]=&quot;+&quot;;10000;[.I1]);IF([$з.I2]=&quot;-&quot;;10000;[.H2]))+[$д.I2]" office:value-type="float" office:value="413" calcext:value-type="float">
            <text:p>413</text:p>
          </table:table-cell>
          <table:table-cell table:style-name="ce22" table:formula="of:=MIN(IF([$з.J2]=&quot;+&quot;;10000;[.J1]);IF([$з.J2]=&quot;-&quot;;10000;[.I2]))+[$д.J2]" office:value-type="float" office:value="488" calcext:value-type="float">
            <text:p>488</text:p>
          </table:table-cell>
          <table:table-cell table:formula="of:=MIN(IF([$з.K2]=&quot;+&quot;;10000;[.K1]);IF([$з.K2]=&quot;-&quot;;10000;[.J2]))+[$д.K2]" office:value-type="float" office:value="535" calcext:value-type="float">
            <text:p>535</text:p>
          </table:table-cell>
          <table:table-cell table:formula="of:=MIN(IF([$з.L2]=&quot;+&quot;;10000;[.L1]);IF([$з.L2]=&quot;-&quot;;10000;[.K2]))+[$д.L2]" office:value-type="float" office:value="603" calcext:value-type="float">
            <text:p>603</text:p>
          </table:table-cell>
          <table:table-cell table:formula="of:=MIN(IF([$з.M2]=&quot;+&quot;;10000;[.M1]);IF([$з.M2]=&quot;-&quot;;10000;[.L2]))+[$д.M2]" office:value-type="float" office:value="629" calcext:value-type="float">
            <text:p>629</text:p>
          </table:table-cell>
          <table:table-cell table:formula="of:=MIN(IF([$з.N2]=&quot;+&quot;;10000;[.N1]);IF([$з.N2]=&quot;-&quot;;10000;[.M2]))+[$д.N2]" office:value-type="float" office:value="643" calcext:value-type="float">
            <text:p>643</text:p>
          </table:table-cell>
          <table:table-cell table:formula="of:=MIN(IF([$з.O2]=&quot;+&quot;;10000;[.O1]);IF([$з.O2]=&quot;-&quot;;10000;[.N2]))+[$д.O2]" office:value-type="float" office:value="682" calcext:value-type="float">
            <text:p>682</text:p>
          </table:table-cell>
          <table:table-cell table:style-name="ce8" table:formula="of:=MIN(IF([$з.P2]=&quot;+&quot;;10000;[.P1]);IF([$з.P2]=&quot;-&quot;;10000;[.O2]))+[$д.P2]" office:value-type="float" office:value="758" calcext:value-type="float">
            <text:p>758</text:p>
          </table:table-cell>
          <table:table-cell table:style-name="ce16" table:formula="of:=MIN(IF([$з.Q2]=&quot;+&quot;;10000;[.Q1]);IF([$з.Q2]=&quot;-&quot;;10000;[.P2]))+[$д.Q2]" office:value-type="float" office:value="835" calcext:value-type="float">
            <text:p>835</text:p>
          </table:table-cell>
          <table:table-cell table:formula="of:=MIN(IF([$з.R2]=&quot;+&quot;;10000;[.R1]);IF([$з.R2]=&quot;-&quot;;10000;[.Q2]))+[$д.R2]" office:value-type="float" office:value="949" calcext:value-type="float">
            <text:p>949</text:p>
          </table:table-cell>
          <table:table-cell table:formula="of:=MIN(IF([$з.S2]=&quot;+&quot;;10000;[.S1]);IF([$з.S2]=&quot;-&quot;;10000;[.R2]))+[$д.S2]" office:value-type="float" office:value="935" calcext:value-type="float">
            <text:p>935</text:p>
          </table:table-cell>
          <table:table-cell table:formula="of:=MIN(IF([$з.T2]=&quot;+&quot;;10000;[.T1]);IF([$з.T2]=&quot;-&quot;;10000;[.S2]))+[$д.T2]" office:value-type="float" office:value="962" calcext:value-type="float">
            <text:p>962</text:p>
          </table:table-cell>
          <table:table-cell table:style-name="Default" table:number-columns-repeated="16364"/>
        </table:table-row>
        <table:table-row table:style-name="ro1">
          <table:table-cell table:formula="of:=[.A2]+[$д.A3]" office:value-type="float" office:value="178" calcext:value-type="float">
            <text:p>178</text:p>
          </table:table-cell>
          <table:table-cell table:formula="of:=MIN(IF([$з.B3]=&quot;+&quot;;10000;[.B2]);IF([$з.B3]=&quot;-&quot;;10000;[.A3]))+[$д.B3]" office:value-type="float" office:value="219" calcext:value-type="float">
            <text:p>219</text:p>
          </table:table-cell>
          <table:table-cell table:formula="of:=MIN(IF([$з.C3]=&quot;+&quot;;10000;[.C2]);IF([$з.C3]=&quot;-&quot;;10000;[.B3]))+[$д.C3]" office:value-type="float" office:value="189" calcext:value-type="float">
            <text:p>189</text:p>
          </table:table-cell>
          <table:table-cell table:style-name="ce6" table:formula="of:=MIN(IF([$з.D3]=&quot;+&quot;;10000;[.D2]);IF([$з.D3]=&quot;-&quot;;10000;[.C3]))+[$д.D3]" office:value-type="float" office:value="270" calcext:value-type="float">
            <text:p>270</text:p>
          </table:table-cell>
          <table:table-cell table:formula="of:=MIN(IF([$з.E3]=&quot;+&quot;;10000;[.E2]);IF([$з.E3]=&quot;-&quot;;10000;[.D3]))+[$д.E3]" office:value-type="float" office:value="284" calcext:value-type="float">
            <text:p>284</text:p>
          </table:table-cell>
          <table:table-cell table:formula="of:=MIN(IF([$з.F3]=&quot;+&quot;;10000;[.F2]);IF([$з.F3]=&quot;-&quot;;10000;[.E3]))+[$д.F3]" office:value-type="float" office:value="330" calcext:value-type="float">
            <text:p>330</text:p>
          </table:table-cell>
          <table:table-cell table:formula="of:=MIN(IF([$з.G3]=&quot;+&quot;;10000;[.G2]);IF([$з.G3]=&quot;-&quot;;10000;[.F3]))+[$д.G3]" office:value-type="float" office:value="351" calcext:value-type="float">
            <text:p>351</text:p>
          </table:table-cell>
          <table:table-cell table:formula="of:=MIN(IF([$з.H3]=&quot;+&quot;;10000;[.H2]);IF([$з.H3]=&quot;-&quot;;10000;[.G3]))+[$д.H3]" office:value-type="float" office:value="418" calcext:value-type="float">
            <text:p>418</text:p>
          </table:table-cell>
          <table:table-cell table:formula="of:=MIN(IF([$з.I3]=&quot;+&quot;;10000;[.I2]);IF([$з.I3]=&quot;-&quot;;10000;[.H3]))+[$д.I3]" office:value-type="float" office:value="432" calcext:value-type="float">
            <text:p>432</text:p>
          </table:table-cell>
          <table:table-cell table:style-name="ce8" table:formula="of:=MIN(IF([$з.J3]=&quot;+&quot;;10000;[.J2]);IF([$з.J3]=&quot;-&quot;;10000;[.I3]))+[$д.J3]" office:value-type="float" office:value="483" calcext:value-type="float">
            <text:p>483</text:p>
          </table:table-cell>
          <table:table-cell table:formula="of:=MIN(IF([$з.K3]=&quot;+&quot;;10000;[.K2]);IF([$з.K3]=&quot;-&quot;;10000;[.J3]))+[$д.K3]" office:value-type="float" office:value="602" calcext:value-type="float">
            <text:p>602</text:p>
          </table:table-cell>
          <table:table-cell table:formula="of:=MIN(IF([$з.L3]=&quot;+&quot;;10000;[.L2]);IF([$з.L3]=&quot;-&quot;;10000;[.K3]))+[$д.L3]" office:value-type="float" office:value="624" calcext:value-type="float">
            <text:p>624</text:p>
          </table:table-cell>
          <table:table-cell table:formula="of:=MIN(IF([$з.M3]=&quot;+&quot;;10000;[.M2]);IF([$з.M3]=&quot;-&quot;;10000;[.L3]))+[$д.M3]" office:value-type="float" office:value="701" calcext:value-type="float">
            <text:p>701</text:p>
          </table:table-cell>
          <table:table-cell table:formula="of:=MIN(IF([$з.N3]=&quot;+&quot;;10000;[.N2]);IF([$з.N3]=&quot;-&quot;;10000;[.M3]))+[$д.N3]" office:value-type="float" office:value="713" calcext:value-type="float">
            <text:p>713</text:p>
          </table:table-cell>
          <table:table-cell table:formula="of:=MIN(IF([$з.O3]=&quot;+&quot;;10000;[.O2]);IF([$з.O3]=&quot;-&quot;;10000;[.N3]))+[$д.O3]" office:value-type="float" office:value="750" calcext:value-type="float">
            <text:p>750</text:p>
          </table:table-cell>
          <table:table-cell table:style-name="ce8" table:formula="of:=MIN(IF([$з.P3]=&quot;+&quot;;10000;[.P2]);IF([$з.P3]=&quot;-&quot;;10000;[.O3]))+[$д.P3]" office:value-type="float" office:value="809" calcext:value-type="float">
            <text:p>809</text:p>
          </table:table-cell>
          <table:table-cell table:style-name="ce16" table:formula="of:=MIN(IF([$з.Q3]=&quot;+&quot;;10000;[.Q2]);IF([$з.Q3]=&quot;-&quot;;10000;[.P3]))+[$д.Q3]" office:value-type="float" office:value="821" calcext:value-type="float">
            <text:p>821</text:p>
          </table:table-cell>
          <table:table-cell table:formula="of:=MIN(IF([$з.R3]=&quot;+&quot;;10000;[.R2]);IF([$з.R3]=&quot;-&quot;;10000;[.Q3]))+[$д.R3]" office:value-type="float" office:value="1045" calcext:value-type="float">
            <text:p>1045</text:p>
          </table:table-cell>
          <table:table-cell table:formula="of:=MIN(IF([$з.S3]=&quot;+&quot;;10000;[.S2]);IF([$з.S3]=&quot;-&quot;;10000;[.R3]))+[$д.S3]" office:value-type="float" office:value="936" calcext:value-type="float">
            <text:p>936</text:p>
          </table:table-cell>
          <table:table-cell table:formula="of:=MIN(IF([$з.T3]=&quot;+&quot;;10000;[.T2]);IF([$з.T3]=&quot;-&quot;;10000;[.S3]))+[$д.T3]" office:value-type="float" office:value="937" calcext:value-type="float">
            <text:p>937</text:p>
          </table:table-cell>
          <table:table-cell table:style-name="Default" table:number-columns-repeated="16364"/>
        </table:table-row>
        <table:table-row table:style-name="ro1">
          <table:table-cell table:formula="of:=[.A3]+[$д.A4]" office:value-type="float" office:value="237" calcext:value-type="float">
            <text:p>237</text:p>
          </table:table-cell>
          <table:table-cell table:formula="of:=MIN(IF([$з.B4]=&quot;+&quot;;10000;[.B3]);IF([$з.B4]=&quot;-&quot;;10000;[.A4]))+[$д.B4]" office:value-type="float" office:value="315" calcext:value-type="float">
            <text:p>315</text:p>
          </table:table-cell>
          <table:table-cell table:formula="of:=MIN(IF([$з.C4]=&quot;+&quot;;10000;[.C3]);IF([$з.C4]=&quot;-&quot;;10000;[.B4]))+[$д.C4]" office:value-type="float" office:value="249" calcext:value-type="float">
            <text:p>249</text:p>
          </table:table-cell>
          <table:table-cell table:style-name="ce6" table:formula="of:=MIN(IF([$з.D4]=&quot;+&quot;;10000;[.D3]);IF([$з.D4]=&quot;-&quot;;10000;[.C4]))+[$д.D4]" office:value-type="float" office:value="295" calcext:value-type="float">
            <text:p>295</text:p>
          </table:table-cell>
          <table:table-cell table:formula="of:=MIN(IF([$з.E4]=&quot;+&quot;;10000;[.E3]);IF([$з.E4]=&quot;-&quot;;10000;[.D4]))+[$д.E4]" office:value-type="float" office:value="374" calcext:value-type="float">
            <text:p>374</text:p>
          </table:table-cell>
          <table:table-cell table:formula="of:=MIN(IF([$з.F4]=&quot;+&quot;;10000;[.F3]);IF([$з.F4]=&quot;-&quot;;10000;[.E4]))+[$д.F4]" office:value-type="float" office:value="350" calcext:value-type="float">
            <text:p>350</text:p>
          </table:table-cell>
          <table:table-cell table:formula="of:=MIN(IF([$з.G4]=&quot;+&quot;;10000;[.G3]);IF([$з.G4]=&quot;-&quot;;10000;[.F4]))+[$д.G4]" office:value-type="float" office:value="414" calcext:value-type="float">
            <text:p>414</text:p>
          </table:table-cell>
          <table:table-cell table:formula="of:=MIN(IF([$з.H4]=&quot;+&quot;;10000;[.H3]);IF([$з.H4]=&quot;-&quot;;10000;[.G4]))+[$д.H4]" office:value-type="float" office:value="514" calcext:value-type="float">
            <text:p>514</text:p>
          </table:table-cell>
          <table:table-cell table:formula="of:=MIN(IF([$з.I4]=&quot;+&quot;;10000;[.I3]);IF([$з.I4]=&quot;-&quot;;10000;[.H4]))+[$д.I4]" office:value-type="float" office:value="489" calcext:value-type="float">
            <text:p>489</text:p>
          </table:table-cell>
          <table:table-cell table:style-name="ce8" table:formula="of:=MIN(IF([$з.J4]=&quot;+&quot;;10000;[.J3]);IF([$з.J4]=&quot;-&quot;;10000;[.I4]))+[$д.J4]" office:value-type="float" office:value="544" calcext:value-type="float">
            <text:p>544</text:p>
          </table:table-cell>
          <table:table-cell table:formula="of:=MIN(IF([$з.K4]=&quot;+&quot;;10000;[.K3]);IF([$з.K4]=&quot;-&quot;;10000;[.J4]))+[$д.K4]" office:value-type="float" office:value="622" calcext:value-type="float">
            <text:p>622</text:p>
          </table:table-cell>
          <table:table-cell table:formula="of:=MIN(IF([$з.L4]=&quot;+&quot;;10000;[.L3]);IF([$з.L4]=&quot;-&quot;;10000;[.K4]))+[$д.L4]" office:value-type="float" office:value="627" calcext:value-type="float">
            <text:p>627</text:p>
          </table:table-cell>
          <table:table-cell table:formula="of:=MIN(IF([$з.M4]=&quot;+&quot;;10000;[.M3]);IF([$з.M4]=&quot;-&quot;;10000;[.L4]))+[$д.M4]" office:value-type="float" office:value="707" calcext:value-type="float">
            <text:p>707</text:p>
          </table:table-cell>
          <table:table-cell table:formula="of:=MIN(IF([$з.N4]=&quot;+&quot;;10000;[.N3]);IF([$з.N4]=&quot;-&quot;;10000;[.M4]))+[$д.N4]" office:value-type="float" office:value="740" calcext:value-type="float">
            <text:p>740</text:p>
          </table:table-cell>
          <table:table-cell table:formula="of:=MIN(IF([$з.O4]=&quot;+&quot;;10000;[.O3]);IF([$з.O4]=&quot;-&quot;;10000;[.N4]))+[$д.O4]" office:value-type="float" office:value="838" calcext:value-type="float">
            <text:p>838</text:p>
          </table:table-cell>
          <table:table-cell table:style-name="ce8" table:formula="of:=MIN(IF([$з.P4]=&quot;+&quot;;10000;[.P3]);IF([$з.P4]=&quot;-&quot;;10000;[.O4]))+[$д.P4]" office:value-type="float" office:value="836" calcext:value-type="float">
            <text:p>836</text:p>
          </table:table-cell>
          <table:table-cell table:style-name="ce16" table:formula="of:=MIN(IF([$з.Q4]=&quot;+&quot;;10000;[.Q3]);IF([$з.Q4]=&quot;-&quot;;10000;[.P4]))+[$д.Q4]" office:value-type="float" office:value="921" calcext:value-type="float">
            <text:p>921</text:p>
          </table:table-cell>
          <table:table-cell table:formula="of:=MIN(IF([$з.R4]=&quot;+&quot;;10000;[.R3]);IF([$з.R4]=&quot;-&quot;;10000;[.Q4]))+[$д.R4]" office:value-type="float" office:value="1085" calcext:value-type="float">
            <text:p>1085</text:p>
          </table:table-cell>
          <table:table-cell table:formula="of:=MIN(IF([$з.S4]=&quot;+&quot;;10000;[.S3]);IF([$з.S4]=&quot;-&quot;;10000;[.R4]))+[$д.S4]" office:value-type="float" office:value="966" calcext:value-type="float">
            <text:p>966</text:p>
          </table:table-cell>
          <table:table-cell table:formula="of:=MIN(IF([$з.T4]=&quot;+&quot;;10000;[.T3]);IF([$з.T4]=&quot;-&quot;;10000;[.S4]))+[$д.T4]" office:value-type="float" office:value="991" calcext:value-type="float">
            <text:p>991</text:p>
          </table:table-cell>
          <table:table-cell table:style-name="Default" table:number-columns-repeated="16364"/>
        </table:table-row>
        <table:table-row table:style-name="ro1">
          <table:table-cell table:formula="of:=[.A4]+[$д.A5]" office:value-type="float" office:value="245" calcext:value-type="float">
            <text:p>245</text:p>
          </table:table-cell>
          <table:table-cell table:formula="of:=MIN(IF([$з.B5]=&quot;+&quot;;10000;[.B4]);IF([$з.B5]=&quot;-&quot;;10000;[.A5]))+[$д.B5]" office:value-type="float" office:value="268" calcext:value-type="float">
            <text:p>268</text:p>
          </table:table-cell>
          <table:table-cell table:formula="of:=MIN(IF([$з.C5]=&quot;+&quot;;10000;[.C4]);IF([$з.C5]=&quot;-&quot;;10000;[.B5]))+[$д.C5]" office:value-type="float" office:value="327" calcext:value-type="float">
            <text:p>327</text:p>
          </table:table-cell>
          <table:table-cell table:style-name="ce6" table:formula="of:=MIN(IF([$з.D5]=&quot;+&quot;;10000;[.D4]);IF([$з.D5]=&quot;-&quot;;10000;[.C5]))+[$д.D5]" office:value-type="float" office:value="344" calcext:value-type="float">
            <text:p>344</text:p>
          </table:table-cell>
          <table:table-cell table:formula="of:=MIN(IF([$з.E5]=&quot;+&quot;;10000;[.E4]);IF([$з.E5]=&quot;-&quot;;10000;[.D5]))+[$д.E5]" office:value-type="float" office:value="379" calcext:value-type="float">
            <text:p>379</text:p>
          </table:table-cell>
          <table:table-cell table:formula="of:=MIN(IF([$з.F5]=&quot;+&quot;;10000;[.F4]);IF([$з.F5]=&quot;-&quot;;10000;[.E5]))+[$д.F5]" office:value-type="float" office:value="370" calcext:value-type="float">
            <text:p>370</text:p>
          </table:table-cell>
          <table:table-cell table:formula="of:=MIN(IF([$з.G5]=&quot;+&quot;;10000;[.G4]);IF([$з.G5]=&quot;-&quot;;10000;[.F5]))+[$д.G5]" office:value-type="float" office:value="417" calcext:value-type="float">
            <text:p>417</text:p>
          </table:table-cell>
          <table:table-cell table:formula="of:=MIN(IF([$з.H5]=&quot;+&quot;;10000;[.H4]);IF([$з.H5]=&quot;-&quot;;10000;[.G5]))+[$д.H5]" office:value-type="float" office:value="433" calcext:value-type="float">
            <text:p>433</text:p>
          </table:table-cell>
          <table:table-cell table:formula="of:=MIN(IF([$з.I5]=&quot;+&quot;;10000;[.I4]);IF([$з.I5]=&quot;-&quot;;10000;[.H5]))+[$д.I5]" office:value-type="float" office:value="525" calcext:value-type="float">
            <text:p>525</text:p>
          </table:table-cell>
          <table:table-cell table:formula="of:=MIN(IF([$з.J5]=&quot;+&quot;;10000;[.J4]);IF([$з.J5]=&quot;-&quot;;10000;[.I5]))+[$д.J5]" office:value-type="float" office:value="571" calcext:value-type="float">
            <text:p>571</text:p>
          </table:table-cell>
          <table:table-cell table:formula="of:=MIN(IF([$з.K5]=&quot;+&quot;;10000;[.K4]);IF([$з.K5]=&quot;-&quot;;10000;[.J5]))+[$д.K5]" office:value-type="float" office:value="665" calcext:value-type="float">
            <text:p>665</text:p>
          </table:table-cell>
          <table:table-cell table:formula="of:=MIN(IF([$з.L5]=&quot;+&quot;;10000;[.L4]);IF([$з.L5]=&quot;-&quot;;10000;[.K5]))+[$д.L5]" office:value-type="float" office:value="692" calcext:value-type="float">
            <text:p>692</text:p>
          </table:table-cell>
          <table:table-cell table:formula="of:=MIN(IF([$з.M5]=&quot;+&quot;;10000;[.M4]);IF([$з.M5]=&quot;-&quot;;10000;[.L5]))+[$д.M5]" office:value-type="float" office:value="723" calcext:value-type="float">
            <text:p>723</text:p>
          </table:table-cell>
          <table:table-cell table:formula="of:=MIN(IF([$з.N5]=&quot;+&quot;;10000;[.N4]);IF([$з.N5]=&quot;-&quot;;10000;[.M5]))+[$д.N5]" office:value-type="float" office:value="728" calcext:value-type="float">
            <text:p>728</text:p>
          </table:table-cell>
          <table:table-cell table:formula="of:=MIN(IF([$з.O5]=&quot;+&quot;;10000;[.O4]);IF([$з.O5]=&quot;-&quot;;10000;[.N5]))+[$д.O5]" office:value-type="float" office:value="806" calcext:value-type="float">
            <text:p>806</text:p>
          </table:table-cell>
          <table:table-cell table:style-name="ce8" table:formula="of:=MIN(IF([$з.P5]=&quot;+&quot;;10000;[.P4]);IF([$з.P5]=&quot;-&quot;;10000;[.O5]))+[$д.P5]" office:value-type="float" office:value="878" calcext:value-type="float">
            <text:p>878</text:p>
          </table:table-cell>
          <table:table-cell table:style-name="ce16" table:formula="of:=MIN(IF([$з.Q5]=&quot;+&quot;;10000;[.Q4]);IF([$з.Q5]=&quot;-&quot;;10000;[.P5]))+[$д.Q5]" office:value-type="float" office:value="935" calcext:value-type="float">
            <text:p>935</text:p>
          </table:table-cell>
          <table:table-cell table:formula="of:=MIN(IF([$з.R5]=&quot;+&quot;;10000;[.R4]);IF([$з.R5]=&quot;-&quot;;10000;[.Q5]))+[$д.R5]" office:value-type="float" office:value="1094" calcext:value-type="float">
            <text:p>1094</text:p>
          </table:table-cell>
          <table:table-cell table:formula="of:=MIN(IF([$з.S5]=&quot;+&quot;;10000;[.S4]);IF([$з.S5]=&quot;-&quot;;10000;[.R5]))+[$д.S5]" office:value-type="float" office:value="1047" calcext:value-type="float">
            <text:p>1047</text:p>
          </table:table-cell>
          <table:table-cell table:formula="of:=MIN(IF([$з.T5]=&quot;+&quot;;10000;[.T4]);IF([$з.T5]=&quot;-&quot;;10000;[.S5]))+[$д.T5]" office:value-type="float" office:value="1054" calcext:value-type="float">
            <text:p>1054</text:p>
          </table:table-cell>
          <table:table-cell table:style-name="Default" table:number-columns-repeated="16364"/>
        </table:table-row>
        <table:table-row table:style-name="ro1">
          <table:table-cell table:formula="of:=[.A5]+[$д.A6]" office:value-type="float" office:value="337" calcext:value-type="float">
            <text:p>337</text:p>
          </table:table-cell>
          <table:table-cell table:formula="of:=MIN(IF([$з.B6]=&quot;+&quot;;10000;[.B5]);IF([$з.B6]=&quot;-&quot;;10000;[.A6]))+[$д.B6]" office:value-type="float" office:value="294" calcext:value-type="float">
            <text:p>294</text:p>
          </table:table-cell>
          <table:table-cell table:formula="of:=MIN(IF([$з.C6]=&quot;+&quot;;10000;[.C5]);IF([$з.C6]=&quot;-&quot;;10000;[.B6]))+[$д.C6]" office:value-type="float" office:value="384" calcext:value-type="float">
            <text:p>384</text:p>
          </table:table-cell>
          <table:table-cell table:style-name="ce6" table:formula="of:=MIN(IF([$з.D6]=&quot;+&quot;;10000;[.D5]);IF([$з.D6]=&quot;-&quot;;10000;[.C6]))+[$д.D6]" office:value-type="float" office:value="359" calcext:value-type="float">
            <text:p>359</text:p>
          </table:table-cell>
          <table:table-cell table:formula="of:=MIN(IF([$з.E6]=&quot;+&quot;;10000;[.E5]);IF([$з.E6]=&quot;-&quot;;10000;[.D6]))+[$д.E6]" office:value-type="float" office:value="375" calcext:value-type="float">
            <text:p>375</text:p>
          </table:table-cell>
          <table:table-cell table:formula="of:=MIN(IF([$з.F6]=&quot;+&quot;;10000;[.F5]);IF([$з.F6]=&quot;-&quot;;10000;[.E6]))+[$д.F6]" office:value-type="float" office:value="392" calcext:value-type="float">
            <text:p>392</text:p>
          </table:table-cell>
          <table:table-cell table:formula="of:=MIN(IF([$з.G6]=&quot;+&quot;;10000;[.G5]);IF([$з.G6]=&quot;-&quot;;10000;[.F6]))+[$д.G6]" office:value-type="float" office:value="459" calcext:value-type="float">
            <text:p>459</text:p>
          </table:table-cell>
          <table:table-cell table:formula="of:=MIN(IF([$з.H6]=&quot;+&quot;;10000;[.H5]);IF([$з.H6]=&quot;-&quot;;10000;[.G6]))+[$д.H6]" office:value-type="float" office:value="485" calcext:value-type="float">
            <text:p>485</text:p>
          </table:table-cell>
          <table:table-cell table:formula="of:=MIN(IF([$з.I6]=&quot;+&quot;;10000;[.I5]);IF([$з.I6]=&quot;-&quot;;10000;[.H6]))+[$д.I6]" office:value-type="float" office:value="539" calcext:value-type="float">
            <text:p>539</text:p>
          </table:table-cell>
          <table:table-cell table:formula="of:=MIN(IF([$з.J6]=&quot;+&quot;;10000;[.J5]);IF([$з.J6]=&quot;-&quot;;10000;[.I6]))+[$д.J6]" office:value-type="float" office:value="552" calcext:value-type="float">
            <text:p>552</text:p>
          </table:table-cell>
          <table:table-cell table:formula="of:=MIN(IF([$з.K6]=&quot;+&quot;;10000;[.K5]);IF([$з.K6]=&quot;-&quot;;10000;[.J6]))+[$д.K6]" office:value-type="float" office:value="591" calcext:value-type="float">
            <text:p>591</text:p>
          </table:table-cell>
          <table:table-cell table:formula="of:=MIN(IF([$з.L6]=&quot;+&quot;;10000;[.L5]);IF([$з.L6]=&quot;-&quot;;10000;[.K6]))+[$д.L6]" office:value-type="float" office:value="644" calcext:value-type="float">
            <text:p>644</text:p>
          </table:table-cell>
          <table:table-cell table:formula="of:=MIN(IF([$з.M6]=&quot;+&quot;;10000;[.M5]);IF([$з.M6]=&quot;-&quot;;10000;[.L6]))+[$д.M6]" office:value-type="float" office:value="669" calcext:value-type="float">
            <text:p>669</text:p>
          </table:table-cell>
          <table:table-cell table:formula="of:=MIN(IF([$з.N6]=&quot;+&quot;;10000;[.N5]);IF([$з.N6]=&quot;-&quot;;10000;[.M6]))+[$д.N6]" office:value-type="float" office:value="752" calcext:value-type="float">
            <text:p>752</text:p>
          </table:table-cell>
          <table:table-cell table:formula="of:=MIN(IF([$з.O6]=&quot;+&quot;;10000;[.O5]);IF([$з.O6]=&quot;-&quot;;10000;[.N6]))+[$д.O6]" office:value-type="float" office:value="794" calcext:value-type="float">
            <text:p>794</text:p>
          </table:table-cell>
          <table:table-cell table:formula="of:=MIN(IF([$з.P6]=&quot;+&quot;;10000;[.P5]);IF([$з.P6]=&quot;-&quot;;10000;[.O6]))+[$д.P6]" office:value-type="float" office:value="823" calcext:value-type="float">
            <text:p>823</text:p>
          </table:table-cell>
          <table:table-cell table:formula="of:=MIN(IF([$з.Q6]=&quot;+&quot;;10000;[.Q5]);IF([$з.Q6]=&quot;-&quot;;10000;[.P6]))+[$д.Q6]" office:value-type="float" office:value="895" calcext:value-type="float">
            <text:p>895</text:p>
          </table:table-cell>
          <table:table-cell table:formula="of:=MIN(IF([$з.R6]=&quot;+&quot;;10000;[.R5]);IF([$з.R6]=&quot;-&quot;;10000;[.Q6]))+[$д.R6]" office:value-type="float" office:value="966" calcext:value-type="float">
            <text:p>966</text:p>
          </table:table-cell>
          <table:table-cell table:formula="of:=MIN(IF([$з.S6]=&quot;+&quot;;10000;[.S5]);IF([$з.S6]=&quot;-&quot;;10000;[.R6]))+[$д.S6]" office:value-type="float" office:value="971" calcext:value-type="float">
            <text:p>971</text:p>
          </table:table-cell>
          <table:table-cell table:formula="of:=MIN(IF([$з.T6]=&quot;+&quot;;10000;[.T5]);IF([$з.T6]=&quot;-&quot;;10000;[.S6]))+[$д.T6]" office:value-type="float" office:value="1020" calcext:value-type="float">
            <text:p>1020</text:p>
          </table:table-cell>
          <table:table-cell table:style-name="Default" table:number-columns-repeated="16364"/>
        </table:table-row>
        <table:table-row table:style-name="ro1">
          <table:table-cell table:formula="of:=[.A6]+[$д.A7]" office:value-type="float" office:value="420" calcext:value-type="float">
            <text:p>420</text:p>
          </table:table-cell>
          <table:table-cell table:formula="of:=MIN(IF([$з.B7]=&quot;+&quot;;10000;[.B6]);IF([$з.B7]=&quot;-&quot;;10000;[.A7]))+[$д.B7]" office:value-type="float" office:value="390" calcext:value-type="float">
            <text:p>390</text:p>
          </table:table-cell>
          <table:table-cell table:formula="of:=MIN(IF([$з.C7]=&quot;+&quot;;10000;[.C6]);IF([$з.C7]=&quot;-&quot;;10000;[.B7]))+[$д.C7]" office:value-type="float" office:value="398" calcext:value-type="float">
            <text:p>398</text:p>
          </table:table-cell>
          <table:table-cell table:formula="of:=MIN(IF([$з.D7]=&quot;+&quot;;10000;[.D6]);IF([$з.D7]=&quot;-&quot;;10000;[.C7]))+[$д.D7]" office:value-type="float" office:value="370" calcext:value-type="float">
            <text:p>370</text:p>
          </table:table-cell>
          <table:table-cell table:formula="of:=MIN(IF([$з.E7]=&quot;+&quot;;10000;[.E6]);IF([$з.E7]=&quot;-&quot;;10000;[.D7]))+[$д.E7]" office:value-type="float" office:value="418" calcext:value-type="float">
            <text:p>418</text:p>
          </table:table-cell>
          <table:table-cell table:formula="of:=MIN(IF([$з.F7]=&quot;+&quot;;10000;[.F6]);IF([$з.F7]=&quot;-&quot;;10000;[.E7]))+[$д.F7]" office:value-type="float" office:value="470" calcext:value-type="float">
            <text:p>470</text:p>
          </table:table-cell>
          <table:table-cell table:formula="of:=MIN(IF([$з.G7]=&quot;+&quot;;10000;[.G6]);IF([$з.G7]=&quot;-&quot;;10000;[.F7]))+[$д.G7]" office:value-type="float" office:value="480" calcext:value-type="float">
            <text:p>480</text:p>
          </table:table-cell>
          <table:table-cell table:formula="of:=MIN(IF([$з.H7]=&quot;+&quot;;10000;[.H6]);IF([$з.H7]=&quot;-&quot;;10000;[.G7]))+[$д.H7]" office:value-type="float" office:value="526" calcext:value-type="float">
            <text:p>526</text:p>
          </table:table-cell>
          <table:table-cell table:formula="of:=MIN(IF([$з.I7]=&quot;+&quot;;10000;[.I6]);IF([$з.I7]=&quot;-&quot;;10000;[.H7]))+[$д.I7]" office:value-type="float" office:value="591" calcext:value-type="float">
            <text:p>591</text:p>
          </table:table-cell>
          <table:table-cell table:formula="of:=MIN(IF([$з.J7]=&quot;+&quot;;10000;[.J6]);IF([$з.J7]=&quot;-&quot;;10000;[.I7]))+[$д.J7]" office:value-type="float" office:value="553" calcext:value-type="float">
            <text:p>553</text:p>
          </table:table-cell>
          <table:table-cell table:formula="of:=MIN(IF([$з.K7]=&quot;+&quot;;10000;[.K6]);IF([$з.K7]=&quot;-&quot;;10000;[.J7]))+[$д.K7]" office:value-type="float" office:value="576" calcext:value-type="float">
            <text:p>576</text:p>
          </table:table-cell>
          <table:table-cell table:formula="of:=MIN(IF([$з.L7]=&quot;+&quot;;10000;[.L6]);IF([$з.L7]=&quot;-&quot;;10000;[.K7]))+[$д.L7]" office:value-type="float" office:value="653" calcext:value-type="float">
            <text:p>653</text:p>
          </table:table-cell>
          <table:table-cell table:formula="of:=MIN(IF([$з.M7]=&quot;+&quot;;10000;[.M6]);IF([$з.M7]=&quot;-&quot;;10000;[.L7]))+[$д.M7]" office:value-type="float" office:value="726" calcext:value-type="float">
            <text:p>726</text:p>
          </table:table-cell>
          <table:table-cell table:formula="of:=MIN(IF([$з.N7]=&quot;+&quot;;10000;[.N6]);IF([$з.N7]=&quot;-&quot;;10000;[.M7]))+[$д.N7]" office:value-type="float" office:value="803" calcext:value-type="float">
            <text:p>803</text:p>
          </table:table-cell>
          <table:table-cell table:formula="of:=MIN(IF([$з.O7]=&quot;+&quot;;10000;[.O6]);IF([$з.O7]=&quot;-&quot;;10000;[.N7]))+[$д.O7]" office:value-type="float" office:value="843" calcext:value-type="float">
            <text:p>843</text:p>
          </table:table-cell>
          <table:table-cell table:formula="of:=MIN(IF([$з.P7]=&quot;+&quot;;10000;[.P6]);IF([$з.P7]=&quot;-&quot;;10000;[.O7]))+[$д.P7]" office:value-type="float" office:value="829" calcext:value-type="float">
            <text:p>829</text:p>
          </table:table-cell>
          <table:table-cell table:formula="of:=MIN(IF([$з.Q7]=&quot;+&quot;;10000;[.Q6]);IF([$з.Q7]=&quot;-&quot;;10000;[.P7]))+[$д.Q7]" office:value-type="float" office:value="898" calcext:value-type="float">
            <text:p>898</text:p>
          </table:table-cell>
          <table:table-cell table:formula="of:=MIN(IF([$з.R7]=&quot;+&quot;;10000;[.R6]);IF([$з.R7]=&quot;-&quot;;10000;[.Q7]))+[$д.R7]" office:value-type="float" office:value="933" calcext:value-type="float">
            <text:p>933</text:p>
          </table:table-cell>
          <table:table-cell table:formula="of:=MIN(IF([$з.S7]=&quot;+&quot;;10000;[.S6]);IF([$з.S7]=&quot;-&quot;;10000;[.R7]))+[$д.S7]" office:value-type="float" office:value="996" calcext:value-type="float">
            <text:p>996</text:p>
          </table:table-cell>
          <table:table-cell table:formula="of:=MIN(IF([$з.T7]=&quot;+&quot;;10000;[.T6]);IF([$з.T7]=&quot;-&quot;;10000;[.S7]))+[$д.T7]" office:value-type="float" office:value="1043" calcext:value-type="float">
            <text:p>1043</text:p>
          </table:table-cell>
          <table:table-cell table:style-name="Default" table:number-columns-repeated="16364"/>
        </table:table-row>
        <table:table-row table:style-name="ro1">
          <table:table-cell table:formula="of:=[.A7]+[$д.A8]" office:value-type="float" office:value="478" calcext:value-type="float">
            <text:p>478</text:p>
          </table:table-cell>
          <table:table-cell table:formula="of:=MIN(IF([$з.B8]=&quot;+&quot;;10000;[.B7]);IF([$з.B8]=&quot;-&quot;;10000;[.A8]))+[$д.B8]" office:value-type="float" office:value="403" calcext:value-type="float">
            <text:p>403</text:p>
          </table:table-cell>
          <table:table-cell table:formula="of:=MIN(IF([$з.C8]=&quot;+&quot;;10000;[.C7]);IF([$з.C8]=&quot;-&quot;;10000;[.B8]))+[$д.C8]" office:value-type="float" office:value="485" calcext:value-type="float">
            <text:p>485</text:p>
          </table:table-cell>
          <table:table-cell table:formula="of:=MIN(IF([$з.D8]=&quot;+&quot;;10000;[.D7]);IF([$з.D8]=&quot;-&quot;;10000;[.C8]))+[$д.D8]" office:value-type="float" office:value="439" calcext:value-type="float">
            <text:p>439</text:p>
          </table:table-cell>
          <table:table-cell table:formula="of:=MIN(IF([$з.E8]=&quot;+&quot;;10000;[.E7]);IF([$з.E8]=&quot;-&quot;;10000;[.D8]))+[$д.E8]" office:value-type="float" office:value="513" calcext:value-type="float">
            <text:p>513</text:p>
          </table:table-cell>
          <table:table-cell table:formula="of:=MIN(IF([$з.F8]=&quot;+&quot;;10000;[.F7]);IF([$з.F8]=&quot;-&quot;;10000;[.E8]))+[$д.F8]" office:value-type="float" office:value="560" calcext:value-type="float">
            <text:p>560</text:p>
          </table:table-cell>
          <table:table-cell table:formula="of:=MIN(IF([$з.G8]=&quot;+&quot;;10000;[.G7]);IF([$з.G8]=&quot;-&quot;;10000;[.F8]))+[$д.G8]" office:value-type="float" office:value="576" calcext:value-type="float">
            <text:p>576</text:p>
          </table:table-cell>
          <table:table-cell table:formula="of:=MIN(IF([$з.H8]=&quot;+&quot;;10000;[.H7]);IF([$з.H8]=&quot;-&quot;;10000;[.G8]))+[$д.H8]" office:value-type="float" office:value="559" calcext:value-type="float">
            <text:p>559</text:p>
          </table:table-cell>
          <table:table-cell table:formula="of:=MIN(IF([$з.I8]=&quot;+&quot;;10000;[.I7]);IF([$з.I8]=&quot;-&quot;;10000;[.H8]))+[$д.I8]" office:value-type="float" office:value="638" calcext:value-type="float">
            <text:p>638</text:p>
          </table:table-cell>
          <table:table-cell table:formula="of:=MIN(IF([$з.J8]=&quot;+&quot;;10000;[.J7]);IF([$з.J8]=&quot;-&quot;;10000;[.I8]))+[$д.J8]" office:value-type="float" office:value="645" calcext:value-type="float">
            <text:p>645</text:p>
          </table:table-cell>
          <table:table-cell table:formula="of:=MIN(IF([$з.K8]=&quot;+&quot;;10000;[.K7]);IF([$з.K8]=&quot;-&quot;;10000;[.J8]))+[$д.K8]" office:value-type="float" office:value="598" calcext:value-type="float">
            <text:p>598</text:p>
          </table:table-cell>
          <table:table-cell table:formula="of:=MIN(IF([$з.L8]=&quot;+&quot;;10000;[.L7]);IF([$з.L8]=&quot;-&quot;;10000;[.K8]))+[$д.L8]" office:value-type="float" office:value="690" calcext:value-type="float">
            <text:p>690</text:p>
          </table:table-cell>
          <table:table-cell table:formula="of:=MIN(IF([$з.M8]=&quot;+&quot;;10000;[.M7]);IF([$з.M8]=&quot;-&quot;;10000;[.L8]))+[$д.M8]" office:value-type="float" office:value="746" calcext:value-type="float">
            <text:p>746</text:p>
          </table:table-cell>
          <table:table-cell table:style-name="ce8" table:formula="of:=MIN(IF([$з.N8]=&quot;+&quot;;10000;[.N7]);IF([$з.N8]=&quot;-&quot;;10000;[.M8]))+[$д.N8]" office:value-type="float" office:value="758" calcext:value-type="float">
            <text:p>758</text:p>
          </table:table-cell>
          <table:table-cell table:formula="of:=MIN(IF([$з.O8]=&quot;+&quot;;10000;[.O7]);IF([$з.O8]=&quot;-&quot;;10000;[.N8]))+[$д.O8]" office:value-type="float" office:value="925" calcext:value-type="float">
            <text:p>925</text:p>
          </table:table-cell>
          <table:table-cell table:style-name="ce7" table:formula="of:=MIN(IF([$з.P8]=&quot;+&quot;;10000;[.P7]);IF([$з.P8]=&quot;-&quot;;10000;[.O8]))+[$д.P8]" office:value-type="float" office:value="852" calcext:value-type="float">
            <text:p>852</text:p>
          </table:table-cell>
          <table:table-cell table:style-name="ce7" table:formula="of:=MIN(IF([$з.Q8]=&quot;+&quot;;10000;[.Q7]);IF([$з.Q8]=&quot;-&quot;;10000;[.P8]))+[$д.Q8]" office:value-type="float" office:value="949" calcext:value-type="float">
            <text:p>949</text:p>
          </table:table-cell>
          <table:table-cell table:style-name="ce7" table:formula="of:=MIN(IF([$з.R8]=&quot;+&quot;;10000;[.R7]);IF([$з.R8]=&quot;-&quot;;10000;[.Q8]))+[$д.R8]" office:value-type="float" office:value="1009" calcext:value-type="float">
            <text:p>1009</text:p>
          </table:table-cell>
          <table:table-cell table:formula="of:=MIN(IF([$з.S8]=&quot;+&quot;;10000;[.S7]);IF([$з.S8]=&quot;-&quot;;10000;[.R8]))+[$д.S8]" office:value-type="float" office:value="1044" calcext:value-type="float">
            <text:p>1044</text:p>
          </table:table-cell>
          <table:table-cell table:formula="of:=MIN(IF([$з.T8]=&quot;+&quot;;10000;[.T7]);IF([$з.T8]=&quot;-&quot;;10000;[.S8]))+[$д.T8]" office:value-type="float" office:value="1059" calcext:value-type="float">
            <text:p>1059</text:p>
          </table:table-cell>
          <table:table-cell table:style-name="Default" table:number-columns-repeated="16364"/>
        </table:table-row>
        <table:table-row table:style-name="ro1">
          <table:table-cell table:formula="of:=[.A8]+[$д.A9]" office:value-type="float" office:value="568" calcext:value-type="float">
            <text:p>568</text:p>
          </table:table-cell>
          <table:table-cell table:formula="of:=MIN(IF([$з.B9]=&quot;+&quot;;10000;[.B8]);IF([$з.B9]=&quot;-&quot;;10000;[.A9]))+[$д.B9]" office:value-type="float" office:value="477" calcext:value-type="float">
            <text:p>477</text:p>
          </table:table-cell>
          <table:table-cell table:formula="of:=MIN(IF([$з.C9]=&quot;+&quot;;10000;[.C8]);IF([$з.C9]=&quot;-&quot;;10000;[.B9]))+[$д.C9]" office:value-type="float" office:value="550" calcext:value-type="float">
            <text:p>550</text:p>
          </table:table-cell>
          <table:table-cell table:formula="of:=MIN(IF([$з.D9]=&quot;+&quot;;10000;[.D8]);IF([$з.D9]=&quot;-&quot;;10000;[.C9]))+[$д.D9]" office:value-type="float" office:value="521" calcext:value-type="float">
            <text:p>521</text:p>
          </table:table-cell>
          <table:table-cell table:formula="of:=MIN(IF([$з.E9]=&quot;+&quot;;10000;[.E8]);IF([$з.E9]=&quot;-&quot;;10000;[.D9]))+[$д.E9]" office:value-type="float" office:value="606" calcext:value-type="float">
            <text:p>606</text:p>
          </table:table-cell>
          <table:table-cell table:formula="of:=MIN(IF([$з.F9]=&quot;+&quot;;10000;[.F8]);IF([$з.F9]=&quot;-&quot;;10000;[.E9]))+[$д.F9]" office:value-type="float" office:value="605" calcext:value-type="float">
            <text:p>605</text:p>
          </table:table-cell>
          <table:table-cell table:formula="of:=MIN(IF([$з.G9]=&quot;+&quot;;10000;[.G8]);IF([$з.G9]=&quot;-&quot;;10000;[.F9]))+[$д.G9]" office:value-type="float" office:value="620" calcext:value-type="float">
            <text:p>620</text:p>
          </table:table-cell>
          <table:table-cell table:formula="of:=MIN(IF([$з.H9]=&quot;+&quot;;10000;[.H8]);IF([$з.H9]=&quot;-&quot;;10000;[.G9]))+[$д.H9]" office:value-type="float" office:value="629" calcext:value-type="float">
            <text:p>629</text:p>
          </table:table-cell>
          <table:table-cell table:formula="of:=MIN(IF([$з.I9]=&quot;+&quot;;10000;[.I8]);IF([$з.I9]=&quot;-&quot;;10000;[.H9]))+[$д.I9]" office:value-type="float" office:value="696" calcext:value-type="float">
            <text:p>696</text:p>
          </table:table-cell>
          <table:table-cell table:formula="of:=MIN(IF([$з.J9]=&quot;+&quot;;10000;[.J8]);IF([$з.J9]=&quot;-&quot;;10000;[.I9]))+[$д.J9]" office:value-type="float" office:value="742" calcext:value-type="float">
            <text:p>742</text:p>
          </table:table-cell>
          <table:table-cell table:formula="of:=MIN(IF([$з.K9]=&quot;+&quot;;10000;[.K8]);IF([$з.K9]=&quot;-&quot;;10000;[.J9]))+[$д.K9]" office:value-type="float" office:value="622" calcext:value-type="float">
            <text:p>622</text:p>
          </table:table-cell>
          <table:table-cell table:formula="of:=MIN(IF([$з.L9]=&quot;+&quot;;10000;[.L8]);IF([$з.L9]=&quot;-&quot;;10000;[.K9]))+[$д.L9]" office:value-type="float" office:value="719" calcext:value-type="float">
            <text:p>719</text:p>
          </table:table-cell>
          <table:table-cell table:formula="of:=MIN(IF([$з.M9]=&quot;+&quot;;10000;[.M8]);IF([$з.M9]=&quot;-&quot;;10000;[.L9]))+[$д.M9]" office:value-type="float" office:value="801" calcext:value-type="float">
            <text:p>801</text:p>
          </table:table-cell>
          <table:table-cell table:style-name="ce8" table:formula="of:=MIN(IF([$з.N9]=&quot;+&quot;;10000;[.N8]);IF([$з.N9]=&quot;-&quot;;10000;[.M9]))+[$д.N9]" office:value-type="float" office:value="821" calcext:value-type="float">
            <text:p>821</text:p>
          </table:table-cell>
          <table:table-cell table:formula="of:=MIN(IF([$з.O9]=&quot;+&quot;;10000;[.O8]);IF([$з.O9]=&quot;-&quot;;10000;[.N9]))+[$д.O9]" office:value-type="float" office:value="986" calcext:value-type="float">
            <text:p>986</text:p>
          </table:table-cell>
          <table:table-cell table:formula="of:=MIN(IF([$з.P9]=&quot;+&quot;;10000;[.P8]);IF([$з.P9]=&quot;-&quot;;10000;[.O9]))+[$д.P9]" office:value-type="float" office:value="1052" calcext:value-type="float">
            <text:p>1052</text:p>
          </table:table-cell>
          <table:table-cell table:formula="of:=MIN(IF([$з.Q9]=&quot;+&quot;;10000;[.Q8]);IF([$з.Q9]=&quot;-&quot;;10000;[.P9]))+[$д.Q9]" office:value-type="float" office:value="1085" calcext:value-type="float">
            <text:p>1085</text:p>
          </table:table-cell>
          <table:table-cell table:formula="of:=MIN(IF([$з.R9]=&quot;+&quot;;10000;[.R8]);IF([$з.R9]=&quot;-&quot;;10000;[.Q9]))+[$д.R9]" office:value-type="float" office:value="1137" calcext:value-type="float">
            <text:p>1137</text:p>
          </table:table-cell>
          <table:table-cell table:formula="of:=MIN(IF([$з.S9]=&quot;+&quot;;10000;[.S8]);IF([$з.S9]=&quot;-&quot;;10000;[.R9]))+[$д.S9]" office:value-type="float" office:value="1072" calcext:value-type="float">
            <text:p>1072</text:p>
          </table:table-cell>
          <table:table-cell table:formula="of:=MIN(IF([$з.T9]=&quot;+&quot;;10000;[.T8]);IF([$з.T9]=&quot;-&quot;;10000;[.S9]))+[$д.T9]" office:value-type="float" office:value="1146" calcext:value-type="float">
            <text:p>1146</text:p>
          </table:table-cell>
          <table:table-cell table:style-name="Default" table:number-columns-repeated="16364"/>
        </table:table-row>
        <table:table-row table:style-name="ro1">
          <table:table-cell table:formula="of:=[.A9]+[$д.A10]" office:value-type="float" office:value="594" calcext:value-type="float">
            <text:p>594</text:p>
          </table:table-cell>
          <table:table-cell table:formula="of:=MIN(IF([$з.B10]=&quot;+&quot;;10000;[.B9]);IF([$з.B10]=&quot;-&quot;;10000;[.A10]))+[$д.B10]" office:value-type="float" office:value="576" calcext:value-type="float">
            <text:p>576</text:p>
          </table:table-cell>
          <table:table-cell table:formula="of:=MIN(IF([$з.C10]=&quot;+&quot;;10000;[.C9]);IF([$з.C10]=&quot;-&quot;;10000;[.B10]))+[$д.C10]" office:value-type="float" office:value="603" calcext:value-type="float">
            <text:p>603</text:p>
          </table:table-cell>
          <table:table-cell table:formula="of:=MIN(IF([$з.D10]=&quot;+&quot;;10000;[.D9]);IF([$з.D10]=&quot;-&quot;;10000;[.C10]))+[$д.D10]" office:value-type="float" office:value="573" calcext:value-type="float">
            <text:p>573</text:p>
          </table:table-cell>
          <table:table-cell table:formula="of:=MIN(IF([$з.E10]=&quot;+&quot;;10000;[.E9]);IF([$з.E10]=&quot;-&quot;;10000;[.D10]))+[$д.E10]" office:value-type="float" office:value="686" calcext:value-type="float">
            <text:p>686</text:p>
          </table:table-cell>
          <table:table-cell table:formula="of:=MIN(IF([$з.F10]=&quot;+&quot;;10000;[.F9]);IF([$з.F10]=&quot;-&quot;;10000;[.E10]))+[$д.F10]" office:value-type="float" office:value="704" calcext:value-type="float">
            <text:p>704</text:p>
          </table:table-cell>
          <table:table-cell table:formula="of:=MIN(IF([$з.G10]=&quot;+&quot;;10000;[.G9]);IF([$з.G10]=&quot;-&quot;;10000;[.F10]))+[$д.G10]" office:value-type="float" office:value="637" calcext:value-type="float">
            <text:p>637</text:p>
          </table:table-cell>
          <table:table-cell table:style-name="ce7" table:formula="of:=MIN(IF([$з.H10]=&quot;+&quot;;10000;[.H9]);IF([$з.H10]=&quot;-&quot;;10000;[.G10]))+[$д.H10]" office:value-type="float" office:value="671" calcext:value-type="float">
            <text:p>671</text:p>
          </table:table-cell>
          <table:table-cell table:style-name="ce7" table:formula="of:=MIN(IF([$з.I10]=&quot;+&quot;;10000;[.I9]);IF([$з.I10]=&quot;-&quot;;10000;[.H10]))+[$д.I10]" office:value-type="float" office:value="763" calcext:value-type="float">
            <text:p>763</text:p>
          </table:table-cell>
          <table:table-cell table:style-name="ce7" table:formula="of:=MIN(IF([$з.J10]=&quot;+&quot;;10000;[.J9]);IF([$з.J10]=&quot;-&quot;;10000;[.I10]))+[$д.J10]" office:value-type="float" office:value="830" calcext:value-type="float">
            <text:p>830</text:p>
          </table:table-cell>
          <table:table-cell table:style-name="ce7" table:formula="of:=MIN(IF([$з.K10]=&quot;+&quot;;10000;[.K9]);IF([$з.K10]=&quot;-&quot;;10000;[.J10]))+[$д.K10]" office:value-type="float" office:value="679" calcext:value-type="float">
            <text:p>679</text:p>
          </table:table-cell>
          <table:table-cell table:style-name="ce7" table:formula="of:=MIN(IF([$з.L10]=&quot;+&quot;;10000;[.L9]);IF([$з.L10]=&quot;-&quot;;10000;[.K10]))+[$д.L10]" office:value-type="float" office:value="685" calcext:value-type="float">
            <text:p>685</text:p>
          </table:table-cell>
          <table:table-cell table:formula="of:=MIN(IF([$з.M10]=&quot;+&quot;;10000;[.M9]);IF([$з.M10]=&quot;-&quot;;10000;[.L10]))+[$д.M10]" office:value-type="float" office:value="747" calcext:value-type="float">
            <text:p>747</text:p>
          </table:table-cell>
          <table:table-cell table:style-name="ce8" table:formula="of:=MIN(IF([$з.N10]=&quot;+&quot;;10000;[.N9]);IF([$з.N10]=&quot;-&quot;;10000;[.M10]))+[$д.N10]" office:value-type="float" office:value="780" calcext:value-type="float">
            <text:p>780</text:p>
          </table:table-cell>
          <table:table-cell table:formula="of:=MIN(IF([$з.O10]=&quot;+&quot;;10000;[.O9]);IF([$з.O10]=&quot;-&quot;;10000;[.N10]))+[$д.O10]" office:value-type="float" office:value="1086" calcext:value-type="float">
            <text:p>1086</text:p>
          </table:table-cell>
          <table:table-cell table:formula="of:=MIN(IF([$з.P10]=&quot;+&quot;;10000;[.P9]);IF([$з.P10]=&quot;-&quot;;10000;[.O10]))+[$д.P10]" office:value-type="float" office:value="1091" calcext:value-type="float">
            <text:p>1091</text:p>
          </table:table-cell>
          <table:table-cell table:formula="of:=MIN(IF([$з.Q10]=&quot;+&quot;;10000;[.Q9]);IF([$з.Q10]=&quot;-&quot;;10000;[.P10]))+[$д.Q10]" office:value-type="float" office:value="1164" calcext:value-type="float">
            <text:p>1164</text:p>
          </table:table-cell>
          <table:table-cell table:formula="of:=MIN(IF([$з.R10]=&quot;+&quot;;10000;[.R9]);IF([$з.R10]=&quot;-&quot;;10000;[.Q10]))+[$д.R10]" office:value-type="float" office:value="1230" calcext:value-type="float">
            <text:p>1230</text:p>
          </table:table-cell>
          <table:table-cell table:formula="of:=MIN(IF([$з.S10]=&quot;+&quot;;10000;[.S9]);IF([$з.S10]=&quot;-&quot;;10000;[.R10]))+[$д.S10]" office:value-type="float" office:value="1165" calcext:value-type="float">
            <text:p>1165</text:p>
          </table:table-cell>
          <table:table-cell table:formula="of:=MIN(IF([$з.T10]=&quot;+&quot;;10000;[.T9]);IF([$з.T10]=&quot;-&quot;;10000;[.S10]))+[$д.T10]" office:value-type="float" office:value="1158" calcext:value-type="float">
            <text:p>1158</text:p>
          </table:table-cell>
          <table:table-cell table:style-name="Default" table:number-columns-repeated="16364"/>
        </table:table-row>
        <table:table-row table:style-name="ro1">
          <table:table-cell table:formula="of:=[.A10]+[$д.A11]" office:value-type="float" office:value="600" calcext:value-type="float">
            <text:p>600</text:p>
          </table:table-cell>
          <table:table-cell table:formula="of:=MIN(IF([$з.B11]=&quot;+&quot;;10000;[.B10]);IF([$з.B11]=&quot;-&quot;;10000;[.A11]))+[$д.B11]" office:value-type="float" office:value="587" calcext:value-type="float">
            <text:p>587</text:p>
          </table:table-cell>
          <table:table-cell table:formula="of:=MIN(IF([$з.C11]=&quot;+&quot;;10000;[.C10]);IF([$з.C11]=&quot;-&quot;;10000;[.B11]))+[$д.C11]" office:value-type="float" office:value="588" calcext:value-type="float">
            <text:p>588</text:p>
          </table:table-cell>
          <table:table-cell table:formula="of:=MIN(IF([$з.D11]=&quot;+&quot;;10000;[.D10]);IF([$з.D11]=&quot;-&quot;;10000;[.C11]))+[$д.D11]" office:value-type="float" office:value="653" calcext:value-type="float">
            <text:p>653</text:p>
          </table:table-cell>
          <table:table-cell table:formula="of:=MIN(IF([$з.E11]=&quot;+&quot;;10000;[.E10]);IF([$з.E11]=&quot;-&quot;;10000;[.D11]))+[$д.E11]" office:value-type="float" office:value="748" calcext:value-type="float">
            <text:p>748</text:p>
          </table:table-cell>
          <table:table-cell table:formula="of:=MIN(IF([$з.F11]=&quot;+&quot;;10000;[.F10]);IF([$з.F11]=&quot;-&quot;;10000;[.E11]))+[$д.F11]" office:value-type="float" office:value="750" calcext:value-type="float">
            <text:p>750</text:p>
          </table:table-cell>
          <table:table-cell table:formula="of:=MIN(IF([$з.G11]=&quot;+&quot;;10000;[.G10]);IF([$з.G11]=&quot;-&quot;;10000;[.F11]))+[$д.G11]" office:value-type="float" office:value="732" calcext:value-type="float">
            <text:p>732</text:p>
          </table:table-cell>
          <table:table-cell table:formula="of:=MIN(IF([$з.H11]=&quot;+&quot;;10000;[.H10]);IF([$з.H11]=&quot;-&quot;;10000;[.G11]))+[$д.H11]" office:value-type="float" office:value="743" calcext:value-type="float">
            <text:p>743</text:p>
          </table:table-cell>
          <table:table-cell table:formula="of:=MIN(IF([$з.I11]=&quot;+&quot;;10000;[.I10]);IF([$з.I11]=&quot;-&quot;;10000;[.H11]))+[$д.I11]" office:value-type="float" office:value="753" calcext:value-type="float">
            <text:p>753</text:p>
          </table:table-cell>
          <table:table-cell table:formula="of:=MIN(IF([$з.J11]=&quot;+&quot;;10000;[.J10]);IF([$з.J11]=&quot;-&quot;;10000;[.I11]))+[$д.J11]" office:value-type="float" office:value="755" calcext:value-type="float">
            <text:p>755</text:p>
          </table:table-cell>
          <table:table-cell table:formula="of:=MIN(IF([$з.K11]=&quot;+&quot;;10000;[.K10]);IF([$з.K11]=&quot;-&quot;;10000;[.J11]))+[$д.K11]" office:value-type="float" office:value="851" calcext:value-type="float">
            <text:p>851</text:p>
          </table:table-cell>
          <table:table-cell table:formula="of:=MIN(IF([$з.L11]=&quot;+&quot;;10000;[.L10]);IF([$з.L11]=&quot;-&quot;;10000;[.K11]))+[$д.L11]" office:value-type="float" office:value="918" calcext:value-type="float">
            <text:p>918</text:p>
          </table:table-cell>
          <table:table-cell table:formula="of:=MIN(IF([$з.M11]=&quot;+&quot;;10000;[.M10]);IF([$з.M11]=&quot;-&quot;;10000;[.L11]))+[$д.M11]" office:value-type="float" office:value="782" calcext:value-type="float">
            <text:p>782</text:p>
          </table:table-cell>
          <table:table-cell table:style-name="ce8" table:formula="of:=MIN(IF([$з.N11]=&quot;+&quot;;10000;[.N10]);IF([$з.N11]=&quot;-&quot;;10000;[.M11]))+[$д.N11]" office:value-type="float" office:value="855" calcext:value-type="float">
            <text:p>855</text:p>
          </table:table-cell>
          <table:table-cell table:formula="of:=MIN(IF([$з.O11]=&quot;+&quot;;10000;[.O10]);IF([$з.O11]=&quot;-&quot;;10000;[.N11]))+[$д.O11]" office:value-type="float" office:value="1090" calcext:value-type="float">
            <text:p>1090</text:p>
          </table:table-cell>
          <table:table-cell table:formula="of:=MIN(IF([$з.P11]=&quot;+&quot;;10000;[.P10]);IF([$з.P11]=&quot;-&quot;;10000;[.O11]))+[$д.P11]" office:value-type="float" office:value="1169" calcext:value-type="float">
            <text:p>1169</text:p>
          </table:table-cell>
          <table:table-cell table:style-name="ce8" table:formula="of:=MIN(IF([$з.Q11]=&quot;+&quot;;10000;[.Q10]);IF([$з.Q11]=&quot;-&quot;;10000;[.P11]))+[$д.Q11]" office:value-type="float" office:value="1191" calcext:value-type="float">
            <text:p>1191</text:p>
          </table:table-cell>
          <table:table-cell table:formula="of:=MIN(IF([$з.R11]=&quot;+&quot;;10000;[.R10]);IF([$з.R11]=&quot;-&quot;;10000;[.Q11]))+[$д.R11]" office:value-type="float" office:value="1260" calcext:value-type="float">
            <text:p>1260</text:p>
          </table:table-cell>
          <table:table-cell table:formula="of:=MIN(IF([$з.S11]=&quot;+&quot;;10000;[.S10]);IF([$з.S11]=&quot;-&quot;;10000;[.R11]))+[$д.S11]" office:value-type="float" office:value="1239" calcext:value-type="float">
            <text:p>1239</text:p>
          </table:table-cell>
          <table:table-cell table:formula="of:=MIN(IF([$з.T11]=&quot;+&quot;;10000;[.T10]);IF([$з.T11]=&quot;-&quot;;10000;[.S11]))+[$д.T11]" office:value-type="float" office:value="1231" calcext:value-type="float">
            <text:p>1231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1]+[$д.A12]" office:value-type="float" office:value="603" calcext:value-type="float">
            <text:p>603</text:p>
          </table:table-cell>
          <table:table-cell table:style-name="ce6" table:formula="of:=MIN(IF([$з.B12]=&quot;+&quot;;10000;[.B11]);IF([$з.B12]=&quot;-&quot;;10000;[.A12]))+[$д.B12]" office:value-type="float" office:value="611" calcext:value-type="float">
            <text:p>611</text:p>
          </table:table-cell>
          <table:table-cell table:style-name="ce6" table:formula="of:=MIN(IF([$з.C12]=&quot;+&quot;;10000;[.C11]);IF([$з.C12]=&quot;-&quot;;10000;[.B12]))+[$д.C12]" office:value-type="float" office:value="692" calcext:value-type="float">
            <text:p>692</text:p>
          </table:table-cell>
          <table:table-cell table:formula="of:=MIN(IF([$з.D12]=&quot;+&quot;;10000;[.D11]);IF([$з.D12]=&quot;-&quot;;10000;[.C12]))+[$д.D12]" office:value-type="float" office:value="654" calcext:value-type="float">
            <text:p>654</text:p>
          </table:table-cell>
          <table:table-cell table:formula="of:=MIN(IF([$з.E12]=&quot;+&quot;;10000;[.E11]);IF([$з.E12]=&quot;-&quot;;10000;[.D12]))+[$д.E12]" office:value-type="float" office:value="839" calcext:value-type="float">
            <text:p>839</text:p>
          </table:table-cell>
          <table:table-cell table:formula="of:=MIN(IF([$з.F12]=&quot;+&quot;;10000;[.F11]);IF([$з.F12]=&quot;-&quot;;10000;[.E12]))+[$д.F12]" office:value-type="float" office:value="791" calcext:value-type="float">
            <text:p>791</text:p>
          </table:table-cell>
          <table:table-cell table:formula="of:=MIN(IF([$з.G12]=&quot;+&quot;;10000;[.G11]);IF([$з.G12]=&quot;-&quot;;10000;[.F12]))+[$д.G12]" office:value-type="float" office:value="779" calcext:value-type="float">
            <text:p>779</text:p>
          </table:table-cell>
          <table:table-cell table:formula="of:=MIN(IF([$з.H12]=&quot;+&quot;;10000;[.H11]);IF([$з.H12]=&quot;-&quot;;10000;[.G12]))+[$д.H12]" office:value-type="float" office:value="756" calcext:value-type="float">
            <text:p>756</text:p>
          </table:table-cell>
          <table:table-cell table:formula="of:=MIN(IF([$з.I12]=&quot;+&quot;;10000;[.I11]);IF([$з.I12]=&quot;-&quot;;10000;[.H12]))+[$д.I12]" office:value-type="float" office:value="791" calcext:value-type="float">
            <text:p>791</text:p>
          </table:table-cell>
          <table:table-cell table:formula="of:=MIN(IF([$з.J12]=&quot;+&quot;;10000;[.J11]);IF([$з.J12]=&quot;-&quot;;10000;[.I12]))+[$д.J12]" office:value-type="float" office:value="781" calcext:value-type="float">
            <text:p>781</text:p>
          </table:table-cell>
          <table:table-cell table:formula="of:=MIN(IF([$з.K12]=&quot;+&quot;;10000;[.K11]);IF([$з.K12]=&quot;-&quot;;10000;[.J12]))+[$д.K12]" office:value-type="float" office:value="865" calcext:value-type="float">
            <text:p>865</text:p>
          </table:table-cell>
          <table:table-cell table:formula="of:=MIN(IF([$з.L12]=&quot;+&quot;;10000;[.L11]);IF([$з.L12]=&quot;-&quot;;10000;[.K12]))+[$д.L12]" office:value-type="float" office:value="965" calcext:value-type="float">
            <text:p>965</text:p>
          </table:table-cell>
          <table:table-cell table:formula="of:=MIN(IF([$з.M12]=&quot;+&quot;;10000;[.M11]);IF([$з.M12]=&quot;-&quot;;10000;[.L12]))+[$д.M12]" office:value-type="float" office:value="875" calcext:value-type="float">
            <text:p>875</text:p>
          </table:table-cell>
          <table:table-cell table:style-name="ce8" table:formula="of:=MIN(IF([$з.N12]=&quot;+&quot;;10000;[.N11]);IF([$з.N12]=&quot;-&quot;;10000;[.M12]))+[$д.N12]" office:value-type="float" office:value="923" calcext:value-type="float">
            <text:p>923</text:p>
          </table:table-cell>
          <table:table-cell table:formula="of:=MIN(IF([$з.O12]=&quot;+&quot;;10000;[.O11]);IF([$з.O12]=&quot;-&quot;;10000;[.N12]))+[$д.O12]" office:value-type="float" office:value="1154" calcext:value-type="float">
            <text:p>1154</text:p>
          </table:table-cell>
          <table:table-cell table:formula="of:=MIN(IF([$з.P12]=&quot;+&quot;;10000;[.P11]);IF([$з.P12]=&quot;-&quot;;10000;[.O12]))+[$д.P12]" office:value-type="float" office:value="1160" calcext:value-type="float">
            <text:p>1160</text:p>
          </table:table-cell>
          <table:table-cell table:style-name="ce8" table:formula="of:=MIN(IF([$з.Q12]=&quot;+&quot;;10000;[.Q11]);IF([$з.Q12]=&quot;-&quot;;10000;[.P12]))+[$д.Q12]" office:value-type="float" office:value="1211" calcext:value-type="float">
            <text:p>1211</text:p>
          </table:table-cell>
          <table:table-cell table:formula="of:=MIN(IF([$з.R12]=&quot;+&quot;;10000;[.R11]);IF([$з.R12]=&quot;-&quot;;10000;[.Q12]))+[$д.R12]" office:value-type="float" office:value="1355" calcext:value-type="float">
            <text:p>1355</text:p>
          </table:table-cell>
          <table:table-cell table:formula="of:=MIN(IF([$з.S12]=&quot;+&quot;;10000;[.S11]);IF([$з.S12]=&quot;-&quot;;10000;[.R12]))+[$д.S12]" office:value-type="float" office:value="1297" calcext:value-type="float">
            <text:p>1297</text:p>
          </table:table-cell>
          <table:table-cell table:formula="of:=MIN(IF([$з.T12]=&quot;+&quot;;10000;[.T11]);IF([$з.T12]=&quot;-&quot;;10000;[.S12]))+[$д.T12]" office:value-type="float" office:value="1276" calcext:value-type="float">
            <text:p>1276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2]+[$д.A13]" office:value-type="float" office:value="611" calcext:value-type="float">
            <text:p>611</text:p>
          </table:table-cell>
          <table:table-cell table:style-name="ce6" table:formula="of:=MIN(IF([$з.B13]=&quot;+&quot;;10000;[.B12]);IF([$з.B13]=&quot;-&quot;;10000;[.A13]))+[$д.B13]" office:value-type="float" office:value="707" calcext:value-type="float">
            <text:p>707</text:p>
          </table:table-cell>
          <table:table-cell table:style-name="ce8" table:formula="of:=MIN(IF([$з.C13]=&quot;+&quot;;10000;[.C12]);IF([$з.C13]=&quot;-&quot;;10000;[.B13]))+[$д.C13]" office:value-type="float" office:value="767" calcext:value-type="float">
            <text:p>767</text:p>
          </table:table-cell>
          <table:table-cell table:formula="of:=MIN(IF([$з.D13]=&quot;+&quot;;10000;[.D12]);IF([$з.D13]=&quot;-&quot;;10000;[.C13]))+[$д.D13]" office:value-type="float" office:value="688" calcext:value-type="float">
            <text:p>688</text:p>
          </table:table-cell>
          <table:table-cell table:formula="of:=MIN(IF([$з.E13]=&quot;+&quot;;10000;[.E12]);IF([$з.E13]=&quot;-&quot;;10000;[.D13]))+[$д.E13]" office:value-type="float" office:value="869" calcext:value-type="float">
            <text:p>869</text:p>
          </table:table-cell>
          <table:table-cell table:formula="of:=MIN(IF([$з.F13]=&quot;+&quot;;10000;[.F12]);IF([$з.F13]=&quot;-&quot;;10000;[.E13]))+[$д.F13]" office:value-type="float" office:value="865" calcext:value-type="float">
            <text:p>865</text:p>
          </table:table-cell>
          <table:table-cell table:formula="of:=MIN(IF([$з.G13]=&quot;+&quot;;10000;[.G12]);IF([$з.G13]=&quot;-&quot;;10000;[.F13]))+[$д.G13]" office:value-type="float" office:value="796" calcext:value-type="float">
            <text:p>796</text:p>
          </table:table-cell>
          <table:table-cell table:formula="of:=MIN(IF([$з.H13]=&quot;+&quot;;10000;[.H12]);IF([$з.H13]=&quot;-&quot;;10000;[.G13]))+[$д.H13]" office:value-type="float" office:value="829" calcext:value-type="float">
            <text:p>829</text:p>
          </table:table-cell>
          <table:table-cell table:formula="of:=MIN(IF([$з.I13]=&quot;+&quot;;10000;[.I12]);IF([$з.I13]=&quot;-&quot;;10000;[.H13]))+[$д.I13]" office:value-type="float" office:value="862" calcext:value-type="float">
            <text:p>862</text:p>
          </table:table-cell>
          <table:table-cell table:formula="of:=MIN(IF([$з.J13]=&quot;+&quot;;10000;[.J12]);IF([$з.J13]=&quot;-&quot;;10000;[.I13]))+[$д.J13]" office:value-type="float" office:value="782" calcext:value-type="float">
            <text:p>782</text:p>
          </table:table-cell>
          <table:table-cell table:formula="of:=MIN(IF([$з.K13]=&quot;+&quot;;10000;[.K12]);IF([$з.K13]=&quot;-&quot;;10000;[.J13]))+[$д.K13]" office:value-type="float" office:value="839" calcext:value-type="float">
            <text:p>839</text:p>
          </table:table-cell>
          <table:table-cell table:formula="of:=MIN(IF([$з.L13]=&quot;+&quot;;10000;[.L12]);IF([$з.L13]=&quot;-&quot;;10000;[.K13]))+[$д.L13]" office:value-type="float" office:value="888" calcext:value-type="float">
            <text:p>888</text:p>
          </table:table-cell>
          <table:table-cell table:formula="of:=MIN(IF([$з.M13]=&quot;+&quot;;10000;[.M12]);IF([$з.M13]=&quot;-&quot;;10000;[.L13]))+[$д.M13]" office:value-type="float" office:value="895" calcext:value-type="float">
            <text:p>895</text:p>
          </table:table-cell>
          <table:table-cell table:style-name="ce8" table:formula="of:=MIN(IF([$з.N13]=&quot;+&quot;;10000;[.N12]);IF([$з.N13]=&quot;-&quot;;10000;[.M13]))+[$д.N13]" office:value-type="float" office:value="940" calcext:value-type="float">
            <text:p>940</text:p>
          </table:table-cell>
          <table:table-cell table:formula="of:=MIN(IF([$з.O13]=&quot;+&quot;;10000;[.O12]);IF([$з.O13]=&quot;-&quot;;10000;[.N13]))+[$д.O13]" office:value-type="float" office:value="1237" calcext:value-type="float">
            <text:p>1237</text:p>
          </table:table-cell>
          <table:table-cell table:formula="of:=MIN(IF([$з.P13]=&quot;+&quot;;10000;[.P12]);IF([$з.P13]=&quot;-&quot;;10000;[.O13]))+[$д.P13]" office:value-type="float" office:value="1246" calcext:value-type="float">
            <text:p>1246</text:p>
          </table:table-cell>
          <table:table-cell table:style-name="ce8" table:formula="of:=MIN(IF([$з.Q13]=&quot;+&quot;;10000;[.Q12]);IF([$з.Q13]=&quot;-&quot;;10000;[.P13]))+[$д.Q13]" office:value-type="float" office:value="1218" calcext:value-type="float">
            <text:p>1218</text:p>
          </table:table-cell>
          <table:table-cell table:formula="of:=MIN(IF([$з.R13]=&quot;+&quot;;10000;[.R12]);IF([$з.R13]=&quot;-&quot;;10000;[.Q13]))+[$д.R13]" office:value-type="float" office:value="1403" calcext:value-type="float">
            <text:p>1403</text:p>
          </table:table-cell>
          <table:table-cell table:formula="of:=MIN(IF([$з.S13]=&quot;+&quot;;10000;[.S12]);IF([$з.S13]=&quot;-&quot;;10000;[.R13]))+[$д.S13]" office:value-type="float" office:value="1378" calcext:value-type="float">
            <text:p>1378</text:p>
          </table:table-cell>
          <table:table-cell table:formula="of:=MIN(IF([$з.T13]=&quot;+&quot;;10000;[.T12]);IF([$з.T13]=&quot;-&quot;;10000;[.S13]))+[$д.T13]" office:value-type="float" office:value="1334" calcext:value-type="float">
            <text:p>1334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3]+[$д.A14]" office:value-type="float" office:value="619" calcext:value-type="float">
            <text:p>619</text:p>
          </table:table-cell>
          <table:table-cell table:style-name="ce6" table:formula="of:=MIN(IF([$з.B14]=&quot;+&quot;;10000;[.B13]);IF([$з.B14]=&quot;-&quot;;10000;[.A14]))+[$д.B14]" office:value-type="float" office:value="699" calcext:value-type="float">
            <text:p>699</text:p>
          </table:table-cell>
          <table:table-cell table:style-name="ce8" table:formula="of:=MIN(IF([$з.C14]=&quot;+&quot;;10000;[.C13]);IF([$з.C14]=&quot;-&quot;;10000;[.B14]))+[$д.C14]" office:value-type="float" office:value="717" calcext:value-type="float">
            <text:p>717</text:p>
          </table:table-cell>
          <table:table-cell table:formula="of:=MIN(IF([$з.D14]=&quot;+&quot;;10000;[.D13]);IF([$з.D14]=&quot;-&quot;;10000;[.C14]))+[$д.D14]" office:value-type="float" office:value="711" calcext:value-type="float">
            <text:p>711</text:p>
          </table:table-cell>
          <table:table-cell table:formula="of:=MIN(IF([$з.E14]=&quot;+&quot;;10000;[.E13]);IF([$з.E14]=&quot;-&quot;;10000;[.D14]))+[$д.E14]" office:value-type="float" office:value="930" calcext:value-type="float">
            <text:p>930</text:p>
          </table:table-cell>
          <table:table-cell table:formula="of:=MIN(IF([$з.F14]=&quot;+&quot;;10000;[.F13]);IF([$з.F14]=&quot;-&quot;;10000;[.E14]))+[$д.F14]" office:value-type="float" office:value="899" calcext:value-type="float">
            <text:p>899</text:p>
          </table:table-cell>
          <table:table-cell table:formula="of:=MIN(IF([$з.G14]=&quot;+&quot;;10000;[.G13]);IF([$з.G14]=&quot;-&quot;;10000;[.F14]))+[$д.G14]" office:value-type="float" office:value="817" calcext:value-type="float">
            <text:p>817</text:p>
          </table:table-cell>
          <table:table-cell table:formula="of:=MIN(IF([$з.H14]=&quot;+&quot;;10000;[.H13]);IF([$з.H14]=&quot;-&quot;;10000;[.G14]))+[$д.H14]" office:value-type="float" office:value="856" calcext:value-type="float">
            <text:p>856</text:p>
          </table:table-cell>
          <table:table-cell table:formula="of:=MIN(IF([$з.I14]=&quot;+&quot;;10000;[.I13]);IF([$з.I14]=&quot;-&quot;;10000;[.H14]))+[$д.I14]" office:value-type="float" office:value="858" calcext:value-type="float">
            <text:p>858</text:p>
          </table:table-cell>
          <table:table-cell table:formula="of:=MIN(IF([$з.J14]=&quot;+&quot;;10000;[.J13]);IF([$з.J14]=&quot;-&quot;;10000;[.I14]))+[$д.J14]" office:value-type="float" office:value="877" calcext:value-type="float">
            <text:p>877</text:p>
          </table:table-cell>
          <table:table-cell table:formula="of:=MIN(IF([$з.K14]=&quot;+&quot;;10000;[.K13]);IF([$з.K14]=&quot;-&quot;;10000;[.J14]))+[$д.K14]" office:value-type="float" office:value="845" calcext:value-type="float">
            <text:p>845</text:p>
          </table:table-cell>
          <table:table-cell table:formula="of:=MIN(IF([$з.L14]=&quot;+&quot;;10000;[.L13]);IF([$з.L14]=&quot;-&quot;;10000;[.K14]))+[$д.L14]" office:value-type="float" office:value="936" calcext:value-type="float">
            <text:p>936</text:p>
          </table:table-cell>
          <table:table-cell table:formula="of:=MIN(IF([$з.M14]=&quot;+&quot;;10000;[.M13]);IF([$з.M14]=&quot;-&quot;;10000;[.L14]))+[$д.M14]" office:value-type="float" office:value="948" calcext:value-type="float">
            <text:p>948</text:p>
          </table:table-cell>
          <table:table-cell table:style-name="ce8" table:formula="of:=MIN(IF([$з.N14]=&quot;+&quot;;10000;[.N13]);IF([$з.N14]=&quot;-&quot;;10000;[.M14]))+[$д.N14]" office:value-type="float" office:value="951" calcext:value-type="float">
            <text:p>951</text:p>
          </table:table-cell>
          <table:table-cell table:formula="of:=MIN(IF([$з.O14]=&quot;+&quot;;10000;[.O13]);IF([$з.O14]=&quot;-&quot;;10000;[.N14]))+[$д.O14]" office:value-type="float" office:value="1287" calcext:value-type="float">
            <text:p>1287</text:p>
          </table:table-cell>
          <table:table-cell table:formula="of:=MIN(IF([$з.P14]=&quot;+&quot;;10000;[.P13]);IF([$з.P14]=&quot;-&quot;;10000;[.O14]))+[$д.P14]" office:value-type="float" office:value="1261" calcext:value-type="float">
            <text:p>1261</text:p>
          </table:table-cell>
          <table:table-cell table:style-name="ce8" table:formula="of:=MIN(IF([$з.Q14]=&quot;+&quot;;10000;[.Q13]);IF([$з.Q14]=&quot;-&quot;;10000;[.P14]))+[$д.Q14]" office:value-type="float" office:value="1303" calcext:value-type="float">
            <text:p>1303</text:p>
          </table:table-cell>
          <table:table-cell table:formula="of:=MIN(IF([$з.R14]=&quot;+&quot;;10000;[.R13]);IF([$з.R14]=&quot;-&quot;;10000;[.Q14]))+[$д.R14]" office:value-type="float" office:value="1500" calcext:value-type="float">
            <text:p>1500</text:p>
          </table:table-cell>
          <table:table-cell table:formula="of:=MIN(IF([$з.S14]=&quot;+&quot;;10000;[.S13]);IF([$з.S14]=&quot;-&quot;;10000;[.R14]))+[$д.S14]" office:value-type="float" office:value="1389" calcext:value-type="float">
            <text:p>1389</text:p>
          </table:table-cell>
          <table:table-cell table:formula="of:=MIN(IF([$з.T14]=&quot;+&quot;;10000;[.T13]);IF([$з.T14]=&quot;-&quot;;10000;[.S14]))+[$д.T14]" office:value-type="float" office:value="1400" calcext:value-type="float">
            <text:p>1400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4]+[$д.A15]" office:value-type="float" office:value="712" calcext:value-type="float">
            <text:p>712</text:p>
          </table:table-cell>
          <table:table-cell table:style-name="ce6" table:formula="of:=MIN(IF([$з.B15]=&quot;+&quot;;10000;[.B14]);IF([$з.B15]=&quot;-&quot;;10000;[.A15]))+[$д.B15]" office:value-type="float" office:value="722" calcext:value-type="float">
            <text:p>722</text:p>
          </table:table-cell>
          <table:table-cell table:style-name="ce8" table:formula="of:=MIN(IF([$з.C15]=&quot;+&quot;;10000;[.C14]);IF([$з.C15]=&quot;-&quot;;10000;[.B15]))+[$д.C15]" office:value-type="float" office:value="772" calcext:value-type="float">
            <text:p>772</text:p>
          </table:table-cell>
          <table:table-cell table:formula="of:=MIN(IF([$з.D15]=&quot;+&quot;;10000;[.D14]);IF([$з.D15]=&quot;-&quot;;10000;[.C15]))+[$д.D15]" office:value-type="float" office:value="744" calcext:value-type="float">
            <text:p>744</text:p>
          </table:table-cell>
          <table:table-cell table:formula="of:=MIN(IF([$з.E15]=&quot;+&quot;;10000;[.E14]);IF([$з.E15]=&quot;-&quot;;10000;[.D15]))+[$д.E15]" office:value-type="float" office:value="934" calcext:value-type="float">
            <text:p>934</text:p>
          </table:table-cell>
          <table:table-cell table:formula="of:=MIN(IF([$з.F15]=&quot;+&quot;;10000;[.F14]);IF([$з.F15]=&quot;-&quot;;10000;[.E15]))+[$д.F15]" office:value-type="float" office:value="963" calcext:value-type="float">
            <text:p>963</text:p>
          </table:table-cell>
          <table:table-cell table:formula="of:=MIN(IF([$з.G15]=&quot;+&quot;;10000;[.G14]);IF([$з.G15]=&quot;-&quot;;10000;[.F15]))+[$д.G15]" office:value-type="float" office:value="885" calcext:value-type="float">
            <text:p>885</text:p>
          </table:table-cell>
          <table:table-cell table:formula="of:=MIN(IF([$з.H15]=&quot;+&quot;;10000;[.H14]);IF([$з.H15]=&quot;-&quot;;10000;[.G15]))+[$д.H15]" office:value-type="float" office:value="886" calcext:value-type="float">
            <text:p>886</text:p>
          </table:table-cell>
          <table:table-cell table:formula="of:=MIN(IF([$з.I15]=&quot;+&quot;;10000;[.I14]);IF([$з.I15]=&quot;-&quot;;10000;[.H15]))+[$д.I15]" office:value-type="float" office:value="912" calcext:value-type="float">
            <text:p>912</text:p>
          </table:table-cell>
          <table:table-cell table:formula="of:=MIN(IF([$з.J15]=&quot;+&quot;;10000;[.J14]);IF([$з.J15]=&quot;-&quot;;10000;[.I15]))+[$д.J15]" office:value-type="float" office:value="941" calcext:value-type="float">
            <text:p>941</text:p>
          </table:table-cell>
          <table:table-cell table:formula="of:=MIN(IF([$з.K15]=&quot;+&quot;;10000;[.K14]);IF([$з.K15]=&quot;-&quot;;10000;[.J15]))+[$д.K15]" office:value-type="float" office:value="908" calcext:value-type="float">
            <text:p>908</text:p>
          </table:table-cell>
          <table:table-cell table:style-name="ce7" table:formula="of:=MIN(IF([$з.L15]=&quot;+&quot;;10000;[.L14]);IF([$з.L15]=&quot;-&quot;;10000;[.K15]))+[$д.L15]" office:value-type="float" office:value="915" calcext:value-type="float">
            <text:p>915</text:p>
          </table:table-cell>
          <table:table-cell table:style-name="ce7" table:formula="of:=MIN(IF([$з.M15]=&quot;+&quot;;10000;[.M14]);IF([$з.M15]=&quot;-&quot;;10000;[.L15]))+[$д.M15]" office:value-type="float" office:value="951" calcext:value-type="float">
            <text:p>951</text:p>
          </table:table-cell>
          <table:table-cell table:style-name="ce20" table:formula="of:=MIN(IF([$з.N15]=&quot;+&quot;;10000;[.N14]);IF([$з.N15]=&quot;-&quot;;10000;[.M15]))+[$д.N15]" office:value-type="float" office:value="1019" calcext:value-type="float">
            <text:p>1019</text:p>
          </table:table-cell>
          <table:table-cell table:formula="of:=MIN(IF([$з.O15]=&quot;+&quot;;10000;[.O14]);IF([$з.O15]=&quot;-&quot;;10000;[.N15]))+[$д.O15]" office:value-type="float" office:value="1371" calcext:value-type="float">
            <text:p>1371</text:p>
          </table:table-cell>
          <table:table-cell table:formula="of:=MIN(IF([$з.P15]=&quot;+&quot;;10000;[.P14]);IF([$з.P15]=&quot;-&quot;;10000;[.O15]))+[$д.P15]" office:value-type="float" office:value="1269" calcext:value-type="float">
            <text:p>1269</text:p>
          </table:table-cell>
          <table:table-cell table:style-name="ce8" table:formula="of:=MIN(IF([$з.Q15]=&quot;+&quot;;10000;[.Q14]);IF([$з.Q15]=&quot;-&quot;;10000;[.P15]))+[$д.Q15]" office:value-type="float" office:value="1304" calcext:value-type="float">
            <text:p>1304</text:p>
          </table:table-cell>
          <table:table-cell table:formula="of:=MIN(IF([$з.R15]=&quot;+&quot;;10000;[.R14]);IF([$з.R15]=&quot;-&quot;;10000;[.Q15]))+[$д.R15]" office:value-type="float" office:value="1562" calcext:value-type="float">
            <text:p>1562</text:p>
          </table:table-cell>
          <table:table-cell table:formula="of:=MIN(IF([$з.S15]=&quot;+&quot;;10000;[.S14]);IF([$з.S15]=&quot;-&quot;;10000;[.R15]))+[$д.S15]" office:value-type="float" office:value="1397" calcext:value-type="float">
            <text:p>1397</text:p>
          </table:table-cell>
          <table:table-cell table:formula="of:=MIN(IF([$з.T15]=&quot;+&quot;;10000;[.T14]);IF([$з.T15]=&quot;-&quot;;10000;[.S15]))+[$д.T15]" office:value-type="float" office:value="1453" calcext:value-type="float">
            <text:p>1453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5]+[$д.A16]" office:value-type="float" office:value="744" calcext:value-type="float">
            <text:p>744</text:p>
          </table:table-cell>
          <table:table-cell table:style-name="ce6" table:formula="of:=MIN(IF([$з.B16]=&quot;+&quot;;10000;[.B15]);IF([$з.B16]=&quot;-&quot;;10000;[.A16]))+[$д.B16]" office:value-type="float" office:value="745" calcext:value-type="float">
            <text:p>745</text:p>
          </table:table-cell>
          <table:table-cell table:style-name="ce8" table:formula="of:=MIN(IF([$з.C16]=&quot;+&quot;;10000;[.C15]);IF([$з.C16]=&quot;-&quot;;10000;[.B16]))+[$д.C16]" office:value-type="float" office:value="750" calcext:value-type="float">
            <text:p>750</text:p>
          </table:table-cell>
          <table:table-cell table:formula="of:=MIN(IF([$з.D16]=&quot;+&quot;;10000;[.D15]);IF([$з.D16]=&quot;-&quot;;10000;[.C16]))+[$д.D16]" office:value-type="float" office:value="748" calcext:value-type="float">
            <text:p>748</text:p>
          </table:table-cell>
          <table:table-cell table:formula="of:=MIN(IF([$з.E16]=&quot;+&quot;;10000;[.E15]);IF([$з.E16]=&quot;-&quot;;10000;[.D16]))+[$д.E16]" office:value-type="float" office:value="991" calcext:value-type="float">
            <text:p>991</text:p>
          </table:table-cell>
          <table:table-cell table:formula="of:=MIN(IF([$з.F16]=&quot;+&quot;;10000;[.F15]);IF([$з.F16]=&quot;-&quot;;10000;[.E16]))+[$д.F16]" office:value-type="float" office:value="982" calcext:value-type="float">
            <text:p>982</text:p>
          </table:table-cell>
          <table:table-cell table:formula="of:=MIN(IF([$з.G16]=&quot;+&quot;;10000;[.G15]);IF([$з.G16]=&quot;-&quot;;10000;[.F16]))+[$д.G16]" office:value-type="float" office:value="953" calcext:value-type="float">
            <text:p>953</text:p>
          </table:table-cell>
          <table:table-cell table:formula="of:=MIN(IF([$з.H16]=&quot;+&quot;;10000;[.H15]);IF([$з.H16]=&quot;-&quot;;10000;[.G16]))+[$д.H16]" office:value-type="float" office:value="944" calcext:value-type="float">
            <text:p>944</text:p>
          </table:table-cell>
          <table:table-cell table:formula="of:=MIN(IF([$з.I16]=&quot;+&quot;;10000;[.I15]);IF([$з.I16]=&quot;-&quot;;10000;[.H16]))+[$д.I16]" office:value-type="float" office:value="960" calcext:value-type="float">
            <text:p>960</text:p>
          </table:table-cell>
          <table:table-cell table:formula="of:=MIN(IF([$з.J16]=&quot;+&quot;;10000;[.J15]);IF([$з.J16]=&quot;-&quot;;10000;[.I16]))+[$д.J16]" office:value-type="float" office:value="1040" calcext:value-type="float">
            <text:p>1040</text:p>
          </table:table-cell>
          <table:table-cell table:formula="of:=MIN(IF([$з.K16]=&quot;+&quot;;10000;[.K15]);IF([$з.K16]=&quot;-&quot;;10000;[.J16]))+[$д.K16]" office:value-type="float" office:value="979" calcext:value-type="float">
            <text:p>979</text:p>
          </table:table-cell>
          <table:table-cell table:formula="of:=MIN(IF([$з.L16]=&quot;+&quot;;10000;[.L15]);IF([$з.L16]=&quot;-&quot;;10000;[.K16]))+[$д.L16]" office:value-type="float" office:value="998" calcext:value-type="float">
            <text:p>998</text:p>
          </table:table-cell>
          <table:table-cell table:formula="of:=MIN(IF([$з.M16]=&quot;+&quot;;10000;[.M15]);IF([$з.M16]=&quot;-&quot;;10000;[.L16]))+[$д.M16]" office:value-type="float" office:value="1023" calcext:value-type="float">
            <text:p>1023</text:p>
          </table:table-cell>
          <table:table-cell table:formula="of:=MIN(IF([$з.N16]=&quot;+&quot;;10000;[.N15]);IF([$з.N16]=&quot;-&quot;;10000;[.M16]))+[$д.N16]" office:value-type="float" office:value="1059" calcext:value-type="float">
            <text:p>1059</text:p>
          </table:table-cell>
          <table:table-cell table:formula="of:=MIN(IF([$з.O16]=&quot;+&quot;;10000;[.O15]);IF([$з.O16]=&quot;-&quot;;10000;[.N16]))+[$д.O16]" office:value-type="float" office:value="1068" calcext:value-type="float">
            <text:p>1068</text:p>
          </table:table-cell>
          <table:table-cell table:formula="of:=MIN(IF([$з.P16]=&quot;+&quot;;10000;[.P15]);IF([$з.P16]=&quot;-&quot;;10000;[.O16]))+[$д.P16]" office:value-type="float" office:value="1133" calcext:value-type="float">
            <text:p>1133</text:p>
          </table:table-cell>
          <table:table-cell table:style-name="ce8" table:formula="of:=MIN(IF([$з.Q16]=&quot;+&quot;;10000;[.Q15]);IF([$з.Q16]=&quot;-&quot;;10000;[.P16]))+[$д.Q16]" office:value-type="float" office:value="1171" calcext:value-type="float">
            <text:p>1171</text:p>
          </table:table-cell>
          <table:table-cell table:formula="of:=MIN(IF([$з.R16]=&quot;+&quot;;10000;[.R15]);IF([$з.R16]=&quot;-&quot;;10000;[.Q16]))+[$д.R16]" office:value-type="float" office:value="1607" calcext:value-type="float">
            <text:p>1607</text:p>
          </table:table-cell>
          <table:table-cell table:formula="of:=MIN(IF([$з.S16]=&quot;+&quot;;10000;[.S15]);IF([$з.S16]=&quot;-&quot;;10000;[.R16]))+[$д.S16]" office:value-type="float" office:value="1483" calcext:value-type="float">
            <text:p>1483</text:p>
          </table:table-cell>
          <table:table-cell table:formula="of:=MIN(IF([$з.T16]=&quot;+&quot;;10000;[.T15]);IF([$з.T16]=&quot;-&quot;;10000;[.S16]))+[$д.T16]" office:value-type="float" office:value="1542" calcext:value-type="float">
            <text:p>1542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6]+[$д.A17]" office:value-type="float" office:value="790" calcext:value-type="float">
            <text:p>790</text:p>
          </table:table-cell>
          <table:table-cell table:style-name="ce6" table:formula="of:=MIN(IF([$з.B17]=&quot;+&quot;;10000;[.B16]);IF([$з.B17]=&quot;-&quot;;10000;[.A17]))+[$д.B17]" office:value-type="float" office:value="788" calcext:value-type="float">
            <text:p>788</text:p>
          </table:table-cell>
          <table:table-cell table:style-name="ce20" table:formula="of:=MIN(IF([$з.C17]=&quot;+&quot;;10000;[.C16]);IF([$з.C17]=&quot;-&quot;;10000;[.B17]))+[$д.C17]" office:value-type="float" office:value="797" calcext:value-type="float">
            <text:p>797</text:p>
          </table:table-cell>
          <table:table-cell table:style-name="ce6" table:formula="of:=MIN(IF([$з.D17]=&quot;+&quot;;10000;[.D16]);IF([$з.D17]=&quot;-&quot;;10000;[.C17]))+[$д.D17]" office:value-type="float" office:value="806" calcext:value-type="float">
            <text:p>806</text:p>
          </table:table-cell>
          <table:table-cell table:formula="of:=MIN(IF([$з.E17]=&quot;+&quot;;10000;[.E16]);IF([$з.E17]=&quot;-&quot;;10000;[.D17]))+[$д.E17]" office:value-type="float" office:value="840" calcext:value-type="float">
            <text:p>840</text:p>
          </table:table-cell>
          <table:table-cell table:formula="of:=MIN(IF([$з.F17]=&quot;+&quot;;10000;[.F16]);IF([$з.F17]=&quot;-&quot;;10000;[.E17]))+[$д.F17]" office:value-type="float" office:value="929" calcext:value-type="float">
            <text:p>929</text:p>
          </table:table-cell>
          <table:table-cell table:formula="of:=MIN(IF([$з.G17]=&quot;+&quot;;10000;[.G16]);IF([$з.G17]=&quot;-&quot;;10000;[.F17]))+[$д.G17]" office:value-type="float" office:value="968" calcext:value-type="float">
            <text:p>968</text:p>
          </table:table-cell>
          <table:table-cell table:formula="of:=MIN(IF([$з.H17]=&quot;+&quot;;10000;[.H16]);IF([$з.H17]=&quot;-&quot;;10000;[.G17]))+[$д.H17]" office:value-type="float" office:value="970" calcext:value-type="float">
            <text:p>970</text:p>
          </table:table-cell>
          <table:table-cell table:formula="of:=MIN(IF([$з.I17]=&quot;+&quot;;10000;[.I16]);IF([$з.I17]=&quot;-&quot;;10000;[.H17]))+[$д.I17]" office:value-type="float" office:value="1001" calcext:value-type="float">
            <text:p>1001</text:p>
          </table:table-cell>
          <table:table-cell table:formula="of:=MIN(IF([$з.J17]=&quot;+&quot;;10000;[.J16]);IF([$з.J17]=&quot;-&quot;;10000;[.I17]))+[$д.J17]" office:value-type="float" office:value="1010" calcext:value-type="float">
            <text:p>1010</text:p>
          </table:table-cell>
          <table:table-cell table:formula="of:=MIN(IF([$з.K17]=&quot;+&quot;;10000;[.K16]);IF([$з.K17]=&quot;-&quot;;10000;[.J17]))+[$д.K17]" office:value-type="float" office:value="992" calcext:value-type="float">
            <text:p>992</text:p>
          </table:table-cell>
          <table:table-cell table:formula="of:=MIN(IF([$з.L17]=&quot;+&quot;;10000;[.L16]);IF([$з.L17]=&quot;-&quot;;10000;[.K17]))+[$д.L17]" office:value-type="float" office:value="1062" calcext:value-type="float">
            <text:p>1062</text:p>
          </table:table-cell>
          <table:table-cell table:formula="of:=MIN(IF([$з.M17]=&quot;+&quot;;10000;[.M16]);IF([$з.M17]=&quot;-&quot;;10000;[.L17]))+[$д.M17]" office:value-type="float" office:value="1033" calcext:value-type="float">
            <text:p>1033</text:p>
          </table:table-cell>
          <table:table-cell table:formula="of:=MIN(IF([$з.N17]=&quot;+&quot;;10000;[.N16]);IF([$з.N17]=&quot;-&quot;;10000;[.M17]))+[$д.N17]" office:value-type="float" office:value="1058" calcext:value-type="float">
            <text:p>1058</text:p>
          </table:table-cell>
          <table:table-cell table:formula="of:=MIN(IF([$з.O17]=&quot;+&quot;;10000;[.O16]);IF([$з.O17]=&quot;-&quot;;10000;[.N17]))+[$д.O17]" office:value-type="float" office:value="1154" calcext:value-type="float">
            <text:p>1154</text:p>
          </table:table-cell>
          <table:table-cell table:formula="of:=MIN(IF([$з.P17]=&quot;+&quot;;10000;[.P16]);IF([$з.P17]=&quot;-&quot;;10000;[.O17]))+[$д.P17]" office:value-type="float" office:value="1210" calcext:value-type="float">
            <text:p>1210</text:p>
          </table:table-cell>
          <table:table-cell table:formula="of:=MIN(IF([$з.Q17]=&quot;+&quot;;10000;[.Q16]);IF([$з.Q17]=&quot;-&quot;;10000;[.P17]))+[$д.Q17]" office:value-type="float" office:value="1198" calcext:value-type="float">
            <text:p>1198</text:p>
          </table:table-cell>
          <table:table-cell table:formula="of:=MIN(IF([$з.R17]=&quot;+&quot;;10000;[.R16]);IF([$з.R17]=&quot;-&quot;;10000;[.Q17]))+[$д.R17]" office:value-type="float" office:value="1278" calcext:value-type="float">
            <text:p>1278</text:p>
          </table:table-cell>
          <table:table-cell table:formula="of:=MIN(IF([$з.S17]=&quot;+&quot;;10000;[.S16]);IF([$з.S17]=&quot;-&quot;;10000;[.R17]))+[$д.S17]" office:value-type="float" office:value="1286" calcext:value-type="float">
            <text:p>1286</text:p>
          </table:table-cell>
          <table:table-cell table:formula="of:=MIN(IF([$з.T17]=&quot;+&quot;;10000;[.T16]);IF([$з.T17]=&quot;-&quot;;10000;[.S17]))+[$д.T17]" office:value-type="float" office:value="1323" calcext:value-type="float">
            <text:p>1323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7]+[$д.A18]" office:value-type="float" office:value="829" calcext:value-type="float">
            <text:p>829</text:p>
          </table:table-cell>
          <table:table-cell table:style-name="ce6" table:formula="of:=MIN(IF([$з.B18]=&quot;+&quot;;10000;[.B17]);IF([$з.B18]=&quot;-&quot;;10000;[.A18]))+[$д.B18]" office:value-type="float" office:value="813" calcext:value-type="float">
            <text:p>813</text:p>
          </table:table-cell>
          <table:table-cell table:style-name="ce6" table:formula="of:=MIN(IF([$з.C18]=&quot;+&quot;;10000;[.C17]);IF([$з.C18]=&quot;-&quot;;10000;[.B18]))+[$д.C18]" office:value-type="float" office:value="872" calcext:value-type="float">
            <text:p>872</text:p>
          </table:table-cell>
          <table:table-cell table:style-name="ce6" table:formula="of:=MIN(IF([$з.D18]=&quot;+&quot;;10000;[.D17]);IF([$з.D18]=&quot;-&quot;;10000;[.C18]))+[$д.D18]" office:value-type="float" office:value="837" calcext:value-type="float">
            <text:p>837</text:p>
          </table:table-cell>
          <table:table-cell table:formula="of:=MIN(IF([$з.E18]=&quot;+&quot;;10000;[.E17]);IF([$з.E18]=&quot;-&quot;;10000;[.D18]))+[$д.E18]" office:value-type="float" office:value="846" calcext:value-type="float">
            <text:p>846</text:p>
          </table:table-cell>
          <table:table-cell table:formula="of:=MIN(IF([$з.F18]=&quot;+&quot;;10000;[.F17]);IF([$з.F18]=&quot;-&quot;;10000;[.E18]))+[$д.F18]" office:value-type="float" office:value="879" calcext:value-type="float">
            <text:p>879</text:p>
          </table:table-cell>
          <table:table-cell table:formula="of:=MIN(IF([$з.G18]=&quot;+&quot;;10000;[.G17]);IF([$з.G18]=&quot;-&quot;;10000;[.F18]))+[$д.G18]" office:value-type="float" office:value="971" calcext:value-type="float">
            <text:p>971</text:p>
          </table:table-cell>
          <table:table-cell table:formula="of:=MIN(IF([$з.H18]=&quot;+&quot;;10000;[.H17]);IF([$з.H18]=&quot;-&quot;;10000;[.G18]))+[$д.H18]" office:value-type="float" office:value="982" calcext:value-type="float">
            <text:p>982</text:p>
          </table:table-cell>
          <table:table-cell table:formula="of:=MIN(IF([$з.I18]=&quot;+&quot;;10000;[.I17]);IF([$з.I18]=&quot;-&quot;;10000;[.H18]))+[$д.I18]" office:value-type="float" office:value="1051" calcext:value-type="float">
            <text:p>1051</text:p>
          </table:table-cell>
          <table:table-cell table:formula="of:=MIN(IF([$з.J18]=&quot;+&quot;;10000;[.J17]);IF([$з.J18]=&quot;-&quot;;10000;[.I18]))+[$д.J18]" office:value-type="float" office:value="1089" calcext:value-type="float">
            <text:p>1089</text:p>
          </table:table-cell>
          <table:table-cell table:formula="of:=MIN(IF([$з.K18]=&quot;+&quot;;10000;[.K17]);IF([$з.K18]=&quot;-&quot;;10000;[.J18]))+[$д.K18]" office:value-type="float" office:value="1045" calcext:value-type="float">
            <text:p>1045</text:p>
          </table:table-cell>
          <table:table-cell table:formula="of:=MIN(IF([$з.L18]=&quot;+&quot;;10000;[.L17]);IF([$з.L18]=&quot;-&quot;;10000;[.K18]))+[$д.L18]" office:value-type="float" office:value="1137" calcext:value-type="float">
            <text:p>1137</text:p>
          </table:table-cell>
          <table:table-cell table:formula="of:=MIN(IF([$з.M18]=&quot;+&quot;;10000;[.M17]);IF([$з.M18]=&quot;-&quot;;10000;[.L18]))+[$д.M18]" office:value-type="float" office:value="1132" calcext:value-type="float">
            <text:p>1132</text:p>
          </table:table-cell>
          <table:table-cell table:formula="of:=MIN(IF([$з.N18]=&quot;+&quot;;10000;[.N17]);IF([$з.N18]=&quot;-&quot;;10000;[.M18]))+[$д.N18]" office:value-type="float" office:value="1148" calcext:value-type="float">
            <text:p>1148</text:p>
          </table:table-cell>
          <table:table-cell table:formula="of:=MIN(IF([$з.O18]=&quot;+&quot;;10000;[.O17]);IF([$з.O18]=&quot;-&quot;;10000;[.N18]))+[$д.O18]" office:value-type="float" office:value="1152" calcext:value-type="float">
            <text:p>1152</text:p>
          </table:table-cell>
          <table:table-cell table:formula="of:=MIN(IF([$з.P18]=&quot;+&quot;;10000;[.P17]);IF([$з.P18]=&quot;-&quot;;10000;[.O18]))+[$д.P18]" office:value-type="float" office:value="1187" calcext:value-type="float">
            <text:p>1187</text:p>
          </table:table-cell>
          <table:table-cell table:formula="of:=MIN(IF([$з.Q18]=&quot;+&quot;;10000;[.Q17]);IF([$з.Q18]=&quot;-&quot;;10000;[.P18]))+[$д.Q18]" office:value-type="float" office:value="1200" calcext:value-type="float">
            <text:p>1200</text:p>
          </table:table-cell>
          <table:table-cell table:formula="of:=MIN(IF([$з.R18]=&quot;+&quot;;10000;[.R17]);IF([$з.R18]=&quot;-&quot;;10000;[.Q18]))+[$д.R18]" office:value-type="float" office:value="1240" calcext:value-type="float">
            <text:p>1240</text:p>
          </table:table-cell>
          <table:table-cell table:formula="of:=MIN(IF([$з.S18]=&quot;+&quot;;10000;[.S17]);IF([$з.S18]=&quot;-&quot;;10000;[.R18]))+[$д.S18]" office:value-type="float" office:value="1307" calcext:value-type="float">
            <text:p>1307</text:p>
          </table:table-cell>
          <table:table-cell table:formula="of:=MIN(IF([$з.T18]=&quot;+&quot;;10000;[.T17]);IF([$з.T18]=&quot;-&quot;;10000;[.S18]))+[$д.T18]" office:value-type="float" office:value="1393" calcext:value-type="float">
            <text:p>1393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8]+[$д.A19]" office:value-type="float" office:value="841" calcext:value-type="float">
            <text:p>841</text:p>
          </table:table-cell>
          <table:table-cell table:style-name="ce6" table:formula="of:=MIN(IF([$з.B19]=&quot;+&quot;;10000;[.B18]);IF([$з.B19]=&quot;-&quot;;10000;[.A19]))+[$д.B19]" office:value-type="float" office:value="847" calcext:value-type="float">
            <text:p>847</text:p>
          </table:table-cell>
          <table:table-cell table:style-name="ce6" table:formula="of:=MIN(IF([$з.C19]=&quot;+&quot;;10000;[.C18]);IF([$з.C19]=&quot;-&quot;;10000;[.B19]))+[$д.C19]" office:value-type="float" office:value="886" calcext:value-type="float">
            <text:p>886</text:p>
          </table:table-cell>
          <table:table-cell table:style-name="ce6" table:formula="of:=MIN(IF([$з.D19]=&quot;+&quot;;10000;[.D18]);IF([$з.D19]=&quot;-&quot;;10000;[.C19]))+[$д.D19]" office:value-type="float" office:value="931" calcext:value-type="float">
            <text:p>931</text:p>
          </table:table-cell>
          <table:table-cell table:formula="of:=MIN(IF([$з.E19]=&quot;+&quot;;10000;[.E18]);IF([$з.E19]=&quot;-&quot;;10000;[.D19]))+[$д.E19]" office:value-type="float" office:value="916" calcext:value-type="float">
            <text:p>916</text:p>
          </table:table-cell>
          <table:table-cell table:formula="of:=MIN(IF([$з.F19]=&quot;+&quot;;10000;[.F18]);IF([$з.F19]=&quot;-&quot;;10000;[.E19]))+[$д.F19]" office:value-type="float" office:value="963" calcext:value-type="float">
            <text:p>963</text:p>
          </table:table-cell>
          <table:table-cell table:formula="of:=MIN(IF([$з.G19]=&quot;+&quot;;10000;[.G18]);IF([$з.G19]=&quot;-&quot;;10000;[.F19]))+[$д.G19]" office:value-type="float" office:value="1058" calcext:value-type="float">
            <text:p>1058</text:p>
          </table:table-cell>
          <table:table-cell table:formula="of:=MIN(IF([$з.H19]=&quot;+&quot;;10000;[.H18]);IF([$з.H19]=&quot;-&quot;;10000;[.G19]))+[$д.H19]" office:value-type="float" office:value="991" calcext:value-type="float">
            <text:p>991</text:p>
          </table:table-cell>
          <table:table-cell table:formula="of:=MIN(IF([$з.I19]=&quot;+&quot;;10000;[.I18]);IF([$з.I19]=&quot;-&quot;;10000;[.H19]))+[$д.I19]" office:value-type="float" office:value="998" calcext:value-type="float">
            <text:p>998</text:p>
          </table:table-cell>
          <table:table-cell table:formula="of:=MIN(IF([$з.J19]=&quot;+&quot;;10000;[.J18]);IF([$з.J19]=&quot;-&quot;;10000;[.I19]))+[$д.J19]" office:value-type="float" office:value="1005" calcext:value-type="float">
            <text:p>1005</text:p>
          </table:table-cell>
          <table:table-cell table:formula="of:=MIN(IF([$з.K19]=&quot;+&quot;;10000;[.K18]);IF([$з.K19]=&quot;-&quot;;10000;[.J19]))+[$д.K19]" office:value-type="float" office:value="1072" calcext:value-type="float">
            <text:p>1072</text:p>
          </table:table-cell>
          <table:table-cell table:formula="of:=MIN(IF([$з.L19]=&quot;+&quot;;10000;[.L18]);IF([$з.L19]=&quot;-&quot;;10000;[.K19]))+[$д.L19]" office:value-type="float" office:value="1107" calcext:value-type="float">
            <text:p>1107</text:p>
          </table:table-cell>
          <table:table-cell table:formula="of:=MIN(IF([$з.M19]=&quot;+&quot;;10000;[.M18]);IF([$з.M19]=&quot;-&quot;;10000;[.L19]))+[$д.M19]" office:value-type="float" office:value="1204" calcext:value-type="float">
            <text:p>1204</text:p>
          </table:table-cell>
          <table:table-cell table:formula="of:=MIN(IF([$з.N19]=&quot;+&quot;;10000;[.N18]);IF([$з.N19]=&quot;-&quot;;10000;[.M19]))+[$д.N19]" office:value-type="float" office:value="1193" calcext:value-type="float">
            <text:p>1193</text:p>
          </table:table-cell>
          <table:table-cell table:formula="of:=MIN(IF([$з.O19]=&quot;+&quot;;10000;[.O18]);IF([$з.O19]=&quot;-&quot;;10000;[.N19]))+[$д.O19]" office:value-type="float" office:value="1221" calcext:value-type="float">
            <text:p>1221</text:p>
          </table:table-cell>
          <table:table-cell table:formula="of:=MIN(IF([$з.P19]=&quot;+&quot;;10000;[.P18]);IF([$з.P19]=&quot;-&quot;;10000;[.O19]))+[$д.P19]" office:value-type="float" office:value="1277" calcext:value-type="float">
            <text:p>1277</text:p>
          </table:table-cell>
          <table:table-cell table:formula="of:=MIN(IF([$з.Q19]=&quot;+&quot;;10000;[.Q18]);IF([$з.Q19]=&quot;-&quot;;10000;[.P19]))+[$д.Q19]" office:value-type="float" office:value="1279" calcext:value-type="float">
            <text:p>1279</text:p>
          </table:table-cell>
          <table:table-cell table:formula="of:=MIN(IF([$з.R19]=&quot;+&quot;;10000;[.R18]);IF([$з.R19]=&quot;-&quot;;10000;[.Q19]))+[$д.R19]" office:value-type="float" office:value="1269" calcext:value-type="float">
            <text:p>1269</text:p>
          </table:table-cell>
          <table:table-cell table:formula="of:=MIN(IF([$з.S19]=&quot;+&quot;;10000;[.S18]);IF([$з.S19]=&quot;-&quot;;10000;[.R19]))+[$д.S19]" office:value-type="float" office:value="1330" calcext:value-type="float">
            <text:p>1330</text:p>
          </table:table-cell>
          <table:table-cell table:formula="of:=MIN(IF([$з.T19]=&quot;+&quot;;10000;[.T18]);IF([$з.T19]=&quot;-&quot;;10000;[.S19]))+[$д.T19]" office:value-type="float" office:value="1416" calcext:value-type="float">
            <text:p>1416</text:p>
          </table:table-cell>
          <table:table-cell table:style-name="Default" table:number-columns-repeated="16364"/>
        </table:table-row>
        <table:table-row table:style-name="ro1">
          <table:table-cell table:style-name="ce4" table:formula="of:=[.A19]+[$д.A20]" office:value-type="float" office:value="864" calcext:value-type="float">
            <text:p>864</text:p>
          </table:table-cell>
          <table:table-cell table:style-name="ce7" table:formula="of:=MIN(IF([$з.B20]=&quot;+&quot;;10000;[.B19]);IF([$з.B20]=&quot;-&quot;;10000;[.A20]))+[$д.B20]" office:value-type="float" office:value="879" calcext:value-type="float">
            <text:p>879</text:p>
          </table:table-cell>
          <table:table-cell table:style-name="ce7" table:formula="of:=MIN(IF([$з.C20]=&quot;+&quot;;10000;[.C19]);IF([$з.C20]=&quot;-&quot;;10000;[.B20]))+[$д.C20]" office:value-type="float" office:value="927" calcext:value-type="float">
            <text:p>927</text:p>
          </table:table-cell>
          <table:table-cell table:style-name="ce7" table:formula="of:=MIN(IF([$з.D20]=&quot;+&quot;;10000;[.D19]);IF([$з.D20]=&quot;-&quot;;10000;[.C20]))+[$д.D20]" office:value-type="float" office:value="1019" calcext:value-type="float">
            <text:p>1019</text:p>
          </table:table-cell>
          <table:table-cell table:style-name="ce7" table:formula="of:=MIN(IF([$з.E20]=&quot;+&quot;;10000;[.E19]);IF([$з.E20]=&quot;-&quot;;10000;[.D20]))+[$д.E20]" office:value-type="float" office:value="1008" calcext:value-type="float">
            <text:p>1008</text:p>
          </table:table-cell>
          <table:table-cell table:style-name="ce7" table:formula="of:=MIN(IF([$з.F20]=&quot;+&quot;;10000;[.F19]);IF([$з.F20]=&quot;-&quot;;10000;[.E20]))+[$д.F20]" office:value-type="float" office:value="1048" calcext:value-type="float">
            <text:p>1048</text:p>
          </table:table-cell>
          <table:table-cell table:style-name="ce7" table:formula="of:=MIN(IF([$з.G20]=&quot;+&quot;;10000;[.G19]);IF([$з.G20]=&quot;-&quot;;10000;[.F20]))+[$д.G20]" office:value-type="float" office:value="1114" calcext:value-type="float">
            <text:p>1114</text:p>
          </table:table-cell>
          <table:table-cell table:style-name="ce7" table:formula="of:=MIN(IF([$з.H20]=&quot;+&quot;;10000;[.H19]);IF([$з.H20]=&quot;-&quot;;10000;[.G20]))+[$д.H20]" office:value-type="float" office:value="1057" calcext:value-type="float">
            <text:p>1057</text:p>
          </table:table-cell>
          <table:table-cell table:style-name="ce7" table:formula="of:=MIN(IF([$з.I20]=&quot;+&quot;;10000;[.I19]);IF([$з.I20]=&quot;-&quot;;10000;[.H20]))+[$д.I20]" office:value-type="float" office:value="1093" calcext:value-type="float">
            <text:p>1093</text:p>
          </table:table-cell>
          <table:table-cell table:style-name="ce7" table:formula="of:=MIN(IF([$з.J20]=&quot;+&quot;;10000;[.J19]);IF([$з.J20]=&quot;-&quot;;10000;[.I20]))+[$д.J20]" office:value-type="float" office:value="1076" calcext:value-type="float">
            <text:p>1076</text:p>
          </table:table-cell>
          <table:table-cell table:style-name="ce7" table:formula="of:=MIN(IF([$з.K20]=&quot;+&quot;;10000;[.K19]);IF([$з.K20]=&quot;-&quot;;10000;[.J20]))+[$д.K20]" office:value-type="float" office:value="1087" calcext:value-type="float">
            <text:p>1087</text:p>
          </table:table-cell>
          <table:table-cell table:style-name="ce7" table:formula="of:=MIN(IF([$з.L20]=&quot;+&quot;;10000;[.L19]);IF([$з.L20]=&quot;-&quot;;10000;[.K20]))+[$д.L20]" office:value-type="float" office:value="1162" calcext:value-type="float">
            <text:p>1162</text:p>
          </table:table-cell>
          <table:table-cell table:style-name="ce7" table:formula="of:=MIN(IF([$з.M20]=&quot;+&quot;;10000;[.M19]);IF([$з.M20]=&quot;-&quot;;10000;[.L20]))+[$д.M20]" office:value-type="float" office:value="1217" calcext:value-type="float">
            <text:p>1217</text:p>
          </table:table-cell>
          <table:table-cell table:style-name="ce7" table:formula="of:=MIN(IF([$з.N20]=&quot;+&quot;;10000;[.N19]);IF([$з.N20]=&quot;-&quot;;10000;[.M20]))+[$д.N20]" office:value-type="float" office:value="1225" calcext:value-type="float">
            <text:p>1225</text:p>
          </table:table-cell>
          <table:table-cell table:style-name="ce7" table:formula="of:=MIN(IF([$з.O20]=&quot;+&quot;;10000;[.O19]);IF([$з.O20]=&quot;-&quot;;10000;[.N20]))+[$д.O20]" office:value-type="float" office:value="1222" calcext:value-type="float">
            <text:p>1222</text:p>
          </table:table-cell>
          <table:table-cell table:style-name="ce7" table:formula="of:=MIN(IF([$з.P20]=&quot;+&quot;;10000;[.P19]);IF([$з.P20]=&quot;-&quot;;10000;[.O20]))+[$д.P20]" office:value-type="float" office:value="1311" calcext:value-type="float">
            <text:p>1311</text:p>
          </table:table-cell>
          <table:table-cell table:style-name="ce7" table:formula="of:=MIN(IF([$з.Q20]=&quot;+&quot;;10000;[.Q19]);IF([$з.Q20]=&quot;-&quot;;10000;[.P20]))+[$д.Q20]" office:value-type="float" office:value="1362" calcext:value-type="float">
            <text:p>1362</text:p>
          </table:table-cell>
          <table:table-cell table:style-name="ce7" table:formula="of:=MIN(IF([$з.R20]=&quot;+&quot;;10000;[.R19]);IF([$з.R20]=&quot;-&quot;;10000;[.Q20]))+[$д.R20]" office:value-type="float" office:value="1358" calcext:value-type="float">
            <text:p>1358</text:p>
          </table:table-cell>
          <table:table-cell table:style-name="ce7" table:formula="of:=MIN(IF([$з.S20]=&quot;+&quot;;10000;[.S19]);IF([$з.S20]=&quot;-&quot;;10000;[.R20]))+[$д.S20]" office:value-type="float" office:value="1360" calcext:value-type="float">
            <text:p>1360</text:p>
          </table:table-cell>
          <table:table-cell table:style-name="ce20" table:formula="of:=MIN(IF([$з.T20]=&quot;+&quot;;10000;[.T19]);IF([$з.T20]=&quot;-&quot;;10000;[.S20]))+[$д.T20]" office:value-type="float" office:value="1397" calcext:value-type="float">
            <text:p>1397</text:p>
          </table:table-cell>
          <table:table-cell table:style-name="Default" table:number-columns-repeated="16364"/>
        </table:table-row>
      </table:table>
      <table:table table:name="max" table:style-name="ta1">
        <table:table-column table:style-name="co5" table:default-cell-style-name="ce2"/>
        <table:table-column table:style-name="co5" table:number-columns-repeated="2" table:default-cell-style-name="ce16"/>
        <table:table-column table:style-name="co5" table:default-cell-style-name="ce8"/>
        <table:table-column table:style-name="co5" table:number-columns-repeated="15" table:default-cell-style-name="ce6"/>
        <table:table-column table:style-name="co5" table:default-cell-style-name="ce8"/>
        <table:table-column table:style-name="co5" table:number-columns-repeated="16364"/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table:formula="of:=[.A1]+[$д.B1]" office:value-type="float" office:value="92" calcext:value-type="float">
            <text:p>92</text:p>
          </table:table-cell>
          <table:table-cell table:style-name="ce5" table:formula="of:=[.B1]+[$д.C1]" office:value-type="float" office:value="101" calcext:value-type="float">
            <text:p>101</text:p>
          </table:table-cell>
          <table:table-cell table:style-name="ce10" table:formula="of:=[.C1]+[$д.D1]" office:value-type="float" office:value="120" calcext:value-type="float">
            <text:p>120</text:p>
          </table:table-cell>
          <table:table-cell table:style-name="ce5" table:formula="of:=[.D1]+[$д.E1]" office:value-type="float" office:value="220" calcext:value-type="float">
            <text:p>220</text:p>
          </table:table-cell>
          <table:table-cell table:style-name="ce5" table:formula="of:=[.E1]+[$д.F1]" office:value-type="float" office:value="227" calcext:value-type="float">
            <text:p>227</text:p>
          </table:table-cell>
          <table:table-cell table:style-name="ce5" table:formula="of:=[.F1]+[$д.G1]" office:value-type="float" office:value="239" calcext:value-type="float">
            <text:p>239</text:p>
          </table:table-cell>
          <table:table-cell table:style-name="ce5" table:formula="of:=[.G1]+[$д.H1]" office:value-type="float" office:value="302" calcext:value-type="float">
            <text:p>302</text:p>
          </table:table-cell>
          <table:table-cell table:style-name="ce5" table:formula="of:=[.H1]+[$д.I1]" office:value-type="float" office:value="384" calcext:value-type="float">
            <text:p>384</text:p>
          </table:table-cell>
          <table:table-cell table:style-name="ce5" table:formula="of:=[.I1]+[$д.J1]" office:value-type="float" office:value="391" calcext:value-type="float">
            <text:p>391</text:p>
          </table:table-cell>
          <table:table-cell table:style-name="ce10" table:formula="of:=[.J1]+[$д.K1]" office:value-type="float" office:value="442" calcext:value-type="float">
            <text:p>442</text:p>
          </table:table-cell>
          <table:table-cell table:style-name="ce10" table:formula="of:=[.K1]+[$д.L1]" office:value-type="float" office:value="539" calcext:value-type="float">
            <text:p>539</text:p>
          </table:table-cell>
          <table:table-cell table:style-name="ce10" table:formula="of:=[.L1]+[$д.M1]" office:value-type="float" office:value="563" calcext:value-type="float">
            <text:p>563</text:p>
          </table:table-cell>
          <table:table-cell table:style-name="ce10" table:formula="of:=[.M1]+[$д.N1]" office:value-type="float" office:value="622" calcext:value-type="float">
            <text:p>622</text:p>
          </table:table-cell>
          <table:table-cell table:style-name="ce10" table:formula="of:=[.N1]+[$д.O1]" office:value-type="float" office:value="647" calcext:value-type="float">
            <text:p>647</text:p>
          </table:table-cell>
          <table:table-cell table:style-name="ce10" table:formula="of:=[.O1]+[$д.P1]" office:value-type="float" office:value="711" calcext:value-type="float">
            <text:p>711</text:p>
          </table:table-cell>
          <table:table-cell table:style-name="ce5" table:formula="of:=[.P1]+[$д.Q1]" office:value-type="float" office:value="784" calcext:value-type="float">
            <text:p>784</text:p>
          </table:table-cell>
          <table:table-cell table:style-name="ce10" table:formula="of:=[.Q1]+[$д.R1]" office:value-type="float" office:value="852" calcext:value-type="float">
            <text:p>852</text:p>
          </table:table-cell>
          <table:table-cell table:style-name="ce10" table:formula="of:=[.R1]+[$д.S1]" office:value-type="float" office:value="911" calcext:value-type="float">
            <text:p>911</text:p>
          </table:table-cell>
          <table:table-cell table:style-name="ce11" table:formula="of:=[.S1]+[$д.T1]" office:value-type="float" office:value="945" calcext:value-type="float">
            <text:p>945</text:p>
          </table:table-cell>
          <table:table-cell table:style-name="Default" table:number-columns-repeated="16364"/>
        </table:table-row>
        <table:table-row table:style-name="ro1">
          <table:table-cell table:formula="of:=[.A1]+[$д.A2]" office:value-type="float" office:value="81" calcext:value-type="float">
            <text:p>81</text:p>
          </table:table-cell>
          <table:table-cell table:formula="of:=MAX(IF([$з.B2]=&quot;+&quot;;0;[.B1]);IF([$з.B2]=&quot;-&quot;;0;[.A2]))+[$д.B2]" office:value-type="float" office:value="153" calcext:value-type="float">
            <text:p>153</text:p>
          </table:table-cell>
          <table:table-cell table:formula="of:=MAX(IF([$з.C2]=&quot;+&quot;;0;[.C1]);IF([$з.C2]=&quot;-&quot;;0;[.B2]))+[$д.C2]" office:value-type="float" office:value="172" calcext:value-type="float">
            <text:p>172</text:p>
          </table:table-cell>
          <table:table-cell table:formula="of:=MAX(IF([$з.D2]=&quot;+&quot;;0;[.D1]);IF([$з.D2]=&quot;-&quot;;0;[.C2]))+[$д.D2]" office:value-type="float" office:value="178" calcext:value-type="float">
            <text:p>178</text:p>
          </table:table-cell>
          <table:table-cell table:style-name="ce16" table:formula="of:=MAX(IF([$з.E2]=&quot;+&quot;;0;[.E1]);IF([$з.E2]=&quot;-&quot;;0;[.D2]))+[$д.E2]" office:value-type="float" office:value="316" calcext:value-type="float">
            <text:p>316</text:p>
          </table:table-cell>
          <table:table-cell table:style-name="ce16" table:formula="of:=MAX(IF([$з.F2]=&quot;+&quot;;0;[.F1]);IF([$з.F2]=&quot;-&quot;;0;[.E2]))+[$д.F2]" office:value-type="float" office:value="345" calcext:value-type="float">
            <text:p>345</text:p>
          </table:table-cell>
          <table:table-cell table:style-name="ce16" table:formula="of:=MAX(IF([$з.G2]=&quot;+&quot;;0;[.G1]);IF([$з.G2]=&quot;-&quot;;0;[.F2]))+[$д.G2]" office:value-type="float" office:value="417" calcext:value-type="float">
            <text:p>417</text:p>
          </table:table-cell>
          <table:table-cell table:style-name="ce16" table:formula="of:=MAX(IF([$з.H2]=&quot;+&quot;;0;[.H1]);IF([$з.H2]=&quot;-&quot;;0;[.G2]))+[$д.H2]" office:value-type="float" office:value="495" calcext:value-type="float">
            <text:p>495</text:p>
          </table:table-cell>
          <table:table-cell table:style-name="ce16" table:formula="of:=MAX(IF([$з.I2]=&quot;+&quot;;0;[.I1]);IF([$з.I2]=&quot;-&quot;;0;[.H2]))+[$д.I2]" office:value-type="float" office:value="528" calcext:value-type="float">
            <text:p>528</text:p>
          </table:table-cell>
          <table:table-cell table:style-name="ce22" table:formula="of:=MAX(IF([$з.J2]=&quot;+&quot;;0;[.J1]);IF([$з.J2]=&quot;-&quot;;0;[.I2]))+[$д.J2]" office:value-type="float" office:value="625" calcext:value-type="float">
            <text:p>625</text:p>
          </table:table-cell>
          <table:table-cell table:formula="of:=MAX(IF([$з.K2]=&quot;+&quot;;0;[.K1]);IF([$з.K2]=&quot;-&quot;;0;[.J2]))+[$д.K2]" office:value-type="float" office:value="535" calcext:value-type="float">
            <text:p>535</text:p>
          </table:table-cell>
          <table:table-cell table:formula="of:=MAX(IF([$з.L2]=&quot;+&quot;;0;[.L1]);IF([$з.L2]=&quot;-&quot;;0;[.K2]))+[$д.L2]" office:value-type="float" office:value="607" calcext:value-type="float">
            <text:p>607</text:p>
          </table:table-cell>
          <table:table-cell table:formula="of:=MAX(IF([$з.M2]=&quot;+&quot;;0;[.M1]);IF([$з.M2]=&quot;-&quot;;0;[.L2]))+[$д.M2]" office:value-type="float" office:value="673" calcext:value-type="float">
            <text:p>673</text:p>
          </table:table-cell>
          <table:table-cell table:formula="of:=MAX(IF([$з.N2]=&quot;+&quot;;0;[.N1]);IF([$з.N2]=&quot;-&quot;;0;[.M2]))+[$д.N2]" office:value-type="float" office:value="694" calcext:value-type="float">
            <text:p>694</text:p>
          </table:table-cell>
          <table:table-cell table:formula="of:=MAX(IF([$з.O2]=&quot;+&quot;;0;[.O1]);IF([$з.O2]=&quot;-&quot;;0;[.N2]))+[$д.O2]" office:value-type="float" office:value="733" calcext:value-type="float">
            <text:p>733</text:p>
          </table:table-cell>
          <table:table-cell table:style-name="ce8" table:formula="of:=MAX(IF([$з.P2]=&quot;+&quot;;0;[.P1]);IF([$з.P2]=&quot;-&quot;;0;[.O2]))+[$д.P2]" office:value-type="float" office:value="809" calcext:value-type="float">
            <text:p>809</text:p>
          </table:table-cell>
          <table:table-cell table:style-name="ce16" table:formula="of:=MAX(IF([$з.Q2]=&quot;+&quot;;0;[.Q1]);IF([$з.Q2]=&quot;-&quot;;0;[.P2]))+[$д.Q2]" office:value-type="float" office:value="886" calcext:value-type="float">
            <text:p>886</text:p>
          </table:table-cell>
          <table:table-cell table:formula="of:=MAX(IF([$з.R2]=&quot;+&quot;;0;[.R1]);IF([$з.R2]=&quot;-&quot;;0;[.Q2]))+[$д.R2]" office:value-type="float" office:value="949" calcext:value-type="float">
            <text:p>949</text:p>
          </table:table-cell>
          <table:table-cell table:formula="of:=MAX(IF([$з.S2]=&quot;+&quot;;0;[.S1]);IF([$з.S2]=&quot;-&quot;;0;[.R2]))+[$д.S2]" office:value-type="float" office:value="973" calcext:value-type="float">
            <text:p>973</text:p>
          </table:table-cell>
          <table:table-cell table:formula="of:=MAX(IF([$з.T2]=&quot;+&quot;;0;[.T1]);IF([$з.T2]=&quot;-&quot;;0;[.S2]))+[$д.T2]" office:value-type="float" office:value="1000" calcext:value-type="float">
            <text:p>1000</text:p>
          </table:table-cell>
          <table:table-cell table:style-name="Default" table:number-columns-repeated="16364"/>
        </table:table-row>
        <table:table-row table:style-name="ro1">
          <table:table-cell table:formula="of:=[.A2]+[$д.A3]" office:value-type="float" office:value="178" calcext:value-type="float">
            <text:p>178</text:p>
          </table:table-cell>
          <table:table-cell table:formula="of:=MAX(IF([$з.B3]=&quot;+&quot;;0;[.B2]);IF([$з.B3]=&quot;-&quot;;0;[.A3]))+[$д.B3]" office:value-type="float" office:value="255" calcext:value-type="float">
            <text:p>255</text:p>
          </table:table-cell>
          <table:table-cell table:formula="of:=MAX(IF([$з.C3]=&quot;+&quot;;0;[.C2]);IF([$з.C3]=&quot;-&quot;;0;[.B3]))+[$д.C3]" office:value-type="float" office:value="324" calcext:value-type="float">
            <text:p>324</text:p>
          </table:table-cell>
          <table:table-cell table:style-name="ce6" table:formula="of:=MAX(IF([$з.D3]=&quot;+&quot;;0;[.D2]);IF([$з.D3]=&quot;-&quot;;0;[.C3]))+[$д.D3]" office:value-type="float" office:value="270" calcext:value-type="float">
            <text:p>270</text:p>
          </table:table-cell>
          <table:table-cell table:formula="of:=MAX(IF([$з.E3]=&quot;+&quot;;0;[.E2]);IF([$з.E3]=&quot;-&quot;;0;[.D3]))+[$д.E3]" office:value-type="float" office:value="284" calcext:value-type="float">
            <text:p>284</text:p>
          </table:table-cell>
          <table:table-cell table:formula="of:=MAX(IF([$з.F3]=&quot;+&quot;;0;[.F2]);IF([$з.F3]=&quot;-&quot;;0;[.E3]))+[$д.F3]" office:value-type="float" office:value="330" calcext:value-type="float">
            <text:p>330</text:p>
          </table:table-cell>
          <table:table-cell table:formula="of:=MAX(IF([$з.G3]=&quot;+&quot;;0;[.G2]);IF([$з.G3]=&quot;-&quot;;0;[.F3]))+[$д.G3]" office:value-type="float" office:value="351" calcext:value-type="float">
            <text:p>351</text:p>
          </table:table-cell>
          <table:table-cell table:formula="of:=MAX(IF([$з.H3]=&quot;+&quot;;0;[.H2]);IF([$з.H3]=&quot;-&quot;;0;[.G3]))+[$д.H3]" office:value-type="float" office:value="418" calcext:value-type="float">
            <text:p>418</text:p>
          </table:table-cell>
          <table:table-cell table:formula="of:=MAX(IF([$з.I3]=&quot;+&quot;;0;[.I2]);IF([$з.I3]=&quot;-&quot;;0;[.H3]))+[$д.I3]" office:value-type="float" office:value="432" calcext:value-type="float">
            <text:p>432</text:p>
          </table:table-cell>
          <table:table-cell table:style-name="ce8" table:formula="of:=MAX(IF([$з.J3]=&quot;+&quot;;0;[.J2]);IF([$з.J3]=&quot;-&quot;;0;[.I3]))+[$д.J3]" office:value-type="float" office:value="483" calcext:value-type="float">
            <text:p>483</text:p>
          </table:table-cell>
          <table:table-cell table:formula="of:=MAX(IF([$з.K3]=&quot;+&quot;;0;[.K2]);IF([$з.K3]=&quot;-&quot;;0;[.J3]))+[$д.K3]" office:value-type="float" office:value="602" calcext:value-type="float">
            <text:p>602</text:p>
          </table:table-cell>
          <table:table-cell table:formula="of:=MAX(IF([$з.L3]=&quot;+&quot;;0;[.L2]);IF([$з.L3]=&quot;-&quot;;0;[.K3]))+[$д.L3]" office:value-type="float" office:value="629" calcext:value-type="float">
            <text:p>629</text:p>
          </table:table-cell>
          <table:table-cell table:formula="of:=MAX(IF([$з.M3]=&quot;+&quot;;0;[.M2]);IF([$з.M3]=&quot;-&quot;;0;[.L3]))+[$д.M3]" office:value-type="float" office:value="750" calcext:value-type="float">
            <text:p>750</text:p>
          </table:table-cell>
          <table:table-cell table:formula="of:=MAX(IF([$з.N3]=&quot;+&quot;;0;[.N2]);IF([$з.N3]=&quot;-&quot;;0;[.M3]))+[$д.N3]" office:value-type="float" office:value="820" calcext:value-type="float">
            <text:p>820</text:p>
          </table:table-cell>
          <table:table-cell table:formula="of:=MAX(IF([$з.O3]=&quot;+&quot;;0;[.O2]);IF([$з.O3]=&quot;-&quot;;0;[.N3]))+[$д.O3]" office:value-type="float" office:value="888" calcext:value-type="float">
            <text:p>888</text:p>
          </table:table-cell>
          <table:table-cell table:style-name="ce8" table:formula="of:=MAX(IF([$з.P3]=&quot;+&quot;;0;[.P2]);IF([$з.P3]=&quot;-&quot;;0;[.O3]))+[$д.P3]" office:value-type="float" office:value="947" calcext:value-type="float">
            <text:p>947</text:p>
          </table:table-cell>
          <table:table-cell table:style-name="ce16" table:formula="of:=MAX(IF([$з.Q3]=&quot;+&quot;;0;[.Q2]);IF([$з.Q3]=&quot;-&quot;;0;[.P3]))+[$д.Q3]" office:value-type="float" office:value="959" calcext:value-type="float">
            <text:p>959</text:p>
          </table:table-cell>
          <table:table-cell table:formula="of:=MAX(IF([$з.R3]=&quot;+&quot;;0;[.R2]);IF([$з.R3]=&quot;-&quot;;0;[.Q3]))+[$д.R3]" office:value-type="float" office:value="1045" calcext:value-type="float">
            <text:p>1045</text:p>
          </table:table-cell>
          <table:table-cell table:formula="of:=MAX(IF([$з.S3]=&quot;+&quot;;0;[.S2]);IF([$з.S3]=&quot;-&quot;;0;[.R3]))+[$д.S3]" office:value-type="float" office:value="1046" calcext:value-type="float">
            <text:p>1046</text:p>
          </table:table-cell>
          <table:table-cell table:formula="of:=MAX(IF([$з.T3]=&quot;+&quot;;0;[.T2]);IF([$з.T3]=&quot;-&quot;;0;[.S3]))+[$д.T3]" office:value-type="float" office:value="1047" calcext:value-type="float">
            <text:p>1047</text:p>
          </table:table-cell>
          <table:table-cell table:style-name="Default" table:number-columns-repeated="16364"/>
        </table:table-row>
        <table:table-row table:style-name="ro1">
          <table:table-cell table:formula="of:=[.A3]+[$д.A4]" office:value-type="float" office:value="237" calcext:value-type="float">
            <text:p>237</text:p>
          </table:table-cell>
          <table:table-cell table:formula="of:=MAX(IF([$з.B4]=&quot;+&quot;;0;[.B3]);IF([$з.B4]=&quot;-&quot;;0;[.A4]))+[$д.B4]" office:value-type="float" office:value="351" calcext:value-type="float">
            <text:p>351</text:p>
          </table:table-cell>
          <table:table-cell table:formula="of:=MAX(IF([$з.C4]=&quot;+&quot;;0;[.C3]);IF([$з.C4]=&quot;-&quot;;0;[.B4]))+[$д.C4]" office:value-type="float" office:value="411" calcext:value-type="float">
            <text:p>411</text:p>
          </table:table-cell>
          <table:table-cell table:style-name="ce6" table:formula="of:=MAX(IF([$з.D4]=&quot;+&quot;;0;[.D3]);IF([$з.D4]=&quot;-&quot;;0;[.C4]))+[$д.D4]" office:value-type="float" office:value="295" calcext:value-type="float">
            <text:p>295</text:p>
          </table:table-cell>
          <table:table-cell table:formula="of:=MAX(IF([$з.E4]=&quot;+&quot;;0;[.E3]);IF([$з.E4]=&quot;-&quot;;0;[.D4]))+[$д.E4]" office:value-type="float" office:value="385" calcext:value-type="float">
            <text:p>385</text:p>
          </table:table-cell>
          <table:table-cell table:formula="of:=MAX(IF([$з.F4]=&quot;+&quot;;0;[.F3]);IF([$з.F4]=&quot;-&quot;;0;[.E4]))+[$д.F4]" office:value-type="float" office:value="405" calcext:value-type="float">
            <text:p>405</text:p>
          </table:table-cell>
          <table:table-cell table:formula="of:=MAX(IF([$з.G4]=&quot;+&quot;;0;[.G3]);IF([$з.G4]=&quot;-&quot;;0;[.F4]))+[$д.G4]" office:value-type="float" office:value="469" calcext:value-type="float">
            <text:p>469</text:p>
          </table:table-cell>
          <table:table-cell table:formula="of:=MAX(IF([$з.H4]=&quot;+&quot;;0;[.H3]);IF([$з.H4]=&quot;-&quot;;0;[.G4]))+[$д.H4]" office:value-type="float" office:value="569" calcext:value-type="float">
            <text:p>569</text:p>
          </table:table-cell>
          <table:table-cell table:formula="of:=MAX(IF([$з.I4]=&quot;+&quot;;0;[.I3]);IF([$з.I4]=&quot;-&quot;;0;[.H4]))+[$д.I4]" office:value-type="float" office:value="626" calcext:value-type="float">
            <text:p>626</text:p>
          </table:table-cell>
          <table:table-cell table:style-name="ce8" table:formula="of:=MAX(IF([$з.J4]=&quot;+&quot;;0;[.J3]);IF([$з.J4]=&quot;-&quot;;0;[.I4]))+[$д.J4]" office:value-type="float" office:value="687" calcext:value-type="float">
            <text:p>687</text:p>
          </table:table-cell>
          <table:table-cell table:formula="of:=MAX(IF([$з.K4]=&quot;+&quot;;0;[.K3]);IF([$з.K4]=&quot;-&quot;;0;[.J4]))+[$д.K4]" office:value-type="float" office:value="622" calcext:value-type="float">
            <text:p>622</text:p>
          </table:table-cell>
          <table:table-cell table:formula="of:=MAX(IF([$з.L4]=&quot;+&quot;;0;[.L3]);IF([$з.L4]=&quot;-&quot;;0;[.K4]))+[$д.L4]" office:value-type="float" office:value="634" calcext:value-type="float">
            <text:p>634</text:p>
          </table:table-cell>
          <table:table-cell table:formula="of:=MAX(IF([$з.M4]=&quot;+&quot;;0;[.M3]);IF([$з.M4]=&quot;-&quot;;0;[.L4]))+[$д.M4]" office:value-type="float" office:value="830" calcext:value-type="float">
            <text:p>830</text:p>
          </table:table-cell>
          <table:table-cell table:formula="of:=MAX(IF([$з.N4]=&quot;+&quot;;0;[.N3]);IF([$з.N4]=&quot;-&quot;;0;[.M4]))+[$д.N4]" office:value-type="float" office:value="863" calcext:value-type="float">
            <text:p>863</text:p>
          </table:table-cell>
          <table:table-cell table:formula="of:=MAX(IF([$з.O4]=&quot;+&quot;;0;[.O3]);IF([$з.O4]=&quot;-&quot;;0;[.N4]))+[$д.O4]" office:value-type="float" office:value="986" calcext:value-type="float">
            <text:p>986</text:p>
          </table:table-cell>
          <table:table-cell table:style-name="ce8" table:formula="of:=MAX(IF([$з.P4]=&quot;+&quot;;0;[.P3]);IF([$з.P4]=&quot;-&quot;;0;[.O4]))+[$д.P4]" office:value-type="float" office:value="1013" calcext:value-type="float">
            <text:p>1013</text:p>
          </table:table-cell>
          <table:table-cell table:style-name="ce16" table:formula="of:=MAX(IF([$з.Q4]=&quot;+&quot;;0;[.Q3]);IF([$з.Q4]=&quot;-&quot;;0;[.P4]))+[$д.Q4]" office:value-type="float" office:value="1113" calcext:value-type="float">
            <text:p>1113</text:p>
          </table:table-cell>
          <table:table-cell table:formula="of:=MAX(IF([$з.R4]=&quot;+&quot;;0;[.R3]);IF([$з.R4]=&quot;-&quot;;0;[.Q4]))+[$д.R4]" office:value-type="float" office:value="1085" calcext:value-type="float">
            <text:p>1085</text:p>
          </table:table-cell>
          <table:table-cell table:formula="of:=MAX(IF([$з.S4]=&quot;+&quot;;0;[.S3]);IF([$з.S4]=&quot;-&quot;;0;[.R4]))+[$д.S4]" office:value-type="float" office:value="1115" calcext:value-type="float">
            <text:p>1115</text:p>
          </table:table-cell>
          <table:table-cell table:formula="of:=MAX(IF([$з.T4]=&quot;+&quot;;0;[.T3]);IF([$з.T4]=&quot;-&quot;;0;[.S4]))+[$д.T4]" office:value-type="float" office:value="1169" calcext:value-type="float">
            <text:p>1169</text:p>
          </table:table-cell>
          <table:table-cell table:style-name="Default" table:number-columns-repeated="16364"/>
        </table:table-row>
        <table:table-row table:style-name="ro1">
          <table:table-cell table:formula="of:=[.A4]+[$д.A5]" office:value-type="float" office:value="245" calcext:value-type="float">
            <text:p>245</text:p>
          </table:table-cell>
          <table:table-cell table:formula="of:=MAX(IF([$з.B5]=&quot;+&quot;;0;[.B4]);IF([$з.B5]=&quot;-&quot;;0;[.A5]))+[$д.B5]" office:value-type="float" office:value="374" calcext:value-type="float">
            <text:p>374</text:p>
          </table:table-cell>
          <table:table-cell table:formula="of:=MAX(IF([$з.C5]=&quot;+&quot;;0;[.C4]);IF([$з.C5]=&quot;-&quot;;0;[.B5]))+[$д.C5]" office:value-type="float" office:value="489" calcext:value-type="float">
            <text:p>489</text:p>
          </table:table-cell>
          <table:table-cell table:style-name="ce6" table:formula="of:=MAX(IF([$з.D5]=&quot;+&quot;;0;[.D4]);IF([$з.D5]=&quot;-&quot;;0;[.C5]))+[$д.D5]" office:value-type="float" office:value="344" calcext:value-type="float">
            <text:p>344</text:p>
          </table:table-cell>
          <table:table-cell table:formula="of:=MAX(IF([$з.E5]=&quot;+&quot;;0;[.E4]);IF([$з.E5]=&quot;-&quot;;0;[.D5]))+[$д.E5]" office:value-type="float" office:value="420" calcext:value-type="float">
            <text:p>420</text:p>
          </table:table-cell>
          <table:table-cell table:formula="of:=MAX(IF([$з.F5]=&quot;+&quot;;0;[.F4]);IF([$з.F5]=&quot;-&quot;;0;[.E5]))+[$д.F5]" office:value-type="float" office:value="440" calcext:value-type="float">
            <text:p>440</text:p>
          </table:table-cell>
          <table:table-cell table:formula="of:=MAX(IF([$з.G5]=&quot;+&quot;;0;[.G4]);IF([$з.G5]=&quot;-&quot;;0;[.F5]))+[$д.G5]" office:value-type="float" office:value="516" calcext:value-type="float">
            <text:p>516</text:p>
          </table:table-cell>
          <table:table-cell table:formula="of:=MAX(IF([$з.H5]=&quot;+&quot;;0;[.H4]);IF([$з.H5]=&quot;-&quot;;0;[.G5]))+[$д.H5]" office:value-type="float" office:value="585" calcext:value-type="float">
            <text:p>585</text:p>
          </table:table-cell>
          <table:table-cell table:formula="of:=MAX(IF([$з.I5]=&quot;+&quot;;0;[.I4]);IF([$з.I5]=&quot;-&quot;;0;[.H5]))+[$д.I5]" office:value-type="float" office:value="718" calcext:value-type="float">
            <text:p>718</text:p>
          </table:table-cell>
          <table:table-cell table:formula="of:=MAX(IF([$з.J5]=&quot;+&quot;;0;[.J4]);IF([$з.J5]=&quot;-&quot;;0;[.I5]))+[$д.J5]" office:value-type="float" office:value="764" calcext:value-type="float">
            <text:p>764</text:p>
          </table:table-cell>
          <table:table-cell table:formula="of:=MAX(IF([$з.K5]=&quot;+&quot;;0;[.K4]);IF([$з.K5]=&quot;-&quot;;0;[.J5]))+[$д.K5]" office:value-type="float" office:value="858" calcext:value-type="float">
            <text:p>858</text:p>
          </table:table-cell>
          <table:table-cell table:formula="of:=MAX(IF([$з.L5]=&quot;+&quot;;0;[.L4]);IF([$з.L5]=&quot;-&quot;;0;[.K5]))+[$д.L5]" office:value-type="float" office:value="923" calcext:value-type="float">
            <text:p>923</text:p>
          </table:table-cell>
          <table:table-cell table:formula="of:=MAX(IF([$з.M5]=&quot;+&quot;;0;[.M4]);IF([$з.M5]=&quot;-&quot;;0;[.L5]))+[$д.M5]" office:value-type="float" office:value="954" calcext:value-type="float">
            <text:p>954</text:p>
          </table:table-cell>
          <table:table-cell table:formula="of:=MAX(IF([$з.N5]=&quot;+&quot;;0;[.N4]);IF([$з.N5]=&quot;-&quot;;0;[.M5]))+[$д.N5]" office:value-type="float" office:value="959" calcext:value-type="float">
            <text:p>959</text:p>
          </table:table-cell>
          <table:table-cell table:formula="of:=MAX(IF([$з.O5]=&quot;+&quot;;0;[.O4]);IF([$з.O5]=&quot;-&quot;;0;[.N5]))+[$д.O5]" office:value-type="float" office:value="1064" calcext:value-type="float">
            <text:p>1064</text:p>
          </table:table-cell>
          <table:table-cell table:style-name="ce8" table:formula="of:=MAX(IF([$з.P5]=&quot;+&quot;;0;[.P4]);IF([$з.P5]=&quot;-&quot;;0;[.O5]))+[$д.P5]" office:value-type="float" office:value="1136" calcext:value-type="float">
            <text:p>1136</text:p>
          </table:table-cell>
          <table:table-cell table:style-name="ce16" table:formula="of:=MAX(IF([$з.Q5]=&quot;+&quot;;0;[.Q4]);IF([$з.Q5]=&quot;-&quot;;0;[.P5]))+[$д.Q5]" office:value-type="float" office:value="1193" calcext:value-type="float">
            <text:p>1193</text:p>
          </table:table-cell>
          <table:table-cell table:formula="of:=MAX(IF([$з.R5]=&quot;+&quot;;0;[.R4]);IF([$з.R5]=&quot;-&quot;;0;[.Q5]))+[$д.R5]" office:value-type="float" office:value="1094" calcext:value-type="float">
            <text:p>1094</text:p>
          </table:table-cell>
          <table:table-cell table:formula="of:=MAX(IF([$з.S5]=&quot;+&quot;;0;[.S4]);IF([$з.S5]=&quot;-&quot;;0;[.R5]))+[$д.S5]" office:value-type="float" office:value="1196" calcext:value-type="float">
            <text:p>1196</text:p>
          </table:table-cell>
          <table:table-cell table:formula="of:=MAX(IF([$з.T5]=&quot;+&quot;;0;[.T4]);IF([$з.T5]=&quot;-&quot;;0;[.S5]))+[$д.T5]" office:value-type="float" office:value="1259" calcext:value-type="float">
            <text:p>1259</text:p>
          </table:table-cell>
          <table:table-cell table:style-name="Default" table:number-columns-repeated="16364"/>
        </table:table-row>
        <table:table-row table:style-name="ro1">
          <table:table-cell table:formula="of:=[.A5]+[$д.A6]" office:value-type="float" office:value="337" calcext:value-type="float">
            <text:p>337</text:p>
          </table:table-cell>
          <table:table-cell table:formula="of:=MAX(IF([$з.B6]=&quot;+&quot;;0;[.B5]);IF([$з.B6]=&quot;-&quot;;0;[.A6]))+[$д.B6]" office:value-type="float" office:value="400" calcext:value-type="float">
            <text:p>400</text:p>
          </table:table-cell>
          <table:table-cell table:formula="of:=MAX(IF([$з.C6]=&quot;+&quot;;0;[.C5]);IF([$з.C6]=&quot;-&quot;;0;[.B6]))+[$д.C6]" office:value-type="float" office:value="579" calcext:value-type="float">
            <text:p>579</text:p>
          </table:table-cell>
          <table:table-cell table:style-name="ce6" table:formula="of:=MAX(IF([$з.D6]=&quot;+&quot;;0;[.D5]);IF([$з.D6]=&quot;-&quot;;0;[.C6]))+[$д.D6]" office:value-type="float" office:value="359" calcext:value-type="float">
            <text:p>359</text:p>
          </table:table-cell>
          <table:table-cell table:formula="of:=MAX(IF([$з.E6]=&quot;+&quot;;0;[.E5]);IF([$з.E6]=&quot;-&quot;;0;[.D6]))+[$д.E6]" office:value-type="float" office:value="436" calcext:value-type="float">
            <text:p>436</text:p>
          </table:table-cell>
          <table:table-cell table:formula="of:=MAX(IF([$з.F6]=&quot;+&quot;;0;[.F5]);IF([$з.F6]=&quot;-&quot;;0;[.E6]))+[$д.F6]" office:value-type="float" office:value="462" calcext:value-type="float">
            <text:p>462</text:p>
          </table:table-cell>
          <table:table-cell table:formula="of:=MAX(IF([$з.G6]=&quot;+&quot;;0;[.G5]);IF([$з.G6]=&quot;-&quot;;0;[.F6]))+[$д.G6]" office:value-type="float" office:value="583" calcext:value-type="float">
            <text:p>583</text:p>
          </table:table-cell>
          <table:table-cell table:formula="of:=MAX(IF([$з.H6]=&quot;+&quot;;0;[.H5]);IF([$з.H6]=&quot;-&quot;;0;[.G6]))+[$д.H6]" office:value-type="float" office:value="637" calcext:value-type="float">
            <text:p>637</text:p>
          </table:table-cell>
          <table:table-cell table:formula="of:=MAX(IF([$з.I6]=&quot;+&quot;;0;[.I5]);IF([$з.I6]=&quot;-&quot;;0;[.H6]))+[$д.I6]" office:value-type="float" office:value="772" calcext:value-type="float">
            <text:p>772</text:p>
          </table:table-cell>
          <table:table-cell table:formula="of:=MAX(IF([$з.J6]=&quot;+&quot;;0;[.J5]);IF([$з.J6]=&quot;-&quot;;0;[.I6]))+[$д.J6]" office:value-type="float" office:value="785" calcext:value-type="float">
            <text:p>785</text:p>
          </table:table-cell>
          <table:table-cell table:formula="of:=MAX(IF([$з.K6]=&quot;+&quot;;0;[.K5]);IF([$з.K6]=&quot;-&quot;;0;[.J6]))+[$д.K6]" office:value-type="float" office:value="897" calcext:value-type="float">
            <text:p>897</text:p>
          </table:table-cell>
          <table:table-cell table:formula="of:=MAX(IF([$з.L6]=&quot;+&quot;;0;[.L5]);IF([$з.L6]=&quot;-&quot;;0;[.K6]))+[$д.L6]" office:value-type="float" office:value="976" calcext:value-type="float">
            <text:p>976</text:p>
          </table:table-cell>
          <table:table-cell table:formula="of:=MAX(IF([$з.M6]=&quot;+&quot;;0;[.M5]);IF([$з.M6]=&quot;-&quot;;0;[.L6]))+[$д.M6]" office:value-type="float" office:value="1001" calcext:value-type="float">
            <text:p>1001</text:p>
          </table:table-cell>
          <table:table-cell table:formula="of:=MAX(IF([$з.N6]=&quot;+&quot;;0;[.N5]);IF([$з.N6]=&quot;-&quot;;0;[.M6]))+[$д.N6]" office:value-type="float" office:value="1084" calcext:value-type="float">
            <text:p>1084</text:p>
          </table:table-cell>
          <table:table-cell table:formula="of:=MAX(IF([$з.O6]=&quot;+&quot;;0;[.O5]);IF([$з.O6]=&quot;-&quot;;0;[.N6]))+[$д.O6]" office:value-type="float" office:value="1126" calcext:value-type="float">
            <text:p>1126</text:p>
          </table:table-cell>
          <table:table-cell table:formula="of:=MAX(IF([$з.P6]=&quot;+&quot;;0;[.P5]);IF([$з.P6]=&quot;-&quot;;0;[.O6]))+[$д.P6]" office:value-type="float" office:value="1165" calcext:value-type="float">
            <text:p>1165</text:p>
          </table:table-cell>
          <table:table-cell table:formula="of:=MAX(IF([$з.Q6]=&quot;+&quot;;0;[.Q5]);IF([$з.Q6]=&quot;-&quot;;0;[.P6]))+[$д.Q6]" office:value-type="float" office:value="1237" calcext:value-type="float">
            <text:p>1237</text:p>
          </table:table-cell>
          <table:table-cell table:formula="of:=MAX(IF([$з.R6]=&quot;+&quot;;0;[.R5]);IF([$з.R6]=&quot;-&quot;;0;[.Q6]))+[$д.R6]" office:value-type="float" office:value="1308" calcext:value-type="float">
            <text:p>1308</text:p>
          </table:table-cell>
          <table:table-cell table:formula="of:=MAX(IF([$з.S6]=&quot;+&quot;;0;[.S5]);IF([$з.S6]=&quot;-&quot;;0;[.R6]))+[$д.S6]" office:value-type="float" office:value="1313" calcext:value-type="float">
            <text:p>1313</text:p>
          </table:table-cell>
          <table:table-cell table:formula="of:=MAX(IF([$з.T6]=&quot;+&quot;;0;[.T5]);IF([$з.T6]=&quot;-&quot;;0;[.S6]))+[$д.T6]" office:value-type="float" office:value="1362" calcext:value-type="float">
            <text:p>1362</text:p>
          </table:table-cell>
          <table:table-cell table:style-name="Default" table:number-columns-repeated="16364"/>
        </table:table-row>
        <table:table-row table:style-name="ro1">
          <table:table-cell table:formula="of:=[.A6]+[$д.A7]" office:value-type="float" office:value="420" calcext:value-type="float">
            <text:p>420</text:p>
          </table:table-cell>
          <table:table-cell table:formula="of:=MAX(IF([$з.B7]=&quot;+&quot;;0;[.B6]);IF([$з.B7]=&quot;-&quot;;0;[.A7]))+[$д.B7]" office:value-type="float" office:value="516" calcext:value-type="float">
            <text:p>516</text:p>
          </table:table-cell>
          <table:table-cell table:formula="of:=MAX(IF([$з.C7]=&quot;+&quot;;0;[.C6]);IF([$з.C7]=&quot;-&quot;;0;[.B7]))+[$д.C7]" office:value-type="float" office:value="593" calcext:value-type="float">
            <text:p>593</text:p>
          </table:table-cell>
          <table:table-cell table:formula="of:=MAX(IF([$з.D7]=&quot;+&quot;;0;[.D6]);IF([$з.D7]=&quot;-&quot;;0;[.C7]))+[$д.D7]" office:value-type="float" office:value="370" calcext:value-type="float">
            <text:p>370</text:p>
          </table:table-cell>
          <table:table-cell table:formula="of:=MAX(IF([$з.E7]=&quot;+&quot;;0;[.E6]);IF([$з.E7]=&quot;-&quot;;0;[.D7]))+[$д.E7]" office:value-type="float" office:value="479" calcext:value-type="float">
            <text:p>479</text:p>
          </table:table-cell>
          <table:table-cell table:formula="of:=MAX(IF([$з.F7]=&quot;+&quot;;0;[.F6]);IF([$з.F7]=&quot;-&quot;;0;[.E7]))+[$д.F7]" office:value-type="float" office:value="557" calcext:value-type="float">
            <text:p>557</text:p>
          </table:table-cell>
          <table:table-cell table:formula="of:=MAX(IF([$з.G7]=&quot;+&quot;;0;[.G6]);IF([$з.G7]=&quot;-&quot;;0;[.F7]))+[$д.G7]" office:value-type="float" office:value="604" calcext:value-type="float">
            <text:p>604</text:p>
          </table:table-cell>
          <table:table-cell table:formula="of:=MAX(IF([$з.H7]=&quot;+&quot;;0;[.H6]);IF([$з.H7]=&quot;-&quot;;0;[.G7]))+[$д.H7]" office:value-type="float" office:value="683" calcext:value-type="float">
            <text:p>683</text:p>
          </table:table-cell>
          <table:table-cell table:formula="of:=MAX(IF([$з.I7]=&quot;+&quot;;0;[.I6]);IF([$з.I7]=&quot;-&quot;;0;[.H7]))+[$д.I7]" office:value-type="float" office:value="837" calcext:value-type="float">
            <text:p>837</text:p>
          </table:table-cell>
          <table:table-cell table:formula="of:=MAX(IF([$з.J7]=&quot;+&quot;;0;[.J6]);IF([$з.J7]=&quot;-&quot;;0;[.I7]))+[$д.J7]" office:value-type="float" office:value="838" calcext:value-type="float">
            <text:p>838</text:p>
          </table:table-cell>
          <table:table-cell table:formula="of:=MAX(IF([$з.K7]=&quot;+&quot;;0;[.K6]);IF([$з.K7]=&quot;-&quot;;0;[.J7]))+[$д.K7]" office:value-type="float" office:value="920" calcext:value-type="float">
            <text:p>920</text:p>
          </table:table-cell>
          <table:table-cell table:formula="of:=MAX(IF([$з.L7]=&quot;+&quot;;0;[.L6]);IF([$з.L7]=&quot;-&quot;;0;[.K7]))+[$д.L7]" office:value-type="float" office:value="1053" calcext:value-type="float">
            <text:p>1053</text:p>
          </table:table-cell>
          <table:table-cell table:formula="of:=MAX(IF([$з.M7]=&quot;+&quot;;0;[.M6]);IF([$з.M7]=&quot;-&quot;;0;[.L7]))+[$д.M7]" office:value-type="float" office:value="1126" calcext:value-type="float">
            <text:p>1126</text:p>
          </table:table-cell>
          <table:table-cell table:formula="of:=MAX(IF([$з.N7]=&quot;+&quot;;0;[.N6]);IF([$з.N7]=&quot;-&quot;;0;[.M7]))+[$д.N7]" office:value-type="float" office:value="1203" calcext:value-type="float">
            <text:p>1203</text:p>
          </table:table-cell>
          <table:table-cell table:formula="of:=MAX(IF([$з.O7]=&quot;+&quot;;0;[.O6]);IF([$з.O7]=&quot;-&quot;;0;[.N7]))+[$д.O7]" office:value-type="float" office:value="1252" calcext:value-type="float">
            <text:p>1252</text:p>
          </table:table-cell>
          <table:table-cell table:formula="of:=MAX(IF([$з.P7]=&quot;+&quot;;0;[.P6]);IF([$з.P7]=&quot;-&quot;;0;[.O7]))+[$д.P7]" office:value-type="float" office:value="1258" calcext:value-type="float">
            <text:p>1258</text:p>
          </table:table-cell>
          <table:table-cell table:formula="of:=MAX(IF([$з.Q7]=&quot;+&quot;;0;[.Q6]);IF([$з.Q7]=&quot;-&quot;;0;[.P7]))+[$д.Q7]" office:value-type="float" office:value="1327" calcext:value-type="float">
            <text:p>1327</text:p>
          </table:table-cell>
          <table:table-cell table:formula="of:=MAX(IF([$з.R7]=&quot;+&quot;;0;[.R6]);IF([$з.R7]=&quot;-&quot;;0;[.Q7]))+[$д.R7]" office:value-type="float" office:value="1362" calcext:value-type="float">
            <text:p>1362</text:p>
          </table:table-cell>
          <table:table-cell table:formula="of:=MAX(IF([$з.S7]=&quot;+&quot;;0;[.S6]);IF([$з.S7]=&quot;-&quot;;0;[.R7]))+[$д.S7]" office:value-type="float" office:value="1425" calcext:value-type="float">
            <text:p>1425</text:p>
          </table:table-cell>
          <table:table-cell table:formula="of:=MAX(IF([$з.T7]=&quot;+&quot;;0;[.T6]);IF([$з.T7]=&quot;-&quot;;0;[.S7]))+[$д.T7]" office:value-type="float" office:value="1472" calcext:value-type="float">
            <text:p>1472</text:p>
          </table:table-cell>
          <table:table-cell table:style-name="Default" table:number-columns-repeated="16364"/>
        </table:table-row>
        <table:table-row table:style-name="ro1">
          <table:table-cell table:formula="of:=[.A7]+[$д.A8]" office:value-type="float" office:value="478" calcext:value-type="float">
            <text:p>478</text:p>
          </table:table-cell>
          <table:table-cell table:formula="of:=MAX(IF([$з.B8]=&quot;+&quot;;0;[.B7]);IF([$з.B8]=&quot;-&quot;;0;[.A8]))+[$д.B8]" office:value-type="float" office:value="529" calcext:value-type="float">
            <text:p>529</text:p>
          </table:table-cell>
          <table:table-cell table:formula="of:=MAX(IF([$з.C8]=&quot;+&quot;;0;[.C7]);IF([$з.C8]=&quot;-&quot;;0;[.B8]))+[$д.C8]" office:value-type="float" office:value="680" calcext:value-type="float">
            <text:p>680</text:p>
          </table:table-cell>
          <table:table-cell table:formula="of:=MAX(IF([$з.D8]=&quot;+&quot;;0;[.D7]);IF([$з.D8]=&quot;-&quot;;0;[.C8]))+[$д.D8]" office:value-type="float" office:value="439" calcext:value-type="float">
            <text:p>439</text:p>
          </table:table-cell>
          <table:table-cell table:formula="of:=MAX(IF([$з.E8]=&quot;+&quot;;0;[.E7]);IF([$з.E8]=&quot;-&quot;;0;[.D8]))+[$д.E8]" office:value-type="float" office:value="574" calcext:value-type="float">
            <text:p>574</text:p>
          </table:table-cell>
          <table:table-cell table:formula="of:=MAX(IF([$з.F8]=&quot;+&quot;;0;[.F7]);IF([$з.F8]=&quot;-&quot;;0;[.E8]))+[$д.F8]" office:value-type="float" office:value="664" calcext:value-type="float">
            <text:p>664</text:p>
          </table:table-cell>
          <table:table-cell table:formula="of:=MAX(IF([$з.G8]=&quot;+&quot;;0;[.G7]);IF([$з.G8]=&quot;-&quot;;0;[.F8]))+[$д.G8]" office:value-type="float" office:value="760" calcext:value-type="float">
            <text:p>760</text:p>
          </table:table-cell>
          <table:table-cell table:formula="of:=MAX(IF([$з.H8]=&quot;+&quot;;0;[.H7]);IF([$з.H8]=&quot;-&quot;;0;[.G8]))+[$д.H8]" office:value-type="float" office:value="793" calcext:value-type="float">
            <text:p>793</text:p>
          </table:table-cell>
          <table:table-cell table:formula="of:=MAX(IF([$з.I8]=&quot;+&quot;;0;[.I7]);IF([$з.I8]=&quot;-&quot;;0;[.H8]))+[$д.I8]" office:value-type="float" office:value="916" calcext:value-type="float">
            <text:p>916</text:p>
          </table:table-cell>
          <table:table-cell table:formula="of:=MAX(IF([$з.J8]=&quot;+&quot;;0;[.J7]);IF([$з.J8]=&quot;-&quot;;0;[.I8]))+[$д.J8]" office:value-type="float" office:value="1008" calcext:value-type="float">
            <text:p>1008</text:p>
          </table:table-cell>
          <table:table-cell table:formula="of:=MAX(IF([$з.K8]=&quot;+&quot;;0;[.K7]);IF([$з.K8]=&quot;-&quot;;0;[.J8]))+[$д.K8]" office:value-type="float" office:value="1030" calcext:value-type="float">
            <text:p>1030</text:p>
          </table:table-cell>
          <table:table-cell table:formula="of:=MAX(IF([$з.L8]=&quot;+&quot;;0;[.L7]);IF([$з.L8]=&quot;-&quot;;0;[.K8]))+[$д.L8]" office:value-type="float" office:value="1145" calcext:value-type="float">
            <text:p>1145</text:p>
          </table:table-cell>
          <table:table-cell table:formula="of:=MAX(IF([$з.M8]=&quot;+&quot;;0;[.M7]);IF([$з.M8]=&quot;-&quot;;0;[.L8]))+[$д.M8]" office:value-type="float" office:value="1201" calcext:value-type="float">
            <text:p>1201</text:p>
          </table:table-cell>
          <table:table-cell table:style-name="ce8" table:formula="of:=MAX(IF([$з.N8]=&quot;+&quot;;0;[.N7]);IF([$з.N8]=&quot;-&quot;;0;[.M8]))+[$д.N8]" office:value-type="float" office:value="1215" calcext:value-type="float">
            <text:p>1215</text:p>
          </table:table-cell>
          <table:table-cell table:formula="of:=MAX(IF([$з.O8]=&quot;+&quot;;0;[.O7]);IF([$з.O8]=&quot;-&quot;;0;[.N8]))+[$д.O8]" office:value-type="float" office:value="1334" calcext:value-type="float">
            <text:p>1334</text:p>
          </table:table-cell>
          <table:table-cell table:style-name="ce7" table:formula="of:=MAX(IF([$з.P8]=&quot;+&quot;;0;[.P7]);IF([$з.P8]=&quot;-&quot;;0;[.O8]))+[$д.P8]" office:value-type="float" office:value="1357" calcext:value-type="float">
            <text:p>1357</text:p>
          </table:table-cell>
          <table:table-cell table:style-name="ce7" table:formula="of:=MAX(IF([$з.Q8]=&quot;+&quot;;0;[.Q7]);IF([$з.Q8]=&quot;-&quot;;0;[.P8]))+[$д.Q8]" office:value-type="float" office:value="1454" calcext:value-type="float">
            <text:p>1454</text:p>
          </table:table-cell>
          <table:table-cell table:style-name="ce7" table:formula="of:=MAX(IF([$з.R8]=&quot;+&quot;;0;[.R7]);IF([$з.R8]=&quot;-&quot;;0;[.Q8]))+[$д.R8]" office:value-type="float" office:value="1530" calcext:value-type="float">
            <text:p>1530</text:p>
          </table:table-cell>
          <table:table-cell table:formula="of:=MAX(IF([$з.S8]=&quot;+&quot;;0;[.S7]);IF([$з.S8]=&quot;-&quot;;0;[.R8]))+[$д.S8]" office:value-type="float" office:value="1578" calcext:value-type="float">
            <text:p>1578</text:p>
          </table:table-cell>
          <table:table-cell table:formula="of:=MAX(IF([$з.T8]=&quot;+&quot;;0;[.T7]);IF([$з.T8]=&quot;-&quot;;0;[.S8]))+[$д.T8]" office:value-type="float" office:value="1594" calcext:value-type="float">
            <text:p>1594</text:p>
          </table:table-cell>
          <table:table-cell table:style-name="Default" table:number-columns-repeated="16364"/>
        </table:table-row>
        <table:table-row table:style-name="ro1">
          <table:table-cell table:formula="of:=[.A8]+[$д.A9]" office:value-type="float" office:value="568" calcext:value-type="float">
            <text:p>568</text:p>
          </table:table-cell>
          <table:table-cell table:formula="of:=MAX(IF([$з.B9]=&quot;+&quot;;0;[.B8]);IF([$з.B9]=&quot;-&quot;;0;[.A9]))+[$д.B9]" office:value-type="float" office:value="642" calcext:value-type="float">
            <text:p>642</text:p>
          </table:table-cell>
          <table:table-cell table:formula="of:=MAX(IF([$з.C9]=&quot;+&quot;;0;[.C8]);IF([$з.C9]=&quot;-&quot;;0;[.B9]))+[$д.C9]" office:value-type="float" office:value="753" calcext:value-type="float">
            <text:p>753</text:p>
          </table:table-cell>
          <table:table-cell table:formula="of:=MAX(IF([$з.D9]=&quot;+&quot;;0;[.D8]);IF([$з.D9]=&quot;-&quot;;0;[.C9]))+[$д.D9]" office:value-type="float" office:value="521" calcext:value-type="float">
            <text:p>521</text:p>
          </table:table-cell>
          <table:table-cell table:formula="of:=MAX(IF([$з.E9]=&quot;+&quot;;0;[.E8]);IF([$з.E9]=&quot;-&quot;;0;[.D9]))+[$д.E9]" office:value-type="float" office:value="667" calcext:value-type="float">
            <text:p>667</text:p>
          </table:table-cell>
          <table:table-cell table:formula="of:=MAX(IF([$з.F9]=&quot;+&quot;;0;[.F8]);IF([$з.F9]=&quot;-&quot;;0;[.E9]))+[$д.F9]" office:value-type="float" office:value="712" calcext:value-type="float">
            <text:p>712</text:p>
          </table:table-cell>
          <table:table-cell table:formula="of:=MAX(IF([$з.G9]=&quot;+&quot;;0;[.G8]);IF([$з.G9]=&quot;-&quot;;0;[.F9]))+[$д.G9]" office:value-type="float" office:value="804" calcext:value-type="float">
            <text:p>804</text:p>
          </table:table-cell>
          <table:table-cell table:formula="of:=MAX(IF([$з.H9]=&quot;+&quot;;0;[.H8]);IF([$з.H9]=&quot;-&quot;;0;[.G9]))+[$д.H9]" office:value-type="float" office:value="874" calcext:value-type="float">
            <text:p>874</text:p>
          </table:table-cell>
          <table:table-cell table:formula="of:=MAX(IF([$з.I9]=&quot;+&quot;;0;[.I8]);IF([$з.I9]=&quot;-&quot;;0;[.H9]))+[$д.I9]" office:value-type="float" office:value="983" calcext:value-type="float">
            <text:p>983</text:p>
          </table:table-cell>
          <table:table-cell table:formula="of:=MAX(IF([$з.J9]=&quot;+&quot;;0;[.J8]);IF([$з.J9]=&quot;-&quot;;0;[.I9]))+[$д.J9]" office:value-type="float" office:value="1105" calcext:value-type="float">
            <text:p>1105</text:p>
          </table:table-cell>
          <table:table-cell table:formula="of:=MAX(IF([$з.K9]=&quot;+&quot;;0;[.K8]);IF([$з.K9]=&quot;-&quot;;0;[.J9]))+[$д.K9]" office:value-type="float" office:value="1129" calcext:value-type="float">
            <text:p>1129</text:p>
          </table:table-cell>
          <table:table-cell table:formula="of:=MAX(IF([$з.L9]=&quot;+&quot;;0;[.L8]);IF([$з.L9]=&quot;-&quot;;0;[.K9]))+[$д.L9]" office:value-type="float" office:value="1242" calcext:value-type="float">
            <text:p>1242</text:p>
          </table:table-cell>
          <table:table-cell table:formula="of:=MAX(IF([$з.M9]=&quot;+&quot;;0;[.M8]);IF([$з.M9]=&quot;-&quot;;0;[.L9]))+[$д.M9]" office:value-type="float" office:value="1324" calcext:value-type="float">
            <text:p>1324</text:p>
          </table:table-cell>
          <table:table-cell table:style-name="ce8" table:formula="of:=MAX(IF([$з.N9]=&quot;+&quot;;0;[.N8]);IF([$з.N9]=&quot;-&quot;;0;[.M9]))+[$д.N9]" office:value-type="float" office:value="1387" calcext:value-type="float">
            <text:p>1387</text:p>
          </table:table-cell>
          <table:table-cell table:formula="of:=MAX(IF([$з.O9]=&quot;+&quot;;0;[.O8]);IF([$з.O9]=&quot;-&quot;;0;[.N9]))+[$д.O9]" office:value-type="float" office:value="1395" calcext:value-type="float">
            <text:p>1395</text:p>
          </table:table-cell>
          <table:table-cell table:formula="of:=MAX(IF([$з.P9]=&quot;+&quot;;0;[.P8]);IF([$з.P9]=&quot;-&quot;;0;[.O9]))+[$д.P9]" office:value-type="float" office:value="1461" calcext:value-type="float">
            <text:p>1461</text:p>
          </table:table-cell>
          <table:table-cell table:formula="of:=MAX(IF([$з.Q9]=&quot;+&quot;;0;[.Q8]);IF([$з.Q9]=&quot;-&quot;;0;[.P9]))+[$д.Q9]" office:value-type="float" office:value="1494" calcext:value-type="float">
            <text:p>1494</text:p>
          </table:table-cell>
          <table:table-cell table:formula="of:=MAX(IF([$з.R9]=&quot;+&quot;;0;[.R8]);IF([$з.R9]=&quot;-&quot;;0;[.Q9]))+[$д.R9]" office:value-type="float" office:value="1546" calcext:value-type="float">
            <text:p>1546</text:p>
          </table:table-cell>
          <table:table-cell table:formula="of:=MAX(IF([$з.S9]=&quot;+&quot;;0;[.S8]);IF([$з.S9]=&quot;-&quot;;0;[.R9]))+[$д.S9]" office:value-type="float" office:value="1606" calcext:value-type="float">
            <text:p>1606</text:p>
          </table:table-cell>
          <table:table-cell table:formula="of:=MAX(IF([$з.T9]=&quot;+&quot;;0;[.T8]);IF([$з.T9]=&quot;-&quot;;0;[.S9]))+[$д.T9]" office:value-type="float" office:value="1693" calcext:value-type="float">
            <text:p>1693</text:p>
          </table:table-cell>
          <table:table-cell table:style-name="Default" table:number-columns-repeated="16364"/>
        </table:table-row>
        <table:table-row table:style-name="ro1">
          <table:table-cell table:formula="of:=[.A9]+[$д.A10]" office:value-type="float" office:value="594" calcext:value-type="float">
            <text:p>594</text:p>
          </table:table-cell>
          <table:table-cell table:formula="of:=MAX(IF([$з.B10]=&quot;+&quot;;0;[.B9]);IF([$з.B10]=&quot;-&quot;;0;[.A10]))+[$д.B10]" office:value-type="float" office:value="741" calcext:value-type="float">
            <text:p>741</text:p>
          </table:table-cell>
          <table:table-cell table:formula="of:=MAX(IF([$з.C10]=&quot;+&quot;;0;[.C9]);IF([$з.C10]=&quot;-&quot;;0;[.B10]))+[$д.C10]" office:value-type="float" office:value="806" calcext:value-type="float">
            <text:p>806</text:p>
          </table:table-cell>
          <table:table-cell table:formula="of:=MAX(IF([$з.D10]=&quot;+&quot;;0;[.D9]);IF([$з.D10]=&quot;-&quot;;0;[.C10]))+[$д.D10]" office:value-type="float" office:value="573" calcext:value-type="float">
            <text:p>573</text:p>
          </table:table-cell>
          <table:table-cell table:formula="of:=MAX(IF([$з.E10]=&quot;+&quot;;0;[.E9]);IF([$з.E10]=&quot;-&quot;;0;[.D10]))+[$д.E10]" office:value-type="float" office:value="747" calcext:value-type="float">
            <text:p>747</text:p>
          </table:table-cell>
          <table:table-cell table:formula="of:=MAX(IF([$з.F10]=&quot;+&quot;;0;[.F9]);IF([$з.F10]=&quot;-&quot;;0;[.E10]))+[$д.F10]" office:value-type="float" office:value="846" calcext:value-type="float">
            <text:p>846</text:p>
          </table:table-cell>
          <table:table-cell table:formula="of:=MAX(IF([$з.G10]=&quot;+&quot;;0;[.G9]);IF([$з.G10]=&quot;-&quot;;0;[.F10]))+[$д.G10]" office:value-type="float" office:value="863" calcext:value-type="float">
            <text:p>863</text:p>
          </table:table-cell>
          <table:table-cell table:style-name="ce7" table:formula="of:=MAX(IF([$з.H10]=&quot;+&quot;;0;[.H9]);IF([$з.H10]=&quot;-&quot;;0;[.G10]))+[$д.H10]" office:value-type="float" office:value="916" calcext:value-type="float">
            <text:p>916</text:p>
          </table:table-cell>
          <table:table-cell table:style-name="ce7" table:formula="of:=MAX(IF([$з.I10]=&quot;+&quot;;0;[.I9]);IF([$з.I10]=&quot;-&quot;;0;[.H10]))+[$д.I10]" office:value-type="float" office:value="1075" calcext:value-type="float">
            <text:p>1075</text:p>
          </table:table-cell>
          <table:table-cell table:style-name="ce7" table:formula="of:=MAX(IF([$з.J10]=&quot;+&quot;;0;[.J9]);IF([$з.J10]=&quot;-&quot;;0;[.I10]))+[$д.J10]" office:value-type="float" office:value="1193" calcext:value-type="float">
            <text:p>1193</text:p>
          </table:table-cell>
          <table:table-cell table:style-name="ce7" table:formula="of:=MAX(IF([$з.K10]=&quot;+&quot;;0;[.K9]);IF([$з.K10]=&quot;-&quot;;0;[.J10]))+[$д.K10]" office:value-type="float" office:value="1250" calcext:value-type="float">
            <text:p>1250</text:p>
          </table:table-cell>
          <table:table-cell table:style-name="ce7" table:formula="of:=MAX(IF([$з.L10]=&quot;+&quot;;0;[.L9]);IF([$з.L10]=&quot;-&quot;;0;[.K10]))+[$д.L10]" office:value-type="float" office:value="1256" calcext:value-type="float">
            <text:p>1256</text:p>
          </table:table-cell>
          <table:table-cell table:formula="of:=MAX(IF([$з.M10]=&quot;+&quot;;0;[.M9]);IF([$з.M10]=&quot;-&quot;;0;[.L10]))+[$д.M10]" office:value-type="float" office:value="1386" calcext:value-type="float">
            <text:p>1386</text:p>
          </table:table-cell>
          <table:table-cell table:style-name="ce8" table:formula="of:=MAX(IF([$з.N10]=&quot;+&quot;;0;[.N9]);IF([$з.N10]=&quot;-&quot;;0;[.M10]))+[$д.N10]" office:value-type="float" office:value="1420" calcext:value-type="float">
            <text:p>1420</text:p>
          </table:table-cell>
          <table:table-cell table:formula="of:=MAX(IF([$з.O10]=&quot;+&quot;;0;[.O9]);IF([$з.O10]=&quot;-&quot;;0;[.N10]))+[$д.O10]" office:value-type="float" office:value="1495" calcext:value-type="float">
            <text:p>1495</text:p>
          </table:table-cell>
          <table:table-cell table:formula="of:=MAX(IF([$з.P10]=&quot;+&quot;;0;[.P9]);IF([$з.P10]=&quot;-&quot;;0;[.O10]))+[$д.P10]" office:value-type="float" office:value="1534" calcext:value-type="float">
            <text:p>1534</text:p>
          </table:table-cell>
          <table:table-cell table:formula="of:=MAX(IF([$з.Q10]=&quot;+&quot;;0;[.Q9]);IF([$з.Q10]=&quot;-&quot;;0;[.P10]))+[$д.Q10]" office:value-type="float" office:value="1613" calcext:value-type="float">
            <text:p>1613</text:p>
          </table:table-cell>
          <table:table-cell table:formula="of:=MAX(IF([$з.R10]=&quot;+&quot;;0;[.R9]);IF([$з.R10]=&quot;-&quot;;0;[.Q10]))+[$д.R10]" office:value-type="float" office:value="1706" calcext:value-type="float">
            <text:p>1706</text:p>
          </table:table-cell>
          <table:table-cell table:formula="of:=MAX(IF([$з.S10]=&quot;+&quot;;0;[.S9]);IF([$з.S10]=&quot;-&quot;;0;[.R10]))+[$д.S10]" office:value-type="float" office:value="1799" calcext:value-type="float">
            <text:p>1799</text:p>
          </table:table-cell>
          <table:table-cell table:formula="of:=MAX(IF([$з.T10]=&quot;+&quot;;0;[.T9]);IF([$з.T10]=&quot;-&quot;;0;[.S10]))+[$д.T10]" office:value-type="float" office:value="1811" calcext:value-type="float">
            <text:p>1811</text:p>
          </table:table-cell>
          <table:table-cell table:style-name="Default" table:number-columns-repeated="16364"/>
        </table:table-row>
        <table:table-row table:style-name="ro1">
          <table:table-cell table:formula="of:=[.A10]+[$д.A11]" office:value-type="float" office:value="600" calcext:value-type="float">
            <text:p>600</text:p>
          </table:table-cell>
          <table:table-cell table:formula="of:=MAX(IF([$з.B11]=&quot;+&quot;;0;[.B10]);IF([$з.B11]=&quot;-&quot;;0;[.A11]))+[$д.B11]" office:value-type="float" office:value="752" calcext:value-type="float">
            <text:p>752</text:p>
          </table:table-cell>
          <table:table-cell table:formula="of:=MAX(IF([$з.C11]=&quot;+&quot;;0;[.C10]);IF([$з.C11]=&quot;-&quot;;0;[.B11]))+[$д.C11]" office:value-type="float" office:value="807" calcext:value-type="float">
            <text:p>807</text:p>
          </table:table-cell>
          <table:table-cell table:formula="of:=MAX(IF([$з.D11]=&quot;+&quot;;0;[.D10]);IF([$з.D11]=&quot;-&quot;;0;[.C11]))+[$д.D11]" office:value-type="float" office:value="653" calcext:value-type="float">
            <text:p>653</text:p>
          </table:table-cell>
          <table:table-cell table:formula="of:=MAX(IF([$з.E11]=&quot;+&quot;;0;[.E10]);IF([$з.E11]=&quot;-&quot;;0;[.D11]))+[$д.E11]" office:value-type="float" office:value="809" calcext:value-type="float">
            <text:p>809</text:p>
          </table:table-cell>
          <table:table-cell table:formula="of:=MAX(IF([$з.F11]=&quot;+&quot;;0;[.F10]);IF([$з.F11]=&quot;-&quot;;0;[.E11]))+[$д.F11]" office:value-type="float" office:value="892" calcext:value-type="float">
            <text:p>892</text:p>
          </table:table-cell>
          <table:table-cell table:formula="of:=MAX(IF([$з.G11]=&quot;+&quot;;0;[.G10]);IF([$з.G11]=&quot;-&quot;;0;[.F11]))+[$д.G11]" office:value-type="float" office:value="987" calcext:value-type="float">
            <text:p>987</text:p>
          </table:table-cell>
          <table:table-cell table:formula="of:=MAX(IF([$з.H11]=&quot;+&quot;;0;[.H10]);IF([$з.H11]=&quot;-&quot;;0;[.G11]))+[$д.H11]" office:value-type="float" office:value="998" calcext:value-type="float">
            <text:p>998</text:p>
          </table:table-cell>
          <table:table-cell table:formula="of:=MAX(IF([$з.I11]=&quot;+&quot;;0;[.I10]);IF([$з.I11]=&quot;-&quot;;0;[.H11]))+[$д.I11]" office:value-type="float" office:value="1008" calcext:value-type="float">
            <text:p>1008</text:p>
          </table:table-cell>
          <table:table-cell table:formula="of:=MAX(IF([$з.J11]=&quot;+&quot;;0;[.J10]);IF([$з.J11]=&quot;-&quot;;0;[.I11]))+[$д.J11]" office:value-type="float" office:value="1010" calcext:value-type="float">
            <text:p>1010</text:p>
          </table:table-cell>
          <table:table-cell table:formula="of:=MAX(IF([$з.K11]=&quot;+&quot;;0;[.K10]);IF([$з.K11]=&quot;-&quot;;0;[.J11]))+[$д.K11]" office:value-type="float" office:value="1106" calcext:value-type="float">
            <text:p>1106</text:p>
          </table:table-cell>
          <table:table-cell table:formula="of:=MAX(IF([$з.L11]=&quot;+&quot;;0;[.L10]);IF([$з.L11]=&quot;-&quot;;0;[.K11]))+[$д.L11]" office:value-type="float" office:value="1173" calcext:value-type="float">
            <text:p>1173</text:p>
          </table:table-cell>
          <table:table-cell table:formula="of:=MAX(IF([$з.M11]=&quot;+&quot;;0;[.M10]);IF([$з.M11]=&quot;-&quot;;0;[.L11]))+[$д.M11]" office:value-type="float" office:value="1421" calcext:value-type="float">
            <text:p>1421</text:p>
          </table:table-cell>
          <table:table-cell table:style-name="ce8" table:formula="of:=MAX(IF([$з.N11]=&quot;+&quot;;0;[.N10]);IF([$з.N11]=&quot;-&quot;;0;[.M11]))+[$д.N11]" office:value-type="float" office:value="1496" calcext:value-type="float">
            <text:p>1496</text:p>
          </table:table-cell>
          <table:table-cell table:formula="of:=MAX(IF([$з.O11]=&quot;+&quot;;0;[.O10]);IF([$з.O11]=&quot;-&quot;;0;[.N11]))+[$д.O11]" office:value-type="float" office:value="1499" calcext:value-type="float">
            <text:p>1499</text:p>
          </table:table-cell>
          <table:table-cell table:formula="of:=MAX(IF([$з.P11]=&quot;+&quot;;0;[.P10]);IF([$з.P11]=&quot;-&quot;;0;[.O11]))+[$д.P11]" office:value-type="float" office:value="1613" calcext:value-type="float">
            <text:p>1613</text:p>
          </table:table-cell>
          <table:table-cell table:style-name="ce8" table:formula="of:=MAX(IF([$з.Q11]=&quot;+&quot;;0;[.Q10]);IF([$з.Q11]=&quot;-&quot;;0;[.P11]))+[$д.Q11]" office:value-type="float" office:value="1640" calcext:value-type="float">
            <text:p>1640</text:p>
          </table:table-cell>
          <table:table-cell table:formula="of:=MAX(IF([$з.R11]=&quot;+&quot;;0;[.R10]);IF([$з.R11]=&quot;-&quot;;0;[.Q11]))+[$д.R11]" office:value-type="float" office:value="1736" calcext:value-type="float">
            <text:p>1736</text:p>
          </table:table-cell>
          <table:table-cell table:formula="of:=MAX(IF([$з.S11]=&quot;+&quot;;0;[.S10]);IF([$з.S11]=&quot;-&quot;;0;[.R11]))+[$д.S11]" office:value-type="float" office:value="1873" calcext:value-type="float">
            <text:p>1873</text:p>
          </table:table-cell>
          <table:table-cell table:formula="of:=MAX(IF([$з.T11]=&quot;+&quot;;0;[.T10]);IF([$з.T11]=&quot;-&quot;;0;[.S11]))+[$д.T11]" office:value-type="float" office:value="1946" calcext:value-type="float">
            <text:p>1946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1]+[$д.A12]" office:value-type="float" office:value="603" calcext:value-type="float">
            <text:p>603</text:p>
          </table:table-cell>
          <table:table-cell table:style-name="ce6" table:formula="of:=MAX(IF([$з.B12]=&quot;+&quot;;0;[.B11]);IF([$з.B12]=&quot;-&quot;;0;[.A12]))+[$д.B12]" office:value-type="float" office:value="611" calcext:value-type="float">
            <text:p>611</text:p>
          </table:table-cell>
          <table:table-cell table:style-name="ce6" table:formula="of:=MAX(IF([$з.C12]=&quot;+&quot;;0;[.C11]);IF([$з.C12]=&quot;-&quot;;0;[.B12]))+[$д.C12]" office:value-type="float" office:value="692" calcext:value-type="float">
            <text:p>692</text:p>
          </table:table-cell>
          <table:table-cell table:formula="of:=MAX(IF([$з.D12]=&quot;+&quot;;0;[.D11]);IF([$з.D12]=&quot;-&quot;;0;[.C12]))+[$д.D12]" office:value-type="float" office:value="693" calcext:value-type="float">
            <text:p>693</text:p>
          </table:table-cell>
          <table:table-cell table:formula="of:=MAX(IF([$з.E12]=&quot;+&quot;;0;[.E11]);IF([$з.E12]=&quot;-&quot;;0;[.D12]))+[$д.E12]" office:value-type="float" office:value="900" calcext:value-type="float">
            <text:p>900</text:p>
          </table:table-cell>
          <table:table-cell table:formula="of:=MAX(IF([$з.F12]=&quot;+&quot;;0;[.F11]);IF([$з.F12]=&quot;-&quot;;0;[.E12]))+[$д.F12]" office:value-type="float" office:value="941" calcext:value-type="float">
            <text:p>941</text:p>
          </table:table-cell>
          <table:table-cell table:formula="of:=MAX(IF([$з.G12]=&quot;+&quot;;0;[.G11]);IF([$з.G12]=&quot;-&quot;;0;[.F12]))+[$д.G12]" office:value-type="float" office:value="1034" calcext:value-type="float">
            <text:p>1034</text:p>
          </table:table-cell>
          <table:table-cell table:formula="of:=MAX(IF([$з.H12]=&quot;+&quot;;0;[.H11]);IF([$з.H12]=&quot;-&quot;;0;[.G12]))+[$д.H12]" office:value-type="float" office:value="1047" calcext:value-type="float">
            <text:p>1047</text:p>
          </table:table-cell>
          <table:table-cell table:formula="of:=MAX(IF([$з.I12]=&quot;+&quot;;0;[.I11]);IF([$з.I12]=&quot;-&quot;;0;[.H12]))+[$д.I12]" office:value-type="float" office:value="1085" calcext:value-type="float">
            <text:p>1085</text:p>
          </table:table-cell>
          <table:table-cell table:formula="of:=MAX(IF([$з.J12]=&quot;+&quot;;0;[.J11]);IF([$з.J12]=&quot;-&quot;;0;[.I12]))+[$д.J12]" office:value-type="float" office:value="1111" calcext:value-type="float">
            <text:p>1111</text:p>
          </table:table-cell>
          <table:table-cell table:formula="of:=MAX(IF([$з.K12]=&quot;+&quot;;0;[.K11]);IF([$з.K12]=&quot;-&quot;;0;[.J12]))+[$д.K12]" office:value-type="float" office:value="1195" calcext:value-type="float">
            <text:p>1195</text:p>
          </table:table-cell>
          <table:table-cell table:formula="of:=MAX(IF([$з.L12]=&quot;+&quot;;0;[.L11]);IF([$з.L12]=&quot;-&quot;;0;[.K12]))+[$д.L12]" office:value-type="float" office:value="1295" calcext:value-type="float">
            <text:p>1295</text:p>
          </table:table-cell>
          <table:table-cell table:formula="of:=MAX(IF([$з.M12]=&quot;+&quot;;0;[.M11]);IF([$з.M12]=&quot;-&quot;;0;[.L12]))+[$д.M12]" office:value-type="float" office:value="1514" calcext:value-type="float">
            <text:p>1514</text:p>
          </table:table-cell>
          <table:table-cell table:style-name="ce8" table:formula="of:=MAX(IF([$з.N12]=&quot;+&quot;;0;[.N11]);IF([$з.N12]=&quot;-&quot;;0;[.M12]))+[$д.N12]" office:value-type="float" office:value="1582" calcext:value-type="float">
            <text:p>1582</text:p>
          </table:table-cell>
          <table:table-cell table:formula="of:=MAX(IF([$з.O12]=&quot;+&quot;;0;[.O11]);IF([$з.O12]=&quot;-&quot;;0;[.N12]))+[$д.O12]" office:value-type="float" office:value="1563" calcext:value-type="float">
            <text:p>1563</text:p>
          </table:table-cell>
          <table:table-cell table:formula="of:=MAX(IF([$з.P12]=&quot;+&quot;;0;[.P11]);IF([$з.P12]=&quot;-&quot;;0;[.O12]))+[$д.P12]" office:value-type="float" office:value="1619" calcext:value-type="float">
            <text:p>1619</text:p>
          </table:table-cell>
          <table:table-cell table:style-name="ce8" table:formula="of:=MAX(IF([$з.Q12]=&quot;+&quot;;0;[.Q11]);IF([$з.Q12]=&quot;-&quot;;0;[.P12]))+[$д.Q12]" office:value-type="float" office:value="1691" calcext:value-type="float">
            <text:p>1691</text:p>
          </table:table-cell>
          <table:table-cell table:formula="of:=MAX(IF([$з.R12]=&quot;+&quot;;0;[.R11]);IF([$з.R12]=&quot;-&quot;;0;[.Q12]))+[$д.R12]" office:value-type="float" office:value="1831" calcext:value-type="float">
            <text:p>1831</text:p>
          </table:table-cell>
          <table:table-cell table:formula="of:=MAX(IF([$з.S12]=&quot;+&quot;;0;[.S11]);IF([$з.S12]=&quot;-&quot;;0;[.R12]))+[$д.S12]" office:value-type="float" office:value="1931" calcext:value-type="float">
            <text:p>1931</text:p>
          </table:table-cell>
          <table:table-cell table:formula="of:=MAX(IF([$з.T12]=&quot;+&quot;;0;[.T11]);IF([$з.T12]=&quot;-&quot;;0;[.S12]))+[$д.T12]" office:value-type="float" office:value="1991" calcext:value-type="float">
            <text:p>1991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2]+[$д.A13]" office:value-type="float" office:value="611" calcext:value-type="float">
            <text:p>611</text:p>
          </table:table-cell>
          <table:table-cell table:style-name="ce6" table:formula="of:=MAX(IF([$з.B13]=&quot;+&quot;;0;[.B12]);IF([$з.B13]=&quot;-&quot;;0;[.A13]))+[$д.B13]" office:value-type="float" office:value="707" calcext:value-type="float">
            <text:p>707</text:p>
          </table:table-cell>
          <table:table-cell table:style-name="ce8" table:formula="of:=MAX(IF([$з.C13]=&quot;+&quot;;0;[.C12]);IF([$з.C13]=&quot;-&quot;;0;[.B13]))+[$д.C13]" office:value-type="float" office:value="782" calcext:value-type="float">
            <text:p>782</text:p>
          </table:table-cell>
          <table:table-cell table:formula="of:=MAX(IF([$з.D13]=&quot;+&quot;;0;[.D12]);IF([$з.D13]=&quot;-&quot;;0;[.C13]))+[$д.D13]" office:value-type="float" office:value="727" calcext:value-type="float">
            <text:p>727</text:p>
          </table:table-cell>
          <table:table-cell table:formula="of:=MAX(IF([$з.E13]=&quot;+&quot;;0;[.E12]);IF([$з.E13]=&quot;-&quot;;0;[.D13]))+[$д.E13]" office:value-type="float" office:value="930" calcext:value-type="float">
            <text:p>930</text:p>
          </table:table-cell>
          <table:table-cell table:formula="of:=MAX(IF([$з.F13]=&quot;+&quot;;0;[.F12]);IF([$з.F13]=&quot;-&quot;;0;[.E13]))+[$д.F13]" office:value-type="float" office:value="1015" calcext:value-type="float">
            <text:p>1015</text:p>
          </table:table-cell>
          <table:table-cell table:formula="of:=MAX(IF([$з.G13]=&quot;+&quot;;0;[.G12]);IF([$з.G13]=&quot;-&quot;;0;[.F13]))+[$д.G13]" office:value-type="float" office:value="1051" calcext:value-type="float">
            <text:p>1051</text:p>
          </table:table-cell>
          <table:table-cell table:formula="of:=MAX(IF([$з.H13]=&quot;+&quot;;0;[.H12]);IF([$з.H13]=&quot;-&quot;;0;[.G13]))+[$д.H13]" office:value-type="float" office:value="1124" calcext:value-type="float">
            <text:p>1124</text:p>
          </table:table-cell>
          <table:table-cell table:formula="of:=MAX(IF([$з.I13]=&quot;+&quot;;0;[.I12]);IF([$з.I13]=&quot;-&quot;;0;[.H13]))+[$д.I13]" office:value-type="float" office:value="1195" calcext:value-type="float">
            <text:p>1195</text:p>
          </table:table-cell>
          <table:table-cell table:formula="of:=MAX(IF([$з.J13]=&quot;+&quot;;0;[.J12]);IF([$з.J13]=&quot;-&quot;;0;[.I13]))+[$д.J13]" office:value-type="float" office:value="1196" calcext:value-type="float">
            <text:p>1196</text:p>
          </table:table-cell>
          <table:table-cell table:formula="of:=MAX(IF([$з.K13]=&quot;+&quot;;0;[.K12]);IF([$з.K13]=&quot;-&quot;;0;[.J13]))+[$д.K13]" office:value-type="float" office:value="1253" calcext:value-type="float">
            <text:p>1253</text:p>
          </table:table-cell>
          <table:table-cell table:formula="of:=MAX(IF([$з.L13]=&quot;+&quot;;0;[.L12]);IF([$з.L13]=&quot;-&quot;;0;[.K13]))+[$д.L13]" office:value-type="float" office:value="1344" calcext:value-type="float">
            <text:p>1344</text:p>
          </table:table-cell>
          <table:table-cell table:formula="of:=MAX(IF([$з.M13]=&quot;+&quot;;0;[.M12]);IF([$з.M13]=&quot;-&quot;;0;[.L13]))+[$д.M13]" office:value-type="float" office:value="1534" calcext:value-type="float">
            <text:p>1534</text:p>
          </table:table-cell>
          <table:table-cell table:style-name="ce8" table:formula="of:=MAX(IF([$з.N13]=&quot;+&quot;;0;[.N12]);IF([$з.N13]=&quot;-&quot;;0;[.M13]))+[$д.N13]" office:value-type="float" office:value="1627" calcext:value-type="float">
            <text:p>1627</text:p>
          </table:table-cell>
          <table:table-cell table:formula="of:=MAX(IF([$з.O13]=&quot;+&quot;;0;[.O12]);IF([$з.O13]=&quot;-&quot;;0;[.N13]))+[$д.O13]" office:value-type="float" office:value="1646" calcext:value-type="float">
            <text:p>1646</text:p>
          </table:table-cell>
          <table:table-cell table:formula="of:=MAX(IF([$з.P13]=&quot;+&quot;;0;[.P12]);IF([$з.P13]=&quot;-&quot;;0;[.O13]))+[$д.P13]" office:value-type="float" office:value="1732" calcext:value-type="float">
            <text:p>1732</text:p>
          </table:table-cell>
          <table:table-cell table:style-name="ce8" table:formula="of:=MAX(IF([$з.Q13]=&quot;+&quot;;0;[.Q12]);IF([$з.Q13]=&quot;-&quot;;0;[.P13]))+[$д.Q13]" office:value-type="float" office:value="1739" calcext:value-type="float">
            <text:p>1739</text:p>
          </table:table-cell>
          <table:table-cell table:formula="of:=MAX(IF([$з.R13]=&quot;+&quot;;0;[.R12]);IF([$з.R13]=&quot;-&quot;;0;[.Q13]))+[$д.R13]" office:value-type="float" office:value="1879" calcext:value-type="float">
            <text:p>1879</text:p>
          </table:table-cell>
          <table:table-cell table:formula="of:=MAX(IF([$з.S13]=&quot;+&quot;;0;[.S12]);IF([$з.S13]=&quot;-&quot;;0;[.R13]))+[$д.S13]" office:value-type="float" office:value="2012" calcext:value-type="float">
            <text:p>2012</text:p>
          </table:table-cell>
          <table:table-cell table:formula="of:=MAX(IF([$з.T13]=&quot;+&quot;;0;[.T12]);IF([$з.T13]=&quot;-&quot;;0;[.S13]))+[$д.T13]" office:value-type="float" office:value="2070" calcext:value-type="float">
            <text:p>2070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3]+[$д.A14]" office:value-type="float" office:value="619" calcext:value-type="float">
            <text:p>619</text:p>
          </table:table-cell>
          <table:table-cell table:style-name="ce6" table:formula="of:=MAX(IF([$з.B14]=&quot;+&quot;;0;[.B13]);IF([$з.B14]=&quot;-&quot;;0;[.A14]))+[$д.B14]" office:value-type="float" office:value="787" calcext:value-type="float">
            <text:p>787</text:p>
          </table:table-cell>
          <table:table-cell table:style-name="ce8" table:formula="of:=MAX(IF([$з.C14]=&quot;+&quot;;0;[.C13]);IF([$з.C14]=&quot;-&quot;;0;[.B14]))+[$д.C14]" office:value-type="float" office:value="805" calcext:value-type="float">
            <text:p>805</text:p>
          </table:table-cell>
          <table:table-cell table:formula="of:=MAX(IF([$з.D14]=&quot;+&quot;;0;[.D13]);IF([$з.D14]=&quot;-&quot;;0;[.C14]))+[$д.D14]" office:value-type="float" office:value="750" calcext:value-type="float">
            <text:p>750</text:p>
          </table:table-cell>
          <table:table-cell table:formula="of:=MAX(IF([$з.E14]=&quot;+&quot;;0;[.E13]);IF([$з.E14]=&quot;-&quot;;0;[.D14]))+[$д.E14]" office:value-type="float" office:value="991" calcext:value-type="float">
            <text:p>991</text:p>
          </table:table-cell>
          <table:table-cell table:formula="of:=MAX(IF([$з.F14]=&quot;+&quot;;0;[.F13]);IF([$з.F14]=&quot;-&quot;;0;[.E14]))+[$д.F14]" office:value-type="float" office:value="1049" calcext:value-type="float">
            <text:p>1049</text:p>
          </table:table-cell>
          <table:table-cell table:formula="of:=MAX(IF([$з.G14]=&quot;+&quot;;0;[.G13]);IF([$з.G14]=&quot;-&quot;;0;[.F14]))+[$д.G14]" office:value-type="float" office:value="1072" calcext:value-type="float">
            <text:p>1072</text:p>
          </table:table-cell>
          <table:table-cell table:formula="of:=MAX(IF([$з.H14]=&quot;+&quot;;0;[.H13]);IF([$з.H14]=&quot;-&quot;;0;[.G14]))+[$д.H14]" office:value-type="float" office:value="1163" calcext:value-type="float">
            <text:p>1163</text:p>
          </table:table-cell>
          <table:table-cell table:formula="of:=MAX(IF([$з.I14]=&quot;+&quot;;0;[.I13]);IF([$з.I14]=&quot;-&quot;;0;[.H14]))+[$д.I14]" office:value-type="float" office:value="1197" calcext:value-type="float">
            <text:p>1197</text:p>
          </table:table-cell>
          <table:table-cell table:formula="of:=MAX(IF([$з.J14]=&quot;+&quot;;0;[.J13]);IF([$з.J14]=&quot;-&quot;;0;[.I14]))+[$д.J14]" office:value-type="float" office:value="1292" calcext:value-type="float">
            <text:p>1292</text:p>
          </table:table-cell>
          <table:table-cell table:formula="of:=MAX(IF([$з.K14]=&quot;+&quot;;0;[.K13]);IF([$з.K14]=&quot;-&quot;;0;[.J14]))+[$д.K14]" office:value-type="float" office:value="1298" calcext:value-type="float">
            <text:p>1298</text:p>
          </table:table-cell>
          <table:table-cell table:formula="of:=MAX(IF([$з.L14]=&quot;+&quot;;0;[.L13]);IF([$з.L14]=&quot;-&quot;;0;[.K14]))+[$д.L14]" office:value-type="float" office:value="1435" calcext:value-type="float">
            <text:p>1435</text:p>
          </table:table-cell>
          <table:table-cell table:formula="of:=MAX(IF([$з.M14]=&quot;+&quot;;0;[.M13]);IF([$з.M14]=&quot;-&quot;;0;[.L14]))+[$д.M14]" office:value-type="float" office:value="1587" calcext:value-type="float">
            <text:p>1587</text:p>
          </table:table-cell>
          <table:table-cell table:style-name="ce8" table:formula="of:=MAX(IF([$з.N14]=&quot;+&quot;;0;[.N13]);IF([$з.N14]=&quot;-&quot;;0;[.M14]))+[$д.N14]" office:value-type="float" office:value="1638" calcext:value-type="float">
            <text:p>1638</text:p>
          </table:table-cell>
          <table:table-cell table:formula="of:=MAX(IF([$з.O14]=&quot;+&quot;;0;[.O13]);IF([$з.O14]=&quot;-&quot;;0;[.N14]))+[$д.O14]" office:value-type="float" office:value="1696" calcext:value-type="float">
            <text:p>1696</text:p>
          </table:table-cell>
          <table:table-cell table:formula="of:=MAX(IF([$з.P14]=&quot;+&quot;;0;[.P13]);IF([$з.P14]=&quot;-&quot;;0;[.O14]))+[$д.P14]" office:value-type="float" office:value="1747" calcext:value-type="float">
            <text:p>1747</text:p>
          </table:table-cell>
          <table:table-cell table:style-name="ce8" table:formula="of:=MAX(IF([$з.Q14]=&quot;+&quot;;0;[.Q13]);IF([$з.Q14]=&quot;-&quot;;0;[.P14]))+[$д.Q14]" office:value-type="float" office:value="1832" calcext:value-type="float">
            <text:p>1832</text:p>
          </table:table-cell>
          <table:table-cell table:formula="of:=MAX(IF([$з.R14]=&quot;+&quot;;0;[.R13]);IF([$з.R14]=&quot;-&quot;;0;[.Q14]))+[$д.R14]" office:value-type="float" office:value="1976" calcext:value-type="float">
            <text:p>1976</text:p>
          </table:table-cell>
          <table:table-cell table:formula="of:=MAX(IF([$з.S14]=&quot;+&quot;;0;[.S13]);IF([$з.S14]=&quot;-&quot;;0;[.R14]))+[$д.S14]" office:value-type="float" office:value="2023" calcext:value-type="float">
            <text:p>2023</text:p>
          </table:table-cell>
          <table:table-cell table:formula="of:=MAX(IF([$з.T14]=&quot;+&quot;;0;[.T13]);IF([$з.T14]=&quot;-&quot;;0;[.S14]))+[$д.T14]" office:value-type="float" office:value="2136" calcext:value-type="float">
            <text:p>2136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4]+[$д.A15]" office:value-type="float" office:value="712" calcext:value-type="float">
            <text:p>712</text:p>
          </table:table-cell>
          <table:table-cell table:style-name="ce6" table:formula="of:=MAX(IF([$з.B15]=&quot;+&quot;;0;[.B14]);IF([$з.B15]=&quot;-&quot;;0;[.A15]))+[$д.B15]" office:value-type="float" office:value="810" calcext:value-type="float">
            <text:p>810</text:p>
          </table:table-cell>
          <table:table-cell table:style-name="ce8" table:formula="of:=MAX(IF([$з.C15]=&quot;+&quot;;0;[.C14]);IF([$з.C15]=&quot;-&quot;;0;[.B15]))+[$д.C15]" office:value-type="float" office:value="865" calcext:value-type="float">
            <text:p>865</text:p>
          </table:table-cell>
          <table:table-cell table:formula="of:=MAX(IF([$з.D15]=&quot;+&quot;;0;[.D14]);IF([$з.D15]=&quot;-&quot;;0;[.C15]))+[$д.D15]" office:value-type="float" office:value="783" calcext:value-type="float">
            <text:p>783</text:p>
          </table:table-cell>
          <table:table-cell table:formula="of:=MAX(IF([$з.E15]=&quot;+&quot;;0;[.E14]);IF([$з.E15]=&quot;-&quot;;0;[.D15]))+[$д.E15]" office:value-type="float" office:value="995" calcext:value-type="float">
            <text:p>995</text:p>
          </table:table-cell>
          <table:table-cell table:formula="of:=MAX(IF([$з.F15]=&quot;+&quot;;0;[.F14]);IF([$з.F15]=&quot;-&quot;;0;[.E15]))+[$д.F15]" office:value-type="float" office:value="1113" calcext:value-type="float">
            <text:p>1113</text:p>
          </table:table-cell>
          <table:table-cell table:formula="of:=MAX(IF([$з.G15]=&quot;+&quot;;0;[.G14]);IF([$з.G15]=&quot;-&quot;;0;[.F15]))+[$д.G15]" office:value-type="float" office:value="1181" calcext:value-type="float">
            <text:p>1181</text:p>
          </table:table-cell>
          <table:table-cell table:formula="of:=MAX(IF([$з.H15]=&quot;+&quot;;0;[.H14]);IF([$з.H15]=&quot;-&quot;;0;[.G15]))+[$д.H15]" office:value-type="float" office:value="1211" calcext:value-type="float">
            <text:p>1211</text:p>
          </table:table-cell>
          <table:table-cell table:formula="of:=MAX(IF([$з.I15]=&quot;+&quot;;0;[.I14]);IF([$з.I15]=&quot;-&quot;;0;[.H15]))+[$д.I15]" office:value-type="float" office:value="1265" calcext:value-type="float">
            <text:p>1265</text:p>
          </table:table-cell>
          <table:table-cell table:formula="of:=MAX(IF([$з.J15]=&quot;+&quot;;0;[.J14]);IF([$з.J15]=&quot;-&quot;;0;[.I15]))+[$д.J15]" office:value-type="float" office:value="1356" calcext:value-type="float">
            <text:p>1356</text:p>
          </table:table-cell>
          <table:table-cell table:formula="of:=MAX(IF([$з.K15]=&quot;+&quot;;0;[.K14]);IF([$з.K15]=&quot;-&quot;;0;[.J15]))+[$д.K15]" office:value-type="float" office:value="1419" calcext:value-type="float">
            <text:p>1419</text:p>
          </table:table-cell>
          <table:table-cell table:style-name="ce7" table:formula="of:=MAX(IF([$з.L15]=&quot;+&quot;;0;[.L14]);IF([$з.L15]=&quot;-&quot;;0;[.K15]))+[$д.L15]" office:value-type="float" office:value="1442" calcext:value-type="float">
            <text:p>1442</text:p>
          </table:table-cell>
          <table:table-cell table:style-name="ce7" table:formula="of:=MAX(IF([$з.M15]=&quot;+&quot;;0;[.M14]);IF([$з.M15]=&quot;-&quot;;0;[.L15]))+[$д.M15]" office:value-type="float" office:value="1623" calcext:value-type="float">
            <text:p>1623</text:p>
          </table:table-cell>
          <table:table-cell table:style-name="ce20" table:formula="of:=MAX(IF([$з.N15]=&quot;+&quot;;0;[.N14]);IF([$з.N15]=&quot;-&quot;;0;[.M15]))+[$д.N15]" office:value-type="float" office:value="1706" calcext:value-type="float">
            <text:p>1706</text:p>
          </table:table-cell>
          <table:table-cell table:formula="of:=MAX(IF([$з.O15]=&quot;+&quot;;0;[.O14]);IF([$з.O15]=&quot;-&quot;;0;[.N15]))+[$д.O15]" office:value-type="float" office:value="1780" calcext:value-type="float">
            <text:p>1780</text:p>
          </table:table-cell>
          <table:table-cell table:formula="of:=MAX(IF([$з.P15]=&quot;+&quot;;0;[.P14]);IF([$з.P15]=&quot;-&quot;;0;[.O15]))+[$д.P15]" office:value-type="float" office:value="1788" calcext:value-type="float">
            <text:p>1788</text:p>
          </table:table-cell>
          <table:table-cell table:style-name="ce8" table:formula="of:=MAX(IF([$з.Q15]=&quot;+&quot;;0;[.Q14]);IF([$з.Q15]=&quot;-&quot;;0;[.P15]))+[$д.Q15]" office:value-type="float" office:value="1867" calcext:value-type="float">
            <text:p>1867</text:p>
          </table:table-cell>
          <table:table-cell table:formula="of:=MAX(IF([$з.R15]=&quot;+&quot;;0;[.R14]);IF([$з.R15]=&quot;-&quot;;0;[.Q15]))+[$д.R15]" office:value-type="float" office:value="2038" calcext:value-type="float">
            <text:p>2038</text:p>
          </table:table-cell>
          <table:table-cell table:formula="of:=MAX(IF([$з.S15]=&quot;+&quot;;0;[.S14]);IF([$з.S15]=&quot;-&quot;;0;[.R15]))+[$д.S15]" office:value-type="float" office:value="2046" calcext:value-type="float">
            <text:p>2046</text:p>
          </table:table-cell>
          <table:table-cell table:formula="of:=MAX(IF([$з.T15]=&quot;+&quot;;0;[.T14]);IF([$з.T15]=&quot;-&quot;;0;[.S15]))+[$д.T15]" office:value-type="float" office:value="2192" calcext:value-type="float">
            <text:p>2192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5]+[$д.A16]" office:value-type="float" office:value="744" calcext:value-type="float">
            <text:p>744</text:p>
          </table:table-cell>
          <table:table-cell table:style-name="ce6" table:formula="of:=MAX(IF([$з.B16]=&quot;+&quot;;0;[.B15]);IF([$з.B16]=&quot;-&quot;;0;[.A16]))+[$д.B16]" office:value-type="float" office:value="833" calcext:value-type="float">
            <text:p>833</text:p>
          </table:table-cell>
          <table:table-cell table:style-name="ce8" table:formula="of:=MAX(IF([$з.C16]=&quot;+&quot;;0;[.C15]);IF([$з.C16]=&quot;-&quot;;0;[.B16]))+[$д.C16]" office:value-type="float" office:value="870" calcext:value-type="float">
            <text:p>870</text:p>
          </table:table-cell>
          <table:table-cell table:formula="of:=MAX(IF([$з.D16]=&quot;+&quot;;0;[.D15]);IF([$з.D16]=&quot;-&quot;;0;[.C16]))+[$д.D16]" office:value-type="float" office:value="787" calcext:value-type="float">
            <text:p>787</text:p>
          </table:table-cell>
          <table:table-cell table:formula="of:=MAX(IF([$з.E16]=&quot;+&quot;;0;[.E15]);IF([$з.E16]=&quot;-&quot;;0;[.D16]))+[$д.E16]" office:value-type="float" office:value="1052" calcext:value-type="float">
            <text:p>1052</text:p>
          </table:table-cell>
          <table:table-cell table:formula="of:=MAX(IF([$з.F16]=&quot;+&quot;;0;[.F15]);IF([$з.F16]=&quot;-&quot;;0;[.E16]))+[$д.F16]" office:value-type="float" office:value="1132" calcext:value-type="float">
            <text:p>1132</text:p>
          </table:table-cell>
          <table:table-cell table:formula="of:=MAX(IF([$з.G16]=&quot;+&quot;;0;[.G15]);IF([$з.G16]=&quot;-&quot;;0;[.F16]))+[$д.G16]" office:value-type="float" office:value="1249" calcext:value-type="float">
            <text:p>1249</text:p>
          </table:table-cell>
          <table:table-cell table:formula="of:=MAX(IF([$з.H16]=&quot;+&quot;;0;[.H15]);IF([$з.H16]=&quot;-&quot;;0;[.G16]))+[$д.H16]" office:value-type="float" office:value="1307" calcext:value-type="float">
            <text:p>1307</text:p>
          </table:table-cell>
          <table:table-cell table:formula="of:=MAX(IF([$з.I16]=&quot;+&quot;;0;[.I15]);IF([$з.I16]=&quot;-&quot;;0;[.H16]))+[$д.I16]" office:value-type="float" office:value="1355" calcext:value-type="float">
            <text:p>1355</text:p>
          </table:table-cell>
          <table:table-cell table:formula="of:=MAX(IF([$з.J16]=&quot;+&quot;;0;[.J15]);IF([$з.J16]=&quot;-&quot;;0;[.I16]))+[$д.J16]" office:value-type="float" office:value="1455" calcext:value-type="float">
            <text:p>1455</text:p>
          </table:table-cell>
          <table:table-cell table:formula="of:=MAX(IF([$з.K16]=&quot;+&quot;;0;[.K15]);IF([$з.K16]=&quot;-&quot;;0;[.J16]))+[$д.K16]" office:value-type="float" office:value="1526" calcext:value-type="float">
            <text:p>1526</text:p>
          </table:table-cell>
          <table:table-cell table:formula="of:=MAX(IF([$з.L16]=&quot;+&quot;;0;[.L15]);IF([$з.L16]=&quot;-&quot;;0;[.K16]))+[$д.L16]" office:value-type="float" office:value="1545" calcext:value-type="float">
            <text:p>1545</text:p>
          </table:table-cell>
          <table:table-cell table:formula="of:=MAX(IF([$з.M16]=&quot;+&quot;;0;[.M15]);IF([$з.M16]=&quot;-&quot;;0;[.L16]))+[$д.M16]" office:value-type="float" office:value="1570" calcext:value-type="float">
            <text:p>1570</text:p>
          </table:table-cell>
          <table:table-cell table:formula="of:=MAX(IF([$з.N16]=&quot;+&quot;;0;[.N15]);IF([$з.N16]=&quot;-&quot;;0;[.M16]))+[$д.N16]" office:value-type="float" office:value="1606" calcext:value-type="float">
            <text:p>1606</text:p>
          </table:table-cell>
          <table:table-cell table:formula="of:=MAX(IF([$з.O16]=&quot;+&quot;;0;[.O15]);IF([$з.O16]=&quot;-&quot;;0;[.N16]))+[$д.O16]" office:value-type="float" office:value="1789" calcext:value-type="float">
            <text:p>1789</text:p>
          </table:table-cell>
          <table:table-cell table:formula="of:=MAX(IF([$з.P16]=&quot;+&quot;;0;[.P15]);IF([$з.P16]=&quot;-&quot;;0;[.O16]))+[$д.P16]" office:value-type="float" office:value="1854" calcext:value-type="float">
            <text:p>1854</text:p>
          </table:table-cell>
          <table:table-cell table:style-name="ce8" table:formula="of:=MAX(IF([$з.Q16]=&quot;+&quot;;0;[.Q15]);IF([$з.Q16]=&quot;-&quot;;0;[.P16]))+[$д.Q16]" office:value-type="float" office:value="1905" calcext:value-type="float">
            <text:p>1905</text:p>
          </table:table-cell>
          <table:table-cell table:formula="of:=MAX(IF([$з.R16]=&quot;+&quot;;0;[.R15]);IF([$з.R16]=&quot;-&quot;;0;[.Q16]))+[$д.R16]" office:value-type="float" office:value="2083" calcext:value-type="float">
            <text:p>2083</text:p>
          </table:table-cell>
          <table:table-cell table:formula="of:=MAX(IF([$з.S16]=&quot;+&quot;;0;[.S15]);IF([$з.S16]=&quot;-&quot;;0;[.R16]))+[$д.S16]" office:value-type="float" office:value="2169" calcext:value-type="float">
            <text:p>2169</text:p>
          </table:table-cell>
          <table:table-cell table:formula="of:=MAX(IF([$з.T16]=&quot;+&quot;;0;[.T15]);IF([$з.T16]=&quot;-&quot;;0;[.S16]))+[$д.T16]" office:value-type="float" office:value="2281" calcext:value-type="float">
            <text:p>2281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6]+[$д.A17]" office:value-type="float" office:value="790" calcext:value-type="float">
            <text:p>790</text:p>
          </table:table-cell>
          <table:table-cell table:style-name="ce6" table:formula="of:=MAX(IF([$з.B17]=&quot;+&quot;;0;[.B16]);IF([$з.B17]=&quot;-&quot;;0;[.A17]))+[$д.B17]" office:value-type="float" office:value="876" calcext:value-type="float">
            <text:p>876</text:p>
          </table:table-cell>
          <table:table-cell table:style-name="ce20" table:formula="of:=MAX(IF([$з.C17]=&quot;+&quot;;0;[.C16]);IF([$з.C17]=&quot;-&quot;;0;[.B17]))+[$д.C17]" office:value-type="float" office:value="923" calcext:value-type="float">
            <text:p>923</text:p>
          </table:table-cell>
          <table:table-cell table:style-name="ce6" table:formula="of:=MAX(IF([$з.D17]=&quot;+&quot;;0;[.D16]);IF([$з.D17]=&quot;-&quot;;0;[.C17]))+[$д.D17]" office:value-type="float" office:value="845" calcext:value-type="float">
            <text:p>845</text:p>
          </table:table-cell>
          <table:table-cell table:formula="of:=MAX(IF([$з.E17]=&quot;+&quot;;0;[.E16]);IF([$з.E17]=&quot;-&quot;;0;[.D17]))+[$д.E17]" office:value-type="float" office:value="1086" calcext:value-type="float">
            <text:p>1086</text:p>
          </table:table-cell>
          <table:table-cell table:formula="of:=MAX(IF([$з.F17]=&quot;+&quot;;0;[.F16]);IF([$з.F17]=&quot;-&quot;;0;[.E17]))+[$д.F17]" office:value-type="float" office:value="1221" calcext:value-type="float">
            <text:p>1221</text:p>
          </table:table-cell>
          <table:table-cell table:formula="of:=MAX(IF([$з.G17]=&quot;+&quot;;0;[.G16]);IF([$з.G17]=&quot;-&quot;;0;[.F17]))+[$д.G17]" office:value-type="float" office:value="1288" calcext:value-type="float">
            <text:p>1288</text:p>
          </table:table-cell>
          <table:table-cell table:formula="of:=MAX(IF([$з.H17]=&quot;+&quot;;0;[.H16]);IF([$з.H17]=&quot;-&quot;;0;[.G17]))+[$д.H17]" office:value-type="float" office:value="1333" calcext:value-type="float">
            <text:p>1333</text:p>
          </table:table-cell>
          <table:table-cell table:formula="of:=MAX(IF([$з.I17]=&quot;+&quot;;0;[.I16]);IF([$з.I17]=&quot;-&quot;;0;[.H17]))+[$д.I17]" office:value-type="float" office:value="1396" calcext:value-type="float">
            <text:p>1396</text:p>
          </table:table-cell>
          <table:table-cell table:formula="of:=MAX(IF([$з.J17]=&quot;+&quot;;0;[.J16]);IF([$з.J17]=&quot;-&quot;;0;[.I17]))+[$д.J17]" office:value-type="float" office:value="1464" calcext:value-type="float">
            <text:p>1464</text:p>
          </table:table-cell>
          <table:table-cell table:formula="of:=MAX(IF([$з.K17]=&quot;+&quot;;0;[.K16]);IF([$з.K17]=&quot;-&quot;;0;[.J17]))+[$д.K17]" office:value-type="float" office:value="1539" calcext:value-type="float">
            <text:p>1539</text:p>
          </table:table-cell>
          <table:table-cell table:formula="of:=MAX(IF([$з.L17]=&quot;+&quot;;0;[.L16]);IF([$з.L17]=&quot;-&quot;;0;[.K17]))+[$д.L17]" office:value-type="float" office:value="1615" calcext:value-type="float">
            <text:p>1615</text:p>
          </table:table-cell>
          <table:table-cell table:formula="of:=MAX(IF([$з.M17]=&quot;+&quot;;0;[.M16]);IF([$з.M17]=&quot;-&quot;;0;[.L17]))+[$д.M17]" office:value-type="float" office:value="1625" calcext:value-type="float">
            <text:p>1625</text:p>
          </table:table-cell>
          <table:table-cell table:formula="of:=MAX(IF([$з.N17]=&quot;+&quot;;0;[.N16]);IF([$з.N17]=&quot;-&quot;;0;[.M17]))+[$д.N17]" office:value-type="float" office:value="1650" calcext:value-type="float">
            <text:p>1650</text:p>
          </table:table-cell>
          <table:table-cell table:formula="of:=MAX(IF([$з.O17]=&quot;+&quot;;0;[.O16]);IF([$з.O17]=&quot;-&quot;;0;[.N17]))+[$д.O17]" office:value-type="float" office:value="1885" calcext:value-type="float">
            <text:p>1885</text:p>
          </table:table-cell>
          <table:table-cell table:formula="of:=MAX(IF([$з.P17]=&quot;+&quot;;0;[.P16]);IF([$з.P17]=&quot;-&quot;;0;[.O17]))+[$д.P17]" office:value-type="float" office:value="1962" calcext:value-type="float">
            <text:p>1962</text:p>
          </table:table-cell>
          <table:table-cell table:formula="of:=MAX(IF([$з.Q17]=&quot;+&quot;;0;[.Q16]);IF([$з.Q17]=&quot;-&quot;;0;[.P17]))+[$д.Q17]" office:value-type="float" office:value="1989" calcext:value-type="float">
            <text:p>1989</text:p>
          </table:table-cell>
          <table:table-cell table:formula="of:=MAX(IF([$з.R17]=&quot;+&quot;;0;[.R16]);IF([$з.R17]=&quot;-&quot;;0;[.Q17]))+[$д.R17]" office:value-type="float" office:value="2163" calcext:value-type="float">
            <text:p>2163</text:p>
          </table:table-cell>
          <table:table-cell table:formula="of:=MAX(IF([$з.S17]=&quot;+&quot;;0;[.S16]);IF([$з.S17]=&quot;-&quot;;0;[.R17]))+[$д.S17]" office:value-type="float" office:value="2177" calcext:value-type="float">
            <text:p>2177</text:p>
          </table:table-cell>
          <table:table-cell table:formula="of:=MAX(IF([$з.T17]=&quot;+&quot;;0;[.T16]);IF([$з.T17]=&quot;-&quot;;0;[.S17]))+[$д.T17]" office:value-type="float" office:value="2318" calcext:value-type="float">
            <text:p>2318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7]+[$д.A18]" office:value-type="float" office:value="829" calcext:value-type="float">
            <text:p>829</text:p>
          </table:table-cell>
          <table:table-cell table:style-name="ce6" table:formula="of:=MAX(IF([$з.B18]=&quot;+&quot;;0;[.B17]);IF([$з.B18]=&quot;-&quot;;0;[.A18]))+[$д.B18]" office:value-type="float" office:value="901" calcext:value-type="float">
            <text:p>901</text:p>
          </table:table-cell>
          <table:table-cell table:style-name="ce6" table:formula="of:=MAX(IF([$з.C18]=&quot;+&quot;;0;[.C17]);IF([$з.C18]=&quot;-&quot;;0;[.B18]))+[$д.C18]" office:value-type="float" office:value="960" calcext:value-type="float">
            <text:p>960</text:p>
          </table:table-cell>
          <table:table-cell table:style-name="ce6" table:formula="of:=MAX(IF([$з.D18]=&quot;+&quot;;0;[.D17]);IF([$з.D18]=&quot;-&quot;;0;[.C18]))+[$д.D18]" office:value-type="float" office:value="991" calcext:value-type="float">
            <text:p>991</text:p>
          </table:table-cell>
          <table:table-cell table:formula="of:=MAX(IF([$з.E18]=&quot;+&quot;;0;[.E17]);IF([$з.E18]=&quot;-&quot;;0;[.D18]))+[$д.E18]" office:value-type="float" office:value="1095" calcext:value-type="float">
            <text:p>1095</text:p>
          </table:table-cell>
          <table:table-cell table:formula="of:=MAX(IF([$з.F18]=&quot;+&quot;;0;[.F17]);IF([$з.F18]=&quot;-&quot;;0;[.E18]))+[$д.F18]" office:value-type="float" office:value="1254" calcext:value-type="float">
            <text:p>1254</text:p>
          </table:table-cell>
          <table:table-cell table:formula="of:=MAX(IF([$з.G18]=&quot;+&quot;;0;[.G17]);IF([$з.G18]=&quot;-&quot;;0;[.F18]))+[$д.G18]" office:value-type="float" office:value="1380" calcext:value-type="float">
            <text:p>1380</text:p>
          </table:table-cell>
          <table:table-cell table:formula="of:=MAX(IF([$з.H18]=&quot;+&quot;;0;[.H17]);IF([$з.H18]=&quot;-&quot;;0;[.G18]))+[$д.H18]" office:value-type="float" office:value="1392" calcext:value-type="float">
            <text:p>1392</text:p>
          </table:table-cell>
          <table:table-cell table:formula="of:=MAX(IF([$з.I18]=&quot;+&quot;;0;[.I17]);IF([$з.I18]=&quot;-&quot;;0;[.H18]))+[$д.I18]" office:value-type="float" office:value="1465" calcext:value-type="float">
            <text:p>1465</text:p>
          </table:table-cell>
          <table:table-cell table:formula="of:=MAX(IF([$з.J18]=&quot;+&quot;;0;[.J17]);IF([$з.J18]=&quot;-&quot;;0;[.I18]))+[$д.J18]" office:value-type="float" office:value="1544" calcext:value-type="float">
            <text:p>1544</text:p>
          </table:table-cell>
          <table:table-cell table:formula="of:=MAX(IF([$з.K18]=&quot;+&quot;;0;[.K17]);IF([$з.K18]=&quot;-&quot;;0;[.J18]))+[$д.K18]" office:value-type="float" office:value="1597" calcext:value-type="float">
            <text:p>1597</text:p>
          </table:table-cell>
          <table:table-cell table:formula="of:=MAX(IF([$з.L18]=&quot;+&quot;;0;[.L17]);IF([$з.L18]=&quot;-&quot;;0;[.K18]))+[$д.L18]" office:value-type="float" office:value="1707" calcext:value-type="float">
            <text:p>1707</text:p>
          </table:table-cell>
          <table:table-cell table:formula="of:=MAX(IF([$з.M18]=&quot;+&quot;;0;[.M17]);IF([$з.M18]=&quot;-&quot;;0;[.L18]))+[$д.M18]" office:value-type="float" office:value="1806" calcext:value-type="float">
            <text:p>1806</text:p>
          </table:table-cell>
          <table:table-cell table:formula="of:=MAX(IF([$з.N18]=&quot;+&quot;;0;[.N17]);IF([$з.N18]=&quot;-&quot;;0;[.M18]))+[$д.N18]" office:value-type="float" office:value="1896" calcext:value-type="float">
            <text:p>1896</text:p>
          </table:table-cell>
          <table:table-cell table:formula="of:=MAX(IF([$з.O18]=&quot;+&quot;;0;[.O17]);IF([$з.O18]=&quot;-&quot;;0;[.N18]))+[$д.O18]" office:value-type="float" office:value="1900" calcext:value-type="float">
            <text:p>1900</text:p>
          </table:table-cell>
          <table:table-cell table:formula="of:=MAX(IF([$з.P18]=&quot;+&quot;;0;[.P17]);IF([$з.P18]=&quot;-&quot;;0;[.O18]))+[$д.P18]" office:value-type="float" office:value="1997" calcext:value-type="float">
            <text:p>1997</text:p>
          </table:table-cell>
          <table:table-cell table:formula="of:=MAX(IF([$з.Q18]=&quot;+&quot;;0;[.Q17]);IF([$з.Q18]=&quot;-&quot;;0;[.P18]))+[$д.Q18]" office:value-type="float" office:value="2010" calcext:value-type="float">
            <text:p>2010</text:p>
          </table:table-cell>
          <table:table-cell table:formula="of:=MAX(IF([$з.R18]=&quot;+&quot;;0;[.R17]);IF([$з.R18]=&quot;-&quot;;0;[.Q18]))+[$д.R18]" office:value-type="float" office:value="2203" calcext:value-type="float">
            <text:p>2203</text:p>
          </table:table-cell>
          <table:table-cell table:formula="of:=MAX(IF([$з.S18]=&quot;+&quot;;0;[.S17]);IF([$з.S18]=&quot;-&quot;;0;[.R18]))+[$д.S18]" office:value-type="float" office:value="2270" calcext:value-type="float">
            <text:p>2270</text:p>
          </table:table-cell>
          <table:table-cell table:formula="of:=MAX(IF([$з.T18]=&quot;+&quot;;0;[.T17]);IF([$з.T18]=&quot;-&quot;;0;[.S18]))+[$д.T18]" office:value-type="float" office:value="2404" calcext:value-type="float">
            <text:p>2404</text:p>
          </table:table-cell>
          <table:table-cell table:style-name="Default" table:number-columns-repeated="16364"/>
        </table:table-row>
        <table:table-row table:style-name="ro1">
          <table:table-cell table:style-name="ce3" table:formula="of:=[.A18]+[$д.A19]" office:value-type="float" office:value="841" calcext:value-type="float">
            <text:p>841</text:p>
          </table:table-cell>
          <table:table-cell table:style-name="ce6" table:formula="of:=MAX(IF([$з.B19]=&quot;+&quot;;0;[.B18]);IF([$з.B19]=&quot;-&quot;;0;[.A19]))+[$д.B19]" office:value-type="float" office:value="935" calcext:value-type="float">
            <text:p>935</text:p>
          </table:table-cell>
          <table:table-cell table:style-name="ce6" table:formula="of:=MAX(IF([$з.C19]=&quot;+&quot;;0;[.C18]);IF([$з.C19]=&quot;-&quot;;0;[.B19]))+[$д.C19]" office:value-type="float" office:value="999" calcext:value-type="float">
            <text:p>999</text:p>
          </table:table-cell>
          <table:table-cell table:style-name="ce6" table:formula="of:=MAX(IF([$з.D19]=&quot;+&quot;;0;[.D18]);IF([$з.D19]=&quot;-&quot;;0;[.C19]))+[$д.D19]" office:value-type="float" office:value="1093" calcext:value-type="float">
            <text:p>1093</text:p>
          </table:table-cell>
          <table:table-cell table:formula="of:=MAX(IF([$з.E19]=&quot;+&quot;;0;[.E18]);IF([$з.E19]=&quot;-&quot;;0;[.D19]))+[$д.E19]" office:value-type="float" office:value="1165" calcext:value-type="float">
            <text:p>1165</text:p>
          </table:table-cell>
          <table:table-cell table:formula="of:=MAX(IF([$з.F19]=&quot;+&quot;;0;[.F18]);IF([$з.F19]=&quot;-&quot;;0;[.E19]))+[$д.F19]" office:value-type="float" office:value="1338" calcext:value-type="float">
            <text:p>1338</text:p>
          </table:table-cell>
          <table:table-cell table:formula="of:=MAX(IF([$з.G19]=&quot;+&quot;;0;[.G18]);IF([$з.G19]=&quot;-&quot;;0;[.F19]))+[$д.G19]" office:value-type="float" office:value="1475" calcext:value-type="float">
            <text:p>1475</text:p>
          </table:table-cell>
          <table:table-cell table:formula="of:=MAX(IF([$з.H19]=&quot;+&quot;;0;[.H18]);IF([$з.H19]=&quot;-&quot;;0;[.G19]))+[$д.H19]" office:value-type="float" office:value="1484" calcext:value-type="float">
            <text:p>1484</text:p>
          </table:table-cell>
          <table:table-cell table:formula="of:=MAX(IF([$з.I19]=&quot;+&quot;;0;[.I18]);IF([$з.I19]=&quot;-&quot;;0;[.H19]))+[$д.I19]" office:value-type="float" office:value="1491" calcext:value-type="float">
            <text:p>1491</text:p>
          </table:table-cell>
          <table:table-cell table:formula="of:=MAX(IF([$з.J19]=&quot;+&quot;;0;[.J18]);IF([$з.J19]=&quot;-&quot;;0;[.I19]))+[$д.J19]" office:value-type="float" office:value="1551" calcext:value-type="float">
            <text:p>1551</text:p>
          </table:table-cell>
          <table:table-cell table:formula="of:=MAX(IF([$з.K19]=&quot;+&quot;;0;[.K18]);IF([$з.K19]=&quot;-&quot;;0;[.J19]))+[$д.K19]" office:value-type="float" office:value="1664" calcext:value-type="float">
            <text:p>1664</text:p>
          </table:table-cell>
          <table:table-cell table:formula="of:=MAX(IF([$з.L19]=&quot;+&quot;;0;[.L18]);IF([$з.L19]=&quot;-&quot;;0;[.K19]))+[$д.L19]" office:value-type="float" office:value="1742" calcext:value-type="float">
            <text:p>1742</text:p>
          </table:table-cell>
          <table:table-cell table:formula="of:=MAX(IF([$з.M19]=&quot;+&quot;;0;[.M18]);IF([$з.M19]=&quot;-&quot;;0;[.L19]))+[$д.M19]" office:value-type="float" office:value="1903" calcext:value-type="float">
            <text:p>1903</text:p>
          </table:table-cell>
          <table:table-cell table:formula="of:=MAX(IF([$з.N19]=&quot;+&quot;;0;[.N18]);IF([$з.N19]=&quot;-&quot;;0;[.M19]))+[$д.N19]" office:value-type="float" office:value="1948" calcext:value-type="float">
            <text:p>1948</text:p>
          </table:table-cell>
          <table:table-cell table:formula="of:=MAX(IF([$з.O19]=&quot;+&quot;;0;[.O18]);IF([$з.O19]=&quot;-&quot;;0;[.N19]))+[$д.O19]" office:value-type="float" office:value="2017" calcext:value-type="float">
            <text:p>2017</text:p>
          </table:table-cell>
          <table:table-cell table:formula="of:=MAX(IF([$з.P19]=&quot;+&quot;;0;[.P18]);IF([$з.P19]=&quot;-&quot;;0;[.O19]))+[$д.P19]" office:value-type="float" office:value="2107" calcext:value-type="float">
            <text:p>2107</text:p>
          </table:table-cell>
          <table:table-cell table:formula="of:=MAX(IF([$з.Q19]=&quot;+&quot;;0;[.Q18]);IF([$з.Q19]=&quot;-&quot;;0;[.P19]))+[$д.Q19]" office:value-type="float" office:value="2186" calcext:value-type="float">
            <text:p>2186</text:p>
          </table:table-cell>
          <table:table-cell table:formula="of:=MAX(IF([$з.R19]=&quot;+&quot;;0;[.R18]);IF([$з.R19]=&quot;-&quot;;0;[.Q19]))+[$д.R19]" office:value-type="float" office:value="2232" calcext:value-type="float">
            <text:p>2232</text:p>
          </table:table-cell>
          <table:table-cell table:formula="of:=MAX(IF([$з.S19]=&quot;+&quot;;0;[.S18]);IF([$з.S19]=&quot;-&quot;;0;[.R19]))+[$д.S19]" office:value-type="float" office:value="2331" calcext:value-type="float">
            <text:p>2331</text:p>
          </table:table-cell>
          <table:table-cell table:formula="of:=MAX(IF([$з.T19]=&quot;+&quot;;0;[.T18]);IF([$з.T19]=&quot;-&quot;;0;[.S19]))+[$д.T19]" office:value-type="float" office:value="2490" calcext:value-type="float">
            <text:p>2490</text:p>
          </table:table-cell>
          <table:table-cell table:style-name="Default" table:number-columns-repeated="16364"/>
        </table:table-row>
        <table:table-row table:style-name="ro1">
          <table:table-cell table:style-name="ce4" table:formula="of:=[.A19]+[$д.A20]" office:value-type="float" office:value="864" calcext:value-type="float">
            <text:p>864</text:p>
          </table:table-cell>
          <table:table-cell table:style-name="ce7" table:formula="of:=MAX(IF([$з.B20]=&quot;+&quot;;0;[.B19]);IF([$з.B20]=&quot;-&quot;;0;[.A20]))+[$д.B20]" office:value-type="float" office:value="967" calcext:value-type="float">
            <text:p>967</text:p>
          </table:table-cell>
          <table:table-cell table:style-name="ce7" table:formula="of:=MAX(IF([$з.C20]=&quot;+&quot;;0;[.C19]);IF([$з.C20]=&quot;-&quot;;0;[.B20]))+[$д.C20]" office:value-type="float" office:value="1047" calcext:value-type="float">
            <text:p>1047</text:p>
          </table:table-cell>
          <table:table-cell table:style-name="ce7" table:formula="of:=MAX(IF([$з.D20]=&quot;+&quot;;0;[.D19]);IF([$з.D20]=&quot;-&quot;;0;[.C20]))+[$д.D20]" office:value-type="float" office:value="1185" calcext:value-type="float">
            <text:p>1185</text:p>
          </table:table-cell>
          <table:table-cell table:style-name="ce7" table:formula="of:=MAX(IF([$з.E20]=&quot;+&quot;;0;[.E19]);IF([$з.E20]=&quot;-&quot;;0;[.D20]))+[$д.E20]" office:value-type="float" office:value="1277" calcext:value-type="float">
            <text:p>1277</text:p>
          </table:table-cell>
          <table:table-cell table:style-name="ce7" table:formula="of:=MAX(IF([$з.F20]=&quot;+&quot;;0;[.F19]);IF([$з.F20]=&quot;-&quot;;0;[.E20]))+[$д.F20]" office:value-type="float" office:value="1423" calcext:value-type="float">
            <text:p>1423</text:p>
          </table:table-cell>
          <table:table-cell table:style-name="ce7" table:formula="of:=MAX(IF([$з.G20]=&quot;+&quot;;0;[.G19]);IF([$з.G20]=&quot;-&quot;;0;[.F20]))+[$д.G20]" office:value-type="float" office:value="1541" calcext:value-type="float">
            <text:p>1541</text:p>
          </table:table-cell>
          <table:table-cell table:style-name="ce7" table:formula="of:=MAX(IF([$з.H20]=&quot;+&quot;;0;[.H19]);IF([$з.H20]=&quot;-&quot;;0;[.G20]))+[$д.H20]" office:value-type="float" office:value="1607" calcext:value-type="float">
            <text:p>1607</text:p>
          </table:table-cell>
          <table:table-cell table:style-name="ce7" table:formula="of:=MAX(IF([$з.I20]=&quot;+&quot;;0;[.I19]);IF([$з.I20]=&quot;-&quot;;0;[.H20]))+[$д.I20]" office:value-type="float" office:value="1702" calcext:value-type="float">
            <text:p>1702</text:p>
          </table:table-cell>
          <table:table-cell table:style-name="ce7" table:formula="of:=MAX(IF([$з.J20]=&quot;+&quot;;0;[.J19]);IF([$з.J20]=&quot;-&quot;;0;[.I20]))+[$д.J20]" office:value-type="float" office:value="1773" calcext:value-type="float">
            <text:p>1773</text:p>
          </table:table-cell>
          <table:table-cell table:style-name="ce7" table:formula="of:=MAX(IF([$з.K20]=&quot;+&quot;;0;[.K19]);IF([$з.K20]=&quot;-&quot;;0;[.J20]))+[$д.K20]" office:value-type="float" office:value="1788" calcext:value-type="float">
            <text:p>1788</text:p>
          </table:table-cell>
          <table:table-cell table:style-name="ce7" table:formula="of:=MAX(IF([$з.L20]=&quot;+&quot;;0;[.L19]);IF([$з.L20]=&quot;-&quot;;0;[.K20]))+[$д.L20]" office:value-type="float" office:value="1863" calcext:value-type="float">
            <text:p>1863</text:p>
          </table:table-cell>
          <table:table-cell table:style-name="ce7" table:formula="of:=MAX(IF([$з.M20]=&quot;+&quot;;0;[.M19]);IF([$з.M20]=&quot;-&quot;;0;[.L20]))+[$д.M20]" office:value-type="float" office:value="1958" calcext:value-type="float">
            <text:p>1958</text:p>
          </table:table-cell>
          <table:table-cell table:style-name="ce7" table:formula="of:=MAX(IF([$з.N20]=&quot;+&quot;;0;[.N19]);IF([$з.N20]=&quot;-&quot;;0;[.M20]))+[$д.N20]" office:value-type="float" office:value="1990" calcext:value-type="float">
            <text:p>1990</text:p>
          </table:table-cell>
          <table:table-cell table:style-name="ce7" table:formula="of:=MAX(IF([$з.O20]=&quot;+&quot;;0;[.O19]);IF([$з.O20]=&quot;-&quot;;0;[.N20]))+[$д.O20]" office:value-type="float" office:value="2018" calcext:value-type="float">
            <text:p>2018</text:p>
          </table:table-cell>
          <table:table-cell table:style-name="ce7" table:formula="of:=MAX(IF([$з.P20]=&quot;+&quot;;0;[.P19]);IF([$з.P20]=&quot;-&quot;;0;[.O20]))+[$д.P20]" office:value-type="float" office:value="2196" calcext:value-type="float">
            <text:p>2196</text:p>
          </table:table-cell>
          <table:table-cell table:style-name="ce7" table:formula="of:=MAX(IF([$з.Q20]=&quot;+&quot;;0;[.Q19]);IF([$з.Q20]=&quot;-&quot;;0;[.P20]))+[$д.Q20]" office:value-type="float" office:value="2279" calcext:value-type="float">
            <text:p>2279</text:p>
          </table:table-cell>
          <table:table-cell table:style-name="ce7" table:formula="of:=MAX(IF([$з.R20]=&quot;+&quot;;0;[.R19]);IF([$з.R20]=&quot;-&quot;;0;[.Q20]))+[$д.R20]" office:value-type="float" office:value="2368" calcext:value-type="float">
            <text:p>2368</text:p>
          </table:table-cell>
          <table:table-cell table:style-name="ce7" table:formula="of:=MAX(IF([$з.S20]=&quot;+&quot;;0;[.S19]);IF([$з.S20]=&quot;-&quot;;0;[.R20]))+[$д.S20]" office:value-type="float" office:value="2398" calcext:value-type="float">
            <text:p>2398</text:p>
          </table:table-cell>
          <table:table-cell table:style-name="ce20" table:formula="of:=MAX(IF([$з.T20]=&quot;+&quot;;0;[.T19]);IF([$з.T20]=&quot;-&quot;;0;[.S20]))+[$д.T20]" office:value-type="float" office:value="2527" calcext:value-type="float">
            <text:p>2527</text:p>
          </table:table-cell>
          <table:table-cell table:style-name="Default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 loext:blank-width-char="-1">-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3">00.00.0000</text:date>, <text:time style:data-style-name="N2" text:time-value="19:39:59.28348246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20:56:59.373676600</meta:creation-date>
    <dc:date>2026-05-13T19:47:38.133279305</dc:date>
    <meta:editing-duration>PT8M1S</meta:editing-duration>
    <meta:editing-cycles>2</meta:editing-cycles>
    <meta:generator>LibreOffice/25.8.6.2$Linux_X86_64 LibreOffice_project/580$Build-2</meta:generator>
    <meta:document-statistic meta:table-count="4" meta:cell-count="1600" meta:object-count="0"/>
  </office:meta>
</office:document-meta>
</file>